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6.07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5.26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.78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27.85mm"/>
    </style:style>
    <style:style style:name="co15" style:family="table-column">
      <style:table-column-properties fo:break-before="auto" style:column-width="9.88mm"/>
    </style:style>
    <style:style style:name="co16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59.93mm" svg:height="90.05mm" svg:x="310.28mm" svg:y="14.87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2.696917E-017" calcext:value-type="float">
            <text:p>2.696917E-17</text:p>
          </table:table-cell>
          <table:table-cell office:value-type="float" office:value="1.252513" calcext:value-type="float">
            <text:p>1.252513</text:p>
          </table:table-cell>
          <table:table-cell office:value-type="float" office:value="2.696917E-017" calcext:value-type="float">
            <text:p>2.696917E-17</text:p>
          </table:table-cell>
          <table:table-cell office:value-type="float" office:value="0.001083556" calcext:value-type="float">
            <text:p>0.001083556</text:p>
          </table:table-cell>
          <table:table-cell office:value-type="float" office:value="0.0004815329" calcext:value-type="float">
            <text:p>0.0004815329</text:p>
          </table:table-cell>
          <table:table-cell office:value-type="float" office:value="0.0001681998" calcext:value-type="float">
            <text:p>0.0001681998</text:p>
          </table:table-cell>
          <table:table-cell office:value-type="float" office:value="0.4986303" calcext:value-type="float">
            <text:p>0.4986303</text:p>
          </table:table-cell>
          <table:table-cell office:value-type="float" office:value="0.00007129187" calcext:value-type="float">
            <text:p>7.129187E-05</text:p>
          </table:table-cell>
          <table:table-cell office:value-type="float" office:value="0.0001619856" calcext:value-type="float">
            <text:p>0.0001619856</text:p>
          </table:table-cell>
          <table:table-cell office:value-type="float" office:value="0.0008675673" calcext:value-type="float">
            <text:p>0.0008675673</text:p>
          </table:table-cell>
          <table:table-cell office:value-type="float" office:value="-0.0007960263" calcext:value-type="float">
            <text:p>-0.0007960263</text:p>
          </table:table-cell>
          <table:table-cell office:value-type="float" office:value="-0.0004282018" calcext:value-type="float">
            <text:p>-0.000428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16"/>
        </table:table-row>
        <table:table-row table:style-name="ro1">
          <table:table-cell office:value-type="float" office:value="0.9998239" calcext:value-type="float">
            <text:p>0.9998239</text:p>
          </table:table-cell>
          <table:table-cell office:value-type="float" office:value="0.001694763" calcext:value-type="float">
            <text:p>0.001694763</text:p>
          </table:table-cell>
          <table:table-cell office:value-type="float" office:value="0.9998239" calcext:value-type="float">
            <text:p>0.9998239</text:p>
          </table:table-cell>
          <table:table-cell office:value-type="float" office:value="0.0009875479" calcext:value-type="float">
            <text:p>0.0009875479</text:p>
          </table:table-cell>
          <table:table-cell office:value-type="float" office:value="0.0004835461" calcext:value-type="float">
            <text:p>0.0004835461</text:p>
          </table:table-cell>
          <table:table-cell office:value-type="float" office:value="-0.0003142529" calcext:value-type="float">
            <text:p>-0.0003142529</text:p>
          </table:table-cell>
          <table:table-cell office:value-type="float" office:value="-0.0004255256" calcext:value-type="float">
            <text:p>-0.0004255256</text:p>
          </table:table-cell>
          <table:table-cell office:value-type="float" office:value="-0.000003545138" calcext:value-type="float">
            <text:p>-3.545138E-06</text:p>
          </table:table-cell>
          <table:table-cell office:value-type="float" office:value="-0.0003219071" calcext:value-type="float">
            <text:p>-0.0003219071</text:p>
          </table:table-cell>
          <table:table-cell office:value-type="float" office:value="0.001391662" calcext:value-type="float">
            <text:p>0.001391662</text:p>
          </table:table-cell>
          <table:table-cell office:value-type="float" office:value="-0.000592153" calcext:value-type="float">
            <text:p>-0.000592153</text:p>
          </table:table-cell>
          <table:table-cell office:value-type="float" office:value="-0.000425785" calcext:value-type="float">
            <text:p>-0.000425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16"/>
        </table:table-row>
        <table:table-row table:style-name="ro1">
          <table:table-cell office:value-type="float" office:value="0.000008522468" calcext:value-type="float">
            <text:p>8.522468E-06</text:p>
          </table:table-cell>
          <table:table-cell office:value-type="float" office:value="0.9981758" calcext:value-type="float">
            <text:p>0.9981758</text:p>
          </table:table-cell>
          <table:table-cell office:value-type="float" office:value="0.000008522468" calcext:value-type="float">
            <text:p>8.522468E-06</text:p>
          </table:table-cell>
          <table:table-cell office:value-type="float" office:value="0.0003952551" calcext:value-type="float">
            <text:p>0.0003952551</text:p>
          </table:table-cell>
          <table:table-cell office:value-type="float" office:value="0.0004992426" calcext:value-type="float">
            <text:p>0.0004992426</text:p>
          </table:table-cell>
          <table:table-cell office:value-type="float" office:value="-0.0002804372" calcext:value-type="float">
            <text:p>-0.0002804372</text:p>
          </table:table-cell>
          <table:table-cell office:value-type="float" office:value="0.0001699003" calcext:value-type="float">
            <text:p>0.0001699003</text:p>
          </table:table-cell>
          <table:table-cell office:value-type="float" office:value="0.00006564835" calcext:value-type="float">
            <text:p>6.564835E-05</text:p>
          </table:table-cell>
          <table:table-cell office:value-type="float" office:value="-0.000360425" calcext:value-type="float">
            <text:p>-0.000360425</text:p>
          </table:table-cell>
          <table:table-cell office:value-type="float" office:value="0.0004368258" calcext:value-type="float">
            <text:p>0.0004368258</text:p>
          </table:table-cell>
          <table:table-cell office:value-type="float" office:value="-0.0006143798" calcext:value-type="float">
            <text:p>-0.0006143798</text:p>
          </table:table-cell>
          <table:table-cell office:value-type="float" office:value="-0.0004144599" calcext:value-type="float">
            <text:p>-0.0004144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3038" calcext:value-type="float">
            <text:p>0.1093038</text:p>
          </table:table-cell>
          <table:table-cell table:number-columns-repeated="16"/>
        </table:table-row>
        <table:table-row table:style-name="ro1">
          <table:table-cell office:value-type="float" office:value="0.08715218" calcext:value-type="float">
            <text:p>0.08715218</text:p>
          </table:table-cell>
          <table:table-cell office:value-type="float" office:value="0.7079673" calcext:value-type="float">
            <text:p>0.7079673</text:p>
          </table:table-cell>
          <table:table-cell office:value-type="float" office:value="0.08715218" calcext:value-type="float">
            <text:p>0.08715218</text:p>
          </table:table-cell>
          <table:table-cell office:value-type="float" office:value="0.0005281414" calcext:value-type="float">
            <text:p>0.0005281414</text:p>
          </table:table-cell>
          <table:table-cell office:value-type="float" office:value="0.0003992117" calcext:value-type="float">
            <text:p>0.0003992117</text:p>
          </table:table-cell>
          <table:table-cell office:value-type="float" office:value="-0.0003145619" calcext:value-type="float">
            <text:p>-0.0003145619</text:p>
          </table:table-cell>
          <table:table-cell office:value-type="float" office:value="-0.001103204" calcext:value-type="float">
            <text:p>-0.001103204</text:p>
          </table:table-cell>
          <table:table-cell office:value-type="float" office:value="-0.0004761967" calcext:value-type="float">
            <text:p>-0.0004761967</text:p>
          </table:table-cell>
          <table:table-cell office:value-type="float" office:value="-0.00004315829" calcext:value-type="float">
            <text:p>-4.315829E-05</text:p>
          </table:table-cell>
          <table:table-cell office:value-type="float" office:value="0.001245261" calcext:value-type="float">
            <text:p>0.001245261</text:p>
          </table:table-cell>
          <table:table-cell office:value-type="float" office:value="-0.001055474" calcext:value-type="float">
            <text:p>-0.001055474</text:p>
          </table:table-cell>
          <table:table-cell office:value-type="float" office:value="-0.0002734905" calcext:value-type="float">
            <text:p>-0.0002734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03627" calcext:value-type="float">
            <text:p>0.03103627</text:p>
          </table:table-cell>
          <table:table-cell table:number-columns-repeated="16"/>
        </table:table-row>
        <table:table-row table:style-name="ro1">
          <table:table-cell office:value-type="float" office:value="0.8964437" calcext:value-type="float">
            <text:p>0.8964437</text:p>
          </table:table-cell>
          <table:table-cell office:value-type="float" office:value="0.05521015" calcext:value-type="float">
            <text:p>0.05521015</text:p>
          </table:table-cell>
          <table:table-cell office:value-type="float" office:value="0.8964437" calcext:value-type="float">
            <text:p>0.8964437</text:p>
          </table:table-cell>
          <table:table-cell office:value-type="float" office:value="0.001070925" calcext:value-type="float">
            <text:p>0.001070925</text:p>
          </table:table-cell>
          <table:table-cell office:value-type="float" office:value="0.0003999479" calcext:value-type="float">
            <text:p>0.0003999479</text:p>
          </table:table-cell>
          <table:table-cell office:value-type="float" office:value="-0.0003243173" calcext:value-type="float">
            <text:p>-0.0003243173</text:p>
          </table:table-cell>
          <table:table-cell office:value-type="float" office:value="-0.001284737" calcext:value-type="float">
            <text:p>-0.001284737</text:p>
          </table:table-cell>
          <table:table-cell office:value-type="float" office:value="0.0001163104" calcext:value-type="float">
            <text:p>0.0001163104</text:p>
          </table:table-cell>
          <table:table-cell office:value-type="float" office:value="-0.0002920219" calcext:value-type="float">
            <text:p>-0.0002920219</text:p>
          </table:table-cell>
          <table:table-cell office:value-type="float" office:value="0.001166905" calcext:value-type="float">
            <text:p>0.001166905</text:p>
          </table:table-cell>
          <table:table-cell office:value-type="float" office:value="-0.0003795835" calcext:value-type="float">
            <text:p>-0.0003795835</text:p>
          </table:table-cell>
          <table:table-cell office:value-type="float" office:value="-0.0004175872" calcext:value-type="float">
            <text:p>-0.00041758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8294" calcext:value-type="float">
            <text:p>0.0278294</text:p>
          </table:table-cell>
          <table:table-cell table:number-columns-repeated="16"/>
        </table:table-row>
        <table:table-row table:style-name="ro1">
          <table:table-cell office:value-type="float" office:value="0.2448031" calcext:value-type="float">
            <text:p>0.2448031</text:p>
          </table:table-cell>
          <table:table-cell office:value-type="float" office:value="0.5063409" calcext:value-type="float">
            <text:p>0.5063409</text:p>
          </table:table-cell>
          <table:table-cell office:value-type="float" office:value="0.2448031" calcext:value-type="float">
            <text:p>0.2448031</text:p>
          </table:table-cell>
          <table:table-cell office:value-type="float" office:value="0.0004213844" calcext:value-type="float">
            <text:p>0.0004213844</text:p>
          </table:table-cell>
          <table:table-cell office:value-type="float" office:value="0.0004744798" calcext:value-type="float">
            <text:p>0.0004744798</text:p>
          </table:table-cell>
          <table:table-cell office:value-type="float" office:value="-0.0003158658" calcext:value-type="float">
            <text:p>-0.0003158658</text:p>
          </table:table-cell>
          <table:table-cell office:value-type="float" office:value="-0.0002723476" calcext:value-type="float">
            <text:p>-0.0002723476</text:p>
          </table:table-cell>
          <table:table-cell office:value-type="float" office:value="-0.00004987407" calcext:value-type="float">
            <text:p>-4.987407E-05</text:p>
          </table:table-cell>
          <table:table-cell office:value-type="float" office:value="-0.0001734813" calcext:value-type="float">
            <text:p>-0.0001734813</text:p>
          </table:table-cell>
          <table:table-cell office:value-type="float" office:value="0.0008477275" calcext:value-type="float">
            <text:p>0.0008477275</text:p>
          </table:table-cell>
          <table:table-cell office:value-type="float" office:value="-0.0006231522" calcext:value-type="float">
            <text:p>-0.0006231522</text:p>
          </table:table-cell>
          <table:table-cell office:value-type="float" office:value="-0.0004006056" calcext:value-type="float">
            <text:p>-0.0004006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82344" calcext:value-type="float">
            <text:p>0.02682344</text:p>
          </table:table-cell>
          <table:table-cell table:number-columns-repeated="16"/>
        </table:table-row>
        <table:table-row table:style-name="ro1">
          <table:table-cell office:value-type="float" office:value="0.2040393" calcext:value-type="float">
            <text:p>0.2040393</text:p>
          </table:table-cell>
          <table:table-cell office:value-type="float" office:value="0.550009" calcext:value-type="float">
            <text:p>0.550009</text:p>
          </table:table-cell>
          <table:table-cell office:value-type="float" office:value="0.2040393" calcext:value-type="float">
            <text:p>0.2040393</text:p>
          </table:table-cell>
          <table:table-cell office:value-type="float" office:value="0.000561725" calcext:value-type="float">
            <text:p>0.000561725</text:p>
          </table:table-cell>
          <table:table-cell office:value-type="float" office:value="0.0003994089" calcext:value-type="float">
            <text:p>0.0003994089</text:p>
          </table:table-cell>
          <table:table-cell office:value-type="float" office:value="-0.0002199657" calcext:value-type="float">
            <text:p>-0.0002199657</text:p>
          </table:table-cell>
          <table:table-cell office:value-type="float" office:value="0.00009915099" calcext:value-type="float">
            <text:p>0.000099151</text:p>
          </table:table-cell>
          <table:table-cell office:value-type="float" office:value="0.0001369787" calcext:value-type="float">
            <text:p>0.0001369787</text:p>
          </table:table-cell>
          <table:table-cell office:value-type="float" office:value="-0.00007383393" calcext:value-type="float">
            <text:p>-7.383393E-05</text:p>
          </table:table-cell>
          <table:table-cell office:value-type="float" office:value="0.0009146607" calcext:value-type="float">
            <text:p>0.0009146607</text:p>
          </table:table-cell>
          <table:table-cell office:value-type="float" office:value="-0.001113416" calcext:value-type="float">
            <text:p>-0.001113416</text:p>
          </table:table-cell>
          <table:table-cell office:value-type="float" office:value="-0.0004121787" calcext:value-type="float">
            <text:p>-0.0004121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95552" calcext:value-type="float">
            <text:p>0.02495552</text:p>
          </table:table-cell>
          <table:table-cell table:number-columns-repeated="16"/>
        </table:table-row>
        <table:table-row table:style-name="ro1">
          <table:table-cell office:value-type="float" office:value="0.3179676" calcext:value-type="float">
            <text:p>0.3179676</text:p>
          </table:table-cell>
          <table:table-cell office:value-type="float" office:value="0.4368838" calcext:value-type="float">
            <text:p>0.4368838</text:p>
          </table:table-cell>
          <table:table-cell office:value-type="float" office:value="0.3179676" calcext:value-type="float">
            <text:p>0.3179676</text:p>
          </table:table-cell>
          <table:table-cell office:value-type="float" office:value="0.0004475688" calcext:value-type="float">
            <text:p>0.0004475688</text:p>
          </table:table-cell>
          <table:table-cell office:value-type="float" office:value="0.0004000565" calcext:value-type="float">
            <text:p>0.0004000565</text:p>
          </table:table-cell>
          <table:table-cell office:value-type="float" office:value="-0.0002726816" calcext:value-type="float">
            <text:p>-0.0002726816</text:p>
          </table:table-cell>
          <table:table-cell office:value-type="float" office:value="0.0004378553" calcext:value-type="float">
            <text:p>0.0004378553</text:p>
          </table:table-cell>
          <table:table-cell office:value-type="float" office:value="0.0001258172" calcext:value-type="float">
            <text:p>0.0001258172</text:p>
          </table:table-cell>
          <table:table-cell office:value-type="float" office:value="-0.0000133005" calcext:value-type="float">
            <text:p>-1.33005E-05</text:p>
          </table:table-cell>
          <table:table-cell office:value-type="float" office:value="0.0004908394" calcext:value-type="float">
            <text:p>0.0004908394</text:p>
          </table:table-cell>
          <table:table-cell office:value-type="float" office:value="-0.0005561507" calcext:value-type="float">
            <text:p>-0.0005561507</text:p>
          </table:table-cell>
          <table:table-cell office:value-type="float" office:value="-0.0004045655" calcext:value-type="float">
            <text:p>-0.0004045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69793" calcext:value-type="float">
            <text:p>0.02469793</text:p>
          </table:table-cell>
          <table:table-cell table:number-columns-repeated="16"/>
        </table:table-row>
        <table:table-row table:style-name="ro1">
          <table:table-cell office:value-type="float" office:value="0.1801608" calcext:value-type="float">
            <text:p>0.1801608</text:p>
          </table:table-cell>
          <table:table-cell office:value-type="float" office:value="0.5775763" calcext:value-type="float">
            <text:p>0.5775763</text:p>
          </table:table-cell>
          <table:table-cell office:value-type="float" office:value="0.1801608" calcext:value-type="float">
            <text:p>0.1801608</text:p>
          </table:table-cell>
          <table:table-cell office:value-type="float" office:value="0.000553759" calcext:value-type="float">
            <text:p>0.000553759</text:p>
          </table:table-cell>
          <table:table-cell office:value-type="float" office:value="0.0003988783" calcext:value-type="float">
            <text:p>0.0003988783</text:p>
          </table:table-cell>
          <table:table-cell office:value-type="float" office:value="-0.0002731327" calcext:value-type="float">
            <text:p>-0.0002731327</text:p>
          </table:table-cell>
          <table:table-cell office:value-type="float" office:value="-0.001112239" calcext:value-type="float">
            <text:p>-0.001112239</text:p>
          </table:table-cell>
          <table:table-cell office:value-type="float" office:value="0.0001390262" calcext:value-type="float">
            <text:p>0.0001390262</text:p>
          </table:table-cell>
          <table:table-cell office:value-type="float" office:value="-0.00004483448" calcext:value-type="float">
            <text:p>-4.483448E-05</text:p>
          </table:table-cell>
          <table:table-cell office:value-type="float" office:value="0.0003035589" calcext:value-type="float">
            <text:p>0.0003035589</text:p>
          </table:table-cell>
          <table:table-cell office:value-type="float" office:value="-0.001090534" calcext:value-type="float">
            <text:p>-0.001090534</text:p>
          </table:table-cell>
          <table:table-cell office:value-type="float" office:value="-0.0004225558" calcext:value-type="float">
            <text:p>-0.0004225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68574" calcext:value-type="float">
            <text:p>0.02468574</text:p>
          </table:table-cell>
          <table:table-cell table:number-columns-repeated="16"/>
        </table:table-row>
        <table:table-row table:style-name="ro1">
          <table:table-cell office:value-type="float" office:value="0.7648582" calcext:value-type="float">
            <text:p>0.7648582</text:p>
          </table:table-cell>
          <table:table-cell office:value-type="float" office:value="0.1269363" calcext:value-type="float">
            <text:p>0.1269363</text:p>
          </table:table-cell>
          <table:table-cell office:value-type="float" office:value="0.7648582" calcext:value-type="float">
            <text:p>0.7648582</text:p>
          </table:table-cell>
          <table:table-cell office:value-type="float" office:value="0.0009922342" calcext:value-type="float">
            <text:p>0.0009922342</text:p>
          </table:table-cell>
          <table:table-cell office:value-type="float" office:value="0.000400417" calcext:value-type="float">
            <text:p>0.000400417</text:p>
          </table:table-cell>
          <table:table-cell office:value-type="float" office:value="-0.0003083766" calcext:value-type="float">
            <text:p>-0.0003083766</text:p>
          </table:table-cell>
          <table:table-cell office:value-type="float" office:value="-0.0004574932" calcext:value-type="float">
            <text:p>-0.0004574932</text:p>
          </table:table-cell>
          <table:table-cell office:value-type="float" office:value="0.00006861862" calcext:value-type="float">
            <text:p>6.861862E-05</text:p>
          </table:table-cell>
          <table:table-cell office:value-type="float" office:value="-0.0002810851" calcext:value-type="float">
            <text:p>-0.0002810851</text:p>
          </table:table-cell>
          <table:table-cell office:value-type="float" office:value="0.001072841" calcext:value-type="float">
            <text:p>0.001072841</text:p>
          </table:table-cell>
          <table:table-cell office:value-type="float" office:value="-0.0007219419" calcext:value-type="float">
            <text:p>-0.0007219419</text:p>
          </table:table-cell>
          <table:table-cell office:value-type="float" office:value="-0.0004007623" calcext:value-type="float">
            <text:p>-0.0004007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47402" calcext:value-type="float">
            <text:p>0.02447402</text:p>
          </table:table-cell>
          <table:table-cell table:number-columns-repeated="16"/>
        </table:table-row>
        <table:table-row table:style-name="ro1">
          <table:table-cell office:value-type="float" office:value="0.7811108" calcext:value-type="float">
            <text:p>0.7811108</text:p>
          </table:table-cell>
          <table:table-cell office:value-type="float" office:value="0.1176409" calcext:value-type="float">
            <text:p>0.1176409</text:p>
          </table:table-cell>
          <table:table-cell office:value-type="float" office:value="0.7811108" calcext:value-type="float">
            <text:p>0.7811108</text:p>
          </table:table-cell>
          <table:table-cell office:value-type="float" office:value="0.0009922993" calcext:value-type="float">
            <text:p>0.0009922993</text:p>
          </table:table-cell>
          <table:table-cell office:value-type="float" office:value="0.0003974406" calcext:value-type="float">
            <text:p>0.0003974406</text:p>
          </table:table-cell>
          <table:table-cell office:value-type="float" office:value="-0.000207183" calcext:value-type="float">
            <text:p>-0.000207183</text:p>
          </table:table-cell>
          <table:table-cell office:value-type="float" office:value="-0.0004193437" calcext:value-type="float">
            <text:p>-0.0004193437</text:p>
          </table:table-cell>
          <table:table-cell office:value-type="float" office:value="0.00009030016" calcext:value-type="float">
            <text:p>9.030016E-05</text:p>
          </table:table-cell>
          <table:table-cell office:value-type="float" office:value="-0.0002789127" calcext:value-type="float">
            <text:p>-0.0002789127</text:p>
          </table:table-cell>
          <table:table-cell office:value-type="float" office:value="0.001108991" calcext:value-type="float">
            <text:p>0.001108991</text:p>
          </table:table-cell>
          <table:table-cell office:value-type="float" office:value="-0.0006613857" calcext:value-type="float">
            <text:p>-0.0006613857</text:p>
          </table:table-cell>
          <table:table-cell office:value-type="float" office:value="-0.0004003088" calcext:value-type="float">
            <text:p>-0.0004003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13328" calcext:value-type="float">
            <text:p>0.02413328</text:p>
          </table:table-cell>
          <table:table-cell table:number-columns-repeated="16"/>
        </table:table-row>
        <table:table-row table:style-name="ro1">
          <table:table-cell office:value-type="float" office:value="0.07456318" calcext:value-type="float">
            <text:p>0.07456318</text:p>
          </table:table-cell>
          <table:table-cell office:value-type="float" office:value="0.728392" calcext:value-type="float">
            <text:p>0.728392</text:p>
          </table:table-cell>
          <table:table-cell office:value-type="float" office:value="0.07456318" calcext:value-type="float">
            <text:p>0.07456318</text:p>
          </table:table-cell>
          <table:table-cell office:value-type="float" office:value="0.0009875479" calcext:value-type="float">
            <text:p>0.0009875479</text:p>
          </table:table-cell>
          <table:table-cell office:value-type="float" office:value="0.0004835461" calcext:value-type="float">
            <text:p>0.0004835461</text:p>
          </table:table-cell>
          <table:table-cell office:value-type="float" office:value="-0.0003142529" calcext:value-type="float">
            <text:p>-0.0003142529</text:p>
          </table:table-cell>
          <table:table-cell office:value-type="float" office:value="-0.0004255256" calcext:value-type="float">
            <text:p>-0.0004255256</text:p>
          </table:table-cell>
          <table:table-cell office:value-type="float" office:value="-0.000003519393" calcext:value-type="float">
            <text:p>-3.519393E-06</text:p>
          </table:table-cell>
          <table:table-cell office:value-type="float" office:value="-0.0003311742" calcext:value-type="float">
            <text:p>-0.0003311742</text:p>
          </table:table-cell>
          <table:table-cell office:value-type="float" office:value="-0.00001404664" calcext:value-type="float">
            <text:p>-1.404664E-05</text:p>
          </table:table-cell>
          <table:table-cell office:value-type="float" office:value="-0.000592153" calcext:value-type="float">
            <text:p>-0.000592153</text:p>
          </table:table-cell>
          <table:table-cell office:value-type="float" office:value="-0.000425785" calcext:value-type="float">
            <text:p>-0.000425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93626" calcext:value-type="float">
            <text:p>0.02393626</text:p>
          </table:table-cell>
          <table:table-cell table:number-columns-repeated="16"/>
        </table:table-row>
        <table:table-row table:style-name="ro1">
          <table:table-cell office:value-type="float" office:value="0.02201222" calcext:value-type="float">
            <text:p>0.02201222</text:p>
          </table:table-cell>
          <table:table-cell office:value-type="float" office:value="0.8544472" calcext:value-type="float">
            <text:p>0.8544472</text:p>
          </table:table-cell>
          <table:table-cell office:value-type="float" office:value="0.02201222" calcext:value-type="float">
            <text:p>0.02201222</text:p>
          </table:table-cell>
          <table:table-cell office:value-type="float" office:value="0.0004446029" calcext:value-type="float">
            <text:p>0.0004446029</text:p>
          </table:table-cell>
          <table:table-cell office:value-type="float" office:value="0.0003589316" calcext:value-type="float">
            <text:p>0.0003589316</text:p>
          </table:table-cell>
          <table:table-cell office:value-type="float" office:value="-0.0003056707" calcext:value-type="float">
            <text:p>-0.0003056707</text:p>
          </table:table-cell>
          <table:table-cell office:value-type="float" office:value="-0.0009935475" calcext:value-type="float">
            <text:p>-0.0009935475</text:p>
          </table:table-cell>
          <table:table-cell office:value-type="float" office:value="-0.0007670039" calcext:value-type="float">
            <text:p>-0.0007670039</text:p>
          </table:table-cell>
          <table:table-cell office:value-type="float" office:value="-0.0001608135" calcext:value-type="float">
            <text:p>-0.0001608135</text:p>
          </table:table-cell>
          <table:table-cell office:value-type="float" office:value="0.0004403522" calcext:value-type="float">
            <text:p>0.0004403522</text:p>
          </table:table-cell>
          <table:table-cell office:value-type="float" office:value="-0.001202936" calcext:value-type="float">
            <text:p>-0.001202936</text:p>
          </table:table-cell>
          <table:table-cell office:value-type="float" office:value="-0.0004243435" calcext:value-type="float">
            <text:p>-0.0004243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83136" calcext:value-type="float">
            <text:p>0.02383136</text:p>
          </table:table-cell>
          <table:table-cell table:number-columns-repeated="16"/>
        </table:table-row>
        <table:table-row table:style-name="ro1">
          <table:table-cell office:value-type="float" office:value="0.06714231" calcext:value-type="float">
            <text:p>0.06714231</text:p>
          </table:table-cell>
          <table:table-cell office:value-type="float" office:value="0.742814" calcext:value-type="float">
            <text:p>0.742814</text:p>
          </table:table-cell>
          <table:table-cell office:value-type="float" office:value="0.06714231" calcext:value-type="float">
            <text:p>0.06714231</text:p>
          </table:table-cell>
          <table:table-cell office:value-type="float" office:value="0.0004593998" calcext:value-type="float">
            <text:p>0.0004593998</text:p>
          </table:table-cell>
          <table:table-cell office:value-type="float" office:value="0.0003589316" calcext:value-type="float">
            <text:p>0.0003589316</text:p>
          </table:table-cell>
          <table:table-cell office:value-type="float" office:value="0.000137025" calcext:value-type="float">
            <text:p>0.000137025</text:p>
          </table:table-cell>
          <table:table-cell office:value-type="float" office:value="0.0001385595" calcext:value-type="float">
            <text:p>0.0001385595</text:p>
          </table:table-cell>
          <table:table-cell office:value-type="float" office:value="-0.0007673503" calcext:value-type="float">
            <text:p>-0.0007673503</text:p>
          </table:table-cell>
          <table:table-cell office:value-type="float" office:value="-0.0001895088" calcext:value-type="float">
            <text:p>-0.0001895088</text:p>
          </table:table-cell>
          <table:table-cell office:value-type="float" office:value="0.0004403522" calcext:value-type="float">
            <text:p>0.0004403522</text:p>
          </table:table-cell>
          <table:table-cell office:value-type="float" office:value="-0.001202936" calcext:value-type="float">
            <text:p>-0.001202936</text:p>
          </table:table-cell>
          <table:table-cell office:value-type="float" office:value="-0.0004054065" calcext:value-type="float">
            <text:p>-0.0004054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4776" calcext:value-type="float">
            <text:p>0.0234776</text:p>
          </table:table-cell>
          <table:table-cell table:number-columns-repeated="16"/>
        </table:table-row>
        <table:table-row table:style-name="ro1">
          <table:table-cell office:value-type="float" office:value="0.05636627" calcext:value-type="float">
            <text:p>0.05636627</text:p>
          </table:table-cell>
          <table:table-cell office:value-type="float" office:value="0.7643594" calcext:value-type="float">
            <text:p>0.7643594</text:p>
          </table:table-cell>
          <table:table-cell office:value-type="float" office:value="0.05636627" calcext:value-type="float">
            <text:p>0.05636627</text:p>
          </table:table-cell>
          <table:table-cell office:value-type="float" office:value="0.0005633978" calcext:value-type="float">
            <text:p>0.0005633978</text:p>
          </table:table-cell>
          <table:table-cell office:value-type="float" office:value="0.0003745229" calcext:value-type="float">
            <text:p>0.0003745229</text:p>
          </table:table-cell>
          <table:table-cell office:value-type="float" office:value="-0.0003323005" calcext:value-type="float">
            <text:p>-0.0003323005</text:p>
          </table:table-cell>
          <table:table-cell office:value-type="float" office:value="-0.0004249825" calcext:value-type="float">
            <text:p>-0.0004249825</text:p>
          </table:table-cell>
          <table:table-cell office:value-type="float" office:value="-0.0005149814" calcext:value-type="float">
            <text:p>-0.0005149814</text:p>
          </table:table-cell>
          <table:table-cell office:value-type="float" office:value="-0.0002766688" calcext:value-type="float">
            <text:p>-0.0002766688</text:p>
          </table:table-cell>
          <table:table-cell office:value-type="float" office:value="0.0004401781" calcext:value-type="float">
            <text:p>0.0004401781</text:p>
          </table:table-cell>
          <table:table-cell office:value-type="float" office:value="-0.001044927" calcext:value-type="float">
            <text:p>-0.001044927</text:p>
          </table:table-cell>
          <table:table-cell office:value-type="float" office:value="-0.0004143385" calcext:value-type="float">
            <text:p>-0.0004143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40929" calcext:value-type="float">
            <text:p>0.02340929</text:p>
          </table:table-cell>
          <table:table-cell table:number-columns-repeated="16"/>
        </table:table-row>
        <table:table-row table:style-name="ro1">
          <table:table-cell office:value-type="float" office:value="0.8585911" calcext:value-type="float">
            <text:p>0.8585911</text:p>
          </table:table-cell>
          <table:table-cell office:value-type="float" office:value="0.07417389" calcext:value-type="float">
            <text:p>0.07417389</text:p>
          </table:table-cell>
          <table:table-cell office:value-type="float" office:value="0.8585911" calcext:value-type="float">
            <text:p>0.8585911</text:p>
          </table:table-cell>
          <table:table-cell office:value-type="float" office:value="0.0009473973" calcext:value-type="float">
            <text:p>0.0009473973</text:p>
          </table:table-cell>
          <table:table-cell office:value-type="float" office:value="0.0003434308" calcext:value-type="float">
            <text:p>0.0003434308</text:p>
          </table:table-cell>
          <table:table-cell office:value-type="float" office:value="-0.0002126111" calcext:value-type="float">
            <text:p>-0.0002126111</text:p>
          </table:table-cell>
          <table:table-cell office:value-type="float" office:value="0.00002152764" calcext:value-type="float">
            <text:p>2.152764E-05</text:p>
          </table:table-cell>
          <table:table-cell office:value-type="float" office:value="-0.00004680119" calcext:value-type="float">
            <text:p>-4.680119E-05</text:p>
          </table:table-cell>
          <table:table-cell office:value-type="float" office:value="0.00007930381" calcext:value-type="float">
            <text:p>7.930381E-05</text:p>
          </table:table-cell>
          <table:table-cell office:value-type="float" office:value="0.0004902938" calcext:value-type="float">
            <text:p>0.0004902938</text:p>
          </table:table-cell>
          <table:table-cell office:value-type="float" office:value="-0.0005947082" calcext:value-type="float">
            <text:p>-0.0005947082</text:p>
          </table:table-cell>
          <table:table-cell office:value-type="float" office:value="-0.0004052275" calcext:value-type="float">
            <text:p>-0.0004052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33725" calcext:value-type="float">
            <text:p>0.02333725</text:p>
          </table:table-cell>
          <table:table-cell table:number-columns-repeated="16"/>
        </table:table-row>
        <table:table-row table:style-name="ro1">
          <table:table-cell office:value-type="float" office:value="0.1937576" calcext:value-type="float">
            <text:p>0.1937576</text:p>
          </table:table-cell>
          <table:table-cell office:value-type="float" office:value="0.5626154" calcext:value-type="float">
            <text:p>0.5626154</text:p>
          </table:table-cell>
          <table:table-cell office:value-type="float" office:value="0.1937576" calcext:value-type="float">
            <text:p>0.1937576</text:p>
          </table:table-cell>
          <table:table-cell office:value-type="float" office:value="0.001066234" calcext:value-type="float">
            <text:p>0.001066234</text:p>
          </table:table-cell>
          <table:table-cell office:value-type="float" office:value="0.000405013" calcext:value-type="float">
            <text:p>0.000405013</text:p>
          </table:table-cell>
          <table:table-cell office:value-type="float" office:value="-0.0003281095" calcext:value-type="float">
            <text:p>-0.0003281095</text:p>
          </table:table-cell>
          <table:table-cell office:value-type="float" office:value="-0.001293629" calcext:value-type="float">
            <text:p>-0.001293629</text:p>
          </table:table-cell>
          <table:table-cell office:value-type="float" office:value="0.0001009811" calcext:value-type="float">
            <text:p>0.0001009811</text:p>
          </table:table-cell>
          <table:table-cell office:value-type="float" office:value="0.00006694308" calcext:value-type="float">
            <text:p>6.694308E-05</text:p>
          </table:table-cell>
          <table:table-cell office:value-type="float" office:value="0.0009369702" calcext:value-type="float">
            <text:p>0.0009369702</text:p>
          </table:table-cell>
          <table:table-cell office:value-type="float" office:value="-0.000612238" calcext:value-type="float">
            <text:p>-0.000612238</text:p>
          </table:table-cell>
          <table:table-cell office:value-type="float" office:value="-0.0004263937" calcext:value-type="float">
            <text:p>-0.00042639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96105" calcext:value-type="float">
            <text:p>0.02296105</text:p>
          </table:table-cell>
          <table:table-cell table:number-columns-repeated="16"/>
        </table:table-row>
        <table:table-row table:style-name="ro1">
          <table:table-cell office:value-type="float" office:value="0.4677421" calcext:value-type="float">
            <text:p>0.4677421</text:p>
          </table:table-cell>
          <table:table-cell office:value-type="float" office:value="0.3169641" calcext:value-type="float">
            <text:p>0.3169641</text:p>
          </table:table-cell>
          <table:table-cell office:value-type="float" office:value="0.4677421" calcext:value-type="float">
            <text:p>0.4677421</text:p>
          </table:table-cell>
          <table:table-cell office:value-type="float" office:value="0.0004046975" calcext:value-type="float">
            <text:p>0.0004046975</text:p>
          </table:table-cell>
          <table:table-cell office:value-type="float" office:value="0.0004882233" calcext:value-type="float">
            <text:p>0.0004882233</text:p>
          </table:table-cell>
          <table:table-cell office:value-type="float" office:value="-0.0003284217" calcext:value-type="float">
            <text:p>-0.0003284217</text:p>
          </table:table-cell>
          <table:table-cell office:value-type="float" office:value="-0.0004242787" calcext:value-type="float">
            <text:p>-0.0004242787</text:p>
          </table:table-cell>
          <table:table-cell office:value-type="float" office:value="0.000003298159" calcext:value-type="float">
            <text:p>3.298159E-06</text:p>
          </table:table-cell>
          <table:table-cell office:value-type="float" office:value="-0.0003460792" calcext:value-type="float">
            <text:p>-0.0003460792</text:p>
          </table:table-cell>
          <table:table-cell office:value-type="float" office:value="0.0004719781" calcext:value-type="float">
            <text:p>0.0004719781</text:p>
          </table:table-cell>
          <table:table-cell office:value-type="float" office:value="-0.0006536959" calcext:value-type="float">
            <text:p>-0.0006536959</text:p>
          </table:table-cell>
          <table:table-cell office:value-type="float" office:value="-0.0004826669" calcext:value-type="float">
            <text:p>-0.0004826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38006" calcext:value-type="float">
            <text:p>0.02238006</text:p>
          </table:table-cell>
          <table:table-cell table:number-columns-repeated="16"/>
        </table:table-row>
        <table:table-row table:style-name="ro1">
          <table:table-cell office:value-type="float" office:value="0.28161" calcext:value-type="float">
            <text:p>0.28161</text:p>
          </table:table-cell>
          <table:table-cell office:value-type="float" office:value="0.4718147" calcext:value-type="float">
            <text:p>0.4718147</text:p>
          </table:table-cell>
          <table:table-cell office:value-type="float" office:value="0.28161" calcext:value-type="float">
            <text:p>0.28161</text:p>
          </table:table-cell>
          <table:table-cell office:value-type="float" office:value="0.0009922122" calcext:value-type="float">
            <text:p>0.0009922122</text:p>
          </table:table-cell>
          <table:table-cell office:value-type="float" office:value="0.0003955418" calcext:value-type="float">
            <text:p>0.0003955418</text:p>
          </table:table-cell>
          <table:table-cell office:value-type="float" office:value="0.0000872974" calcext:value-type="float">
            <text:p>8.72974E-05</text:p>
          </table:table-cell>
          <table:table-cell office:value-type="float" office:value="-0.0007277926" calcext:value-type="float">
            <text:p>-0.0007277926</text:p>
          </table:table-cell>
          <table:table-cell office:value-type="float" office:value="0.000003161887" calcext:value-type="float">
            <text:p>3.161887E-06</text:p>
          </table:table-cell>
          <table:table-cell office:value-type="float" office:value="-0.0003288166" calcext:value-type="float">
            <text:p>-0.0003288166</text:p>
          </table:table-cell>
          <table:table-cell office:value-type="float" office:value="0.001359782" calcext:value-type="float">
            <text:p>0.001359782</text:p>
          </table:table-cell>
          <table:table-cell office:value-type="float" office:value="-0.0006902797" calcext:value-type="float">
            <text:p>-0.0006902797</text:p>
          </table:table-cell>
          <table:table-cell office:value-type="float" office:value="-0.0004049182" calcext:value-type="float">
            <text:p>-0.0004049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31883" calcext:value-type="float">
            <text:p>0.02231883</text:p>
          </table:table-cell>
          <table:table-cell table:number-columns-repeated="16"/>
        </table:table-row>
        <table:table-row table:style-name="ro1">
          <table:table-cell office:value-type="float" office:value="0.713069" calcext:value-type="float">
            <text:p>0.713069</text:p>
          </table:table-cell>
          <table:table-cell office:value-type="float" office:value="0.1573083" calcext:value-type="float">
            <text:p>0.1573083</text:p>
          </table:table-cell>
          <table:table-cell office:value-type="float" office:value="0.713069" calcext:value-type="float">
            <text:p>0.713069</text:p>
          </table:table-cell>
          <table:table-cell office:value-type="float" office:value="0.0008874431" calcext:value-type="float">
            <text:p>0.0008874431</text:p>
          </table:table-cell>
          <table:table-cell office:value-type="float" office:value="0.0004007591" calcext:value-type="float">
            <text:p>0.0004007591</text:p>
          </table:table-cell>
          <table:table-cell office:value-type="float" office:value="-0.0002315711" calcext:value-type="float">
            <text:p>-0.0002315711</text:p>
          </table:table-cell>
          <table:table-cell office:value-type="float" office:value="-0.0002724972" calcext:value-type="float">
            <text:p>-0.0002724972</text:p>
          </table:table-cell>
          <table:table-cell office:value-type="float" office:value="-0.0001322443" calcext:value-type="float">
            <text:p>-0.0001322443</text:p>
          </table:table-cell>
          <table:table-cell office:value-type="float" office:value="-0.0003017406" calcext:value-type="float">
            <text:p>-0.0003017406</text:p>
          </table:table-cell>
          <table:table-cell office:value-type="float" office:value="0.001420617" calcext:value-type="float">
            <text:p>0.001420617</text:p>
          </table:table-cell>
          <table:table-cell office:value-type="float" office:value="-0.0006653075" calcext:value-type="float">
            <text:p>-0.0006653075</text:p>
          </table:table-cell>
          <table:table-cell office:value-type="float" office:value="-0.00040913" calcext:value-type="float">
            <text:p>-0.00040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31827" calcext:value-type="float">
            <text:p>0.02231827</text:p>
          </table:table-cell>
          <table:table-cell table:number-columns-repeated="16"/>
        </table:table-row>
        <table:table-row table:style-name="ro1">
          <table:table-cell office:value-type="float" office:value="0.04189896" calcext:value-type="float">
            <text:p>0.04189896</text:p>
          </table:table-cell>
          <table:table-cell office:value-type="float" office:value="0.798205" calcext:value-type="float">
            <text:p>0.798205</text:p>
          </table:table-cell>
          <table:table-cell office:value-type="float" office:value="0.04189896" calcext:value-type="float">
            <text:p>0.04189896</text:p>
          </table:table-cell>
          <table:table-cell office:value-type="float" office:value="0.0005441587" calcext:value-type="float">
            <text:p>0.0005441587</text:p>
          </table:table-cell>
          <table:table-cell office:value-type="float" office:value="0.0003522284" calcext:value-type="float">
            <text:p>0.0003522284</text:p>
          </table:table-cell>
          <table:table-cell office:value-type="float" office:value="-0.0003245571" calcext:value-type="float">
            <text:p>-0.0003245571</text:p>
          </table:table-cell>
          <table:table-cell office:value-type="float" office:value="-0.001140193" calcext:value-type="float">
            <text:p>-0.001140193</text:p>
          </table:table-cell>
          <table:table-cell office:value-type="float" office:value="-0.0007151338" calcext:value-type="float">
            <text:p>-0.0007151338</text:p>
          </table:table-cell>
          <table:table-cell office:value-type="float" office:value="-0.0003681025" calcext:value-type="float">
            <text:p>-0.0003681025</text:p>
          </table:table-cell>
          <table:table-cell office:value-type="float" office:value="0.0005455156" calcext:value-type="float">
            <text:p>0.0005455156</text:p>
          </table:table-cell>
          <table:table-cell office:value-type="float" office:value="-0.001037882" calcext:value-type="float">
            <text:p>-0.001037882</text:p>
          </table:table-cell>
          <table:table-cell office:value-type="float" office:value="-0.0004850042" calcext:value-type="float">
            <text:p>-0.0004850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18901" calcext:value-type="float">
            <text:p>0.02118901</text:p>
          </table:table-cell>
          <table:table-cell table:number-columns-repeated="16"/>
        </table:table-row>
        <table:table-row table:style-name="ro1">
          <table:table-cell office:value-type="float" office:value="0.04971115" calcext:value-type="float">
            <text:p>0.04971115</text:p>
          </table:table-cell>
          <table:table-cell office:value-type="float" office:value="0.7795685" calcext:value-type="float">
            <text:p>0.7795685</text:p>
          </table:table-cell>
          <table:table-cell office:value-type="float" office:value="0.04971115" calcext:value-type="float">
            <text:p>0.04971115</text:p>
          </table:table-cell>
          <table:table-cell office:value-type="float" office:value="0.0005412363" calcext:value-type="float">
            <text:p>0.0005412363</text:p>
          </table:table-cell>
          <table:table-cell office:value-type="float" office:value="0.0003572151" calcext:value-type="float">
            <text:p>0.0003572151</text:p>
          </table:table-cell>
          <table:table-cell office:value-type="float" office:value="-0.0003266944" calcext:value-type="float">
            <text:p>-0.0003266944</text:p>
          </table:table-cell>
          <table:table-cell office:value-type="float" office:value="-0.001167665" calcext:value-type="float">
            <text:p>-0.001167665</text:p>
          </table:table-cell>
          <table:table-cell office:value-type="float" office:value="-0.0004329253" calcext:value-type="float">
            <text:p>-0.0004329253</text:p>
          </table:table-cell>
          <table:table-cell office:value-type="float" office:value="-0.0002727375" calcext:value-type="float">
            <text:p>-0.0002727375</text:p>
          </table:table-cell>
          <table:table-cell office:value-type="float" office:value="0.0003874958" calcext:value-type="float">
            <text:p>0.0003874958</text:p>
          </table:table-cell>
          <table:table-cell office:value-type="float" office:value="-0.001060043" calcext:value-type="float">
            <text:p>-0.001060043</text:p>
          </table:table-cell>
          <table:table-cell office:value-type="float" office:value="-0.0004159017" calcext:value-type="float">
            <text:p>-0.0004159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76434" calcext:value-type="float">
            <text:p>0.02076434</text:p>
          </table:table-cell>
          <table:table-cell table:number-columns-repeated="16"/>
        </table:table-row>
        <table:table-row table:style-name="ro1">
          <table:table-cell office:value-type="float" office:value="0.1678605" calcext:value-type="float">
            <text:p>0.1678605</text:p>
          </table:table-cell>
          <table:table-cell office:value-type="float" office:value="0.5919718" calcext:value-type="float">
            <text:p>0.5919718</text:p>
          </table:table-cell>
          <table:table-cell office:value-type="float" office:value="0.1678605" calcext:value-type="float">
            <text:p>0.1678605</text:p>
          </table:table-cell>
          <table:table-cell office:value-type="float" office:value="0.0004593998" calcext:value-type="float">
            <text:p>0.0004593998</text:p>
          </table:table-cell>
          <table:table-cell office:value-type="float" office:value="0.0004821752" calcext:value-type="float">
            <text:p>0.0004821752</text:p>
          </table:table-cell>
          <table:table-cell office:value-type="float" office:value="-0.0002847055" calcext:value-type="float">
            <text:p>-0.0002847055</text:p>
          </table:table-cell>
          <table:table-cell office:value-type="float" office:value="0.000597577" calcext:value-type="float">
            <text:p>0.000597577</text:p>
          </table:table-cell>
          <table:table-cell office:value-type="float" office:value="0.0001394314" calcext:value-type="float">
            <text:p>0.0001394314</text:p>
          </table:table-cell>
          <table:table-cell office:value-type="float" office:value="-0.00002389809" calcext:value-type="float">
            <text:p>-2.389809E-05</text:p>
          </table:table-cell>
          <table:table-cell office:value-type="float" office:value="0.0008066582" calcext:value-type="float">
            <text:p>0.0008066582</text:p>
          </table:table-cell>
          <table:table-cell office:value-type="float" office:value="-0.001009109" calcext:value-type="float">
            <text:p>-0.001009109</text:p>
          </table:table-cell>
          <table:table-cell office:value-type="float" office:value="-0.000317749" calcext:value-type="float">
            <text:p>-0.000317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61714" calcext:value-type="float">
            <text:p>0.02061714</text:p>
          </table:table-cell>
          <table:table-cell table:number-columns-repeated="16"/>
        </table:table-row>
        <table:table-row table:style-name="ro1">
          <table:table-cell office:value-type="float" office:value="0.1012683" calcext:value-type="float">
            <text:p>0.1012683</text:p>
          </table:table-cell>
          <table:table-cell office:value-type="float" office:value="0.6841597" calcext:value-type="float">
            <text:p>0.6841597</text:p>
          </table:table-cell>
          <table:table-cell office:value-type="float" office:value="0.1012683" calcext:value-type="float">
            <text:p>0.1012683</text:p>
          </table:table-cell>
          <table:table-cell office:value-type="float" office:value="0.0005621461" calcext:value-type="float">
            <text:p>0.0005621461</text:p>
          </table:table-cell>
          <table:table-cell office:value-type="float" office:value="0.0004051436" calcext:value-type="float">
            <text:p>0.0004051436</text:p>
          </table:table-cell>
          <table:table-cell office:value-type="float" office:value="-0.0003883854" calcext:value-type="float">
            <text:p>-0.0003883854</text:p>
          </table:table-cell>
          <table:table-cell office:value-type="float" office:value="-0.0006795123" calcext:value-type="float">
            <text:p>-0.0006795123</text:p>
          </table:table-cell>
          <table:table-cell office:value-type="float" office:value="-0.000870895" calcext:value-type="float">
            <text:p>-0.000870895</text:p>
          </table:table-cell>
          <table:table-cell office:value-type="float" office:value="-0.0003320981" calcext:value-type="float">
            <text:p>-0.0003320981</text:p>
          </table:table-cell>
          <table:table-cell office:value-type="float" office:value="0.0004779878" calcext:value-type="float">
            <text:p>0.0004779878</text:p>
          </table:table-cell>
          <table:table-cell office:value-type="float" office:value="-0.001081612" calcext:value-type="float">
            <text:p>-0.001081612</text:p>
          </table:table-cell>
          <table:table-cell office:value-type="float" office:value="-0.000479381" calcext:value-type="float">
            <text:p>-0.000479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35829" calcext:value-type="float">
            <text:p>0.02035829</text:p>
          </table:table-cell>
          <table:table-cell table:number-columns-repeated="16"/>
        </table:table-row>
        <table:table-row table:style-name="ro1">
          <table:table-cell office:value-type="float" office:value="0.983783" calcext:value-type="float">
            <text:p>0.983783</text:p>
          </table:table-cell>
          <table:table-cell office:value-type="float" office:value="0.009629926" calcext:value-type="float">
            <text:p>0.009629926</text:p>
          </table:table-cell>
          <table:table-cell office:value-type="float" office:value="0.983783" calcext:value-type="float">
            <text:p>0.983783</text:p>
          </table:table-cell>
          <table:table-cell office:value-type="float" office:value="0.0009815729" calcext:value-type="float">
            <text:p>0.0009815729</text:p>
          </table:table-cell>
          <table:table-cell office:value-type="float" office:value="0.0004830554" calcext:value-type="float">
            <text:p>0.0004830554</text:p>
          </table:table-cell>
          <table:table-cell office:value-type="float" office:value="-0.0003142529" calcext:value-type="float">
            <text:p>-0.0003142529</text:p>
          </table:table-cell>
          <table:table-cell office:value-type="float" office:value="0.00003505349" calcext:value-type="float">
            <text:p>3.505349E-05</text:p>
          </table:table-cell>
          <table:table-cell office:value-type="float" office:value="0.0001192166" calcext:value-type="float">
            <text:p>0.0001192166</text:p>
          </table:table-cell>
          <table:table-cell office:value-type="float" office:value="-0.0003392558" calcext:value-type="float">
            <text:p>-0.0003392558</text:p>
          </table:table-cell>
          <table:table-cell office:value-type="float" office:value="0.001358129" calcext:value-type="float">
            <text:p>0.001358129</text:p>
          </table:table-cell>
          <table:table-cell office:value-type="float" office:value="-0.0006008645" calcext:value-type="float">
            <text:p>-0.0006008645</text:p>
          </table:table-cell>
          <table:table-cell office:value-type="float" office:value="-0.0003168604" calcext:value-type="float">
            <text:p>-0.00031686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11509" calcext:value-type="float">
            <text:p>0.02011509</text:p>
          </table:table-cell>
          <table:table-cell table:number-columns-repeated="16"/>
        </table:table-row>
        <table:table-row table:style-name="ro1">
          <table:table-cell office:value-type="float" office:value="0.2293797" calcext:value-type="float">
            <text:p>0.2293797</text:p>
          </table:table-cell>
          <table:table-cell office:value-type="float" office:value="0.5225853" calcext:value-type="float">
            <text:p>0.5225853</text:p>
          </table:table-cell>
          <table:table-cell office:value-type="float" office:value="0.2293797" calcext:value-type="float">
            <text:p>0.2293797</text:p>
          </table:table-cell>
          <table:table-cell office:value-type="float" office:value="0.0005799101" calcext:value-type="float">
            <text:p>0.0005799101</text:p>
          </table:table-cell>
          <table:table-cell office:value-type="float" office:value="0.0004025246" calcext:value-type="float">
            <text:p>0.0004025246</text:p>
          </table:table-cell>
          <table:table-cell office:value-type="float" office:value="-0.0003226571" calcext:value-type="float">
            <text:p>-0.0003226571</text:p>
          </table:table-cell>
          <table:table-cell office:value-type="float" office:value="-0.0003154605" calcext:value-type="float">
            <text:p>-0.0003154605</text:p>
          </table:table-cell>
          <table:table-cell office:value-type="float" office:value="-0.0005417011" calcext:value-type="float">
            <text:p>-0.0005417011</text:p>
          </table:table-cell>
          <table:table-cell office:value-type="float" office:value="-0.0002222238" calcext:value-type="float">
            <text:p>-0.0002222238</text:p>
          </table:table-cell>
          <table:table-cell office:value-type="float" office:value="0.0004691124" calcext:value-type="float">
            <text:p>0.0004691124</text:p>
          </table:table-cell>
          <table:table-cell office:value-type="float" office:value="-0.00104411" calcext:value-type="float">
            <text:p>-0.00104411</text:p>
          </table:table-cell>
          <table:table-cell office:value-type="float" office:value="-0.0004180459" calcext:value-type="float">
            <text:p>-0.0004180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89681" calcext:value-type="float">
            <text:p>0.01989681</text:p>
          </table:table-cell>
          <table:table-cell table:number-columns-repeated="16"/>
        </table:table-row>
        <table:table-row table:style-name="ro1">
          <table:table-cell office:value-type="float" office:value="0.6095222" calcext:value-type="float">
            <text:p>0.6095222</text:p>
          </table:table-cell>
          <table:table-cell office:value-type="float" office:value="0.2214362" calcext:value-type="float">
            <text:p>0.2214362</text:p>
          </table:table-cell>
          <table:table-cell office:value-type="float" office:value="0.6095222" calcext:value-type="float">
            <text:p>0.6095222</text:p>
          </table:table-cell>
          <table:table-cell office:value-type="float" office:value="0.000538819" calcext:value-type="float">
            <text:p>0.000538819</text:p>
          </table:table-cell>
          <table:table-cell office:value-type="float" office:value="0.0003992038" calcext:value-type="float">
            <text:p>0.0003992038</text:p>
          </table:table-cell>
          <table:table-cell office:value-type="float" office:value="-0.0003332699" calcext:value-type="float">
            <text:p>-0.0003332699</text:p>
          </table:table-cell>
          <table:table-cell office:value-type="float" office:value="-0.00106534" calcext:value-type="float">
            <text:p>-0.00106534</text:p>
          </table:table-cell>
          <table:table-cell office:value-type="float" office:value="0.00003563115" calcext:value-type="float">
            <text:p>3.563115E-05</text:p>
          </table:table-cell>
          <table:table-cell office:value-type="float" office:value="-0.00004893932" calcext:value-type="float">
            <text:p>-4.893932E-05</text:p>
          </table:table-cell>
          <table:table-cell office:value-type="float" office:value="0.001226328" calcext:value-type="float">
            <text:p>0.001226328</text:p>
          </table:table-cell>
          <table:table-cell office:value-type="float" office:value="-0.001093077" calcext:value-type="float">
            <text:p>-0.001093077</text:p>
          </table:table-cell>
          <table:table-cell office:value-type="float" office:value="-0.0002667633" calcext:value-type="float">
            <text:p>-0.00026676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65094" calcext:value-type="float">
            <text:p>0.01965094</text:p>
          </table:table-cell>
          <table:table-cell table:number-columns-repeated="16"/>
        </table:table-row>
        <table:table-row table:style-name="ro1">
          <table:table-cell office:value-type="float" office:value="0.6429239" calcext:value-type="float">
            <text:p>0.6429239</text:p>
          </table:table-cell>
          <table:table-cell office:value-type="float" office:value="0.1997294" calcext:value-type="float">
            <text:p>0.1997294</text:p>
          </table:table-cell>
          <table:table-cell office:value-type="float" office:value="0.6429239" calcext:value-type="float">
            <text:p>0.6429239</text:p>
          </table:table-cell>
          <table:table-cell office:value-type="float" office:value="0.0005078017" calcext:value-type="float">
            <text:p>0.0005078017</text:p>
          </table:table-cell>
          <table:table-cell office:value-type="float" office:value="0.0003999806" calcext:value-type="float">
            <text:p>0.0003999806</text:p>
          </table:table-cell>
          <table:table-cell office:value-type="float" office:value="-0.000313077" calcext:value-type="float">
            <text:p>-0.000313077</text:p>
          </table:table-cell>
          <table:table-cell office:value-type="float" office:value="0.0003232108" calcext:value-type="float">
            <text:p>0.0003232108</text:p>
          </table:table-cell>
          <table:table-cell office:value-type="float" office:value="-0.0000369373" calcext:value-type="float">
            <text:p>-3.69373E-05</text:p>
          </table:table-cell>
          <table:table-cell office:value-type="float" office:value="-0.00002117352" calcext:value-type="float">
            <text:p>-2.117352E-05</text:p>
          </table:table-cell>
          <table:table-cell office:value-type="float" office:value="0.001137241" calcext:value-type="float">
            <text:p>0.001137241</text:p>
          </table:table-cell>
          <table:table-cell office:value-type="float" office:value="-0.001088546" calcext:value-type="float">
            <text:p>-0.001088546</text:p>
          </table:table-cell>
          <table:table-cell office:value-type="float" office:value="-0.0004254686" calcext:value-type="float">
            <text:p>-0.0004254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4075" calcext:value-type="float">
            <text:p>0.0194075</text:p>
          </table:table-cell>
          <table:table-cell table:number-columns-repeated="16"/>
        </table:table-row>
        <table:table-row table:style-name="ro1">
          <table:table-cell office:value-type="float" office:value="0.7240863" calcext:value-type="float">
            <text:p>0.7240863</text:p>
          </table:table-cell>
          <table:table-cell office:value-type="float" office:value="0.1505552" calcext:value-type="float">
            <text:p>0.1505552</text:p>
          </table:table-cell>
          <table:table-cell office:value-type="float" office:value="0.7240863" calcext:value-type="float">
            <text:p>0.7240863</text:p>
          </table:table-cell>
          <table:table-cell office:value-type="float" office:value="0.0005527263" calcext:value-type="float">
            <text:p>0.0005527263</text:p>
          </table:table-cell>
          <table:table-cell office:value-type="float" office:value="0.0005023694" calcext:value-type="float">
            <text:p>0.0005023694</text:p>
          </table:table-cell>
          <table:table-cell office:value-type="float" office:value="-0.0003201446" calcext:value-type="float">
            <text:p>-0.0003201446</text:p>
          </table:table-cell>
          <table:table-cell office:value-type="float" office:value="-0.0002487165" calcext:value-type="float">
            <text:p>-0.0002487165</text:p>
          </table:table-cell>
          <table:table-cell office:value-type="float" office:value="-0.00009912306" calcext:value-type="float">
            <text:p>-9.912306E-05</text:p>
          </table:table-cell>
          <table:table-cell office:value-type="float" office:value="-0.000007293072" calcext:value-type="float">
            <text:p>-7.293072E-06</text:p>
          </table:table-cell>
          <table:table-cell office:value-type="float" office:value="0.001425293" calcext:value-type="float">
            <text:p>0.001425293</text:p>
          </table:table-cell>
          <table:table-cell office:value-type="float" office:value="-0.0006884567" calcext:value-type="float">
            <text:p>-0.0006884567</text:p>
          </table:table-cell>
          <table:table-cell office:value-type="float" office:value="-0.0001910281" calcext:value-type="float">
            <text:p>-0.0001910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32073" calcext:value-type="float">
            <text:p>0.01932073</text:p>
          </table:table-cell>
          <table:table-cell table:number-columns-repeated="16"/>
        </table:table-row>
        <table:table-row table:style-name="ro1">
          <table:table-cell office:value-type="float" office:value="0.4474514" calcext:value-type="float">
            <text:p>0.4474514</text:p>
          </table:table-cell>
          <table:table-cell office:value-type="float" office:value="0.3327024" calcext:value-type="float">
            <text:p>0.3327024</text:p>
          </table:table-cell>
          <table:table-cell office:value-type="float" office:value="0.4474514" calcext:value-type="float">
            <text:p>0.4474514</text:p>
          </table:table-cell>
          <table:table-cell office:value-type="float" office:value="0.0008882649" calcext:value-type="float">
            <text:p>0.0008882649</text:p>
          </table:table-cell>
          <table:table-cell office:value-type="float" office:value="0.0003974406" calcext:value-type="float">
            <text:p>0.0003974406</text:p>
          </table:table-cell>
          <table:table-cell office:value-type="float" office:value="-0.000207183" calcext:value-type="float">
            <text:p>-0.000207183</text:p>
          </table:table-cell>
          <table:table-cell office:value-type="float" office:value="-0.0004240187" calcext:value-type="float">
            <text:p>-0.0004240187</text:p>
          </table:table-cell>
          <table:table-cell office:value-type="float" office:value="0.00009810297" calcext:value-type="float">
            <text:p>0.000098103</text:p>
          </table:table-cell>
          <table:table-cell office:value-type="float" office:value="-0.0002780869" calcext:value-type="float">
            <text:p>-0.0002780869</text:p>
          </table:table-cell>
          <table:table-cell office:value-type="float" office:value="0.001108612" calcext:value-type="float">
            <text:p>0.001108612</text:p>
          </table:table-cell>
          <table:table-cell office:value-type="float" office:value="-0.0006526184" calcext:value-type="float">
            <text:p>-0.0006526184</text:p>
          </table:table-cell>
          <table:table-cell office:value-type="float" office:value="-0.0004090475" calcext:value-type="float">
            <text:p>-0.0004090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19226" calcext:value-type="float">
            <text:p>0.01919226</text:p>
          </table:table-cell>
          <table:table-cell table:number-columns-repeated="16"/>
        </table:table-row>
        <table:table-row table:style-name="ro1">
          <table:table-cell office:value-type="float" office:value="0.001860249" calcext:value-type="float">
            <text:p>0.001860249</text:p>
          </table:table-cell>
          <table:table-cell office:value-type="float" office:value="0.9581376" calcext:value-type="float">
            <text:p>0.9581376</text:p>
          </table:table-cell>
          <table:table-cell office:value-type="float" office:value="0.001860249" calcext:value-type="float">
            <text:p>0.001860249</text:p>
          </table:table-cell>
          <table:table-cell office:value-type="float" office:value="0.0005445557" calcext:value-type="float">
            <text:p>0.0005445557</text:p>
          </table:table-cell>
          <table:table-cell office:value-type="float" office:value="0.0003533203" calcext:value-type="float">
            <text:p>0.0003533203</text:p>
          </table:table-cell>
          <table:table-cell office:value-type="float" office:value="-0.0003413737" calcext:value-type="float">
            <text:p>-0.0003413737</text:p>
          </table:table-cell>
          <table:table-cell office:value-type="float" office:value="0.0002660113" calcext:value-type="float">
            <text:p>0.0002660113</text:p>
          </table:table-cell>
          <table:table-cell office:value-type="float" office:value="-0.0006893298" calcext:value-type="float">
            <text:p>-0.0006893298</text:p>
          </table:table-cell>
          <table:table-cell office:value-type="float" office:value="-0.0003083686" calcext:value-type="float">
            <text:p>-0.0003083686</text:p>
          </table:table-cell>
          <table:table-cell office:value-type="float" office:value="0.000360489" calcext:value-type="float">
            <text:p>0.000360489</text:p>
          </table:table-cell>
          <table:table-cell office:value-type="float" office:value="-0.0005581387" calcext:value-type="float">
            <text:p>-0.0005581387</text:p>
          </table:table-cell>
          <table:table-cell office:value-type="float" office:value="0.0001383126" calcext:value-type="float">
            <text:p>0.0001383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17747" calcext:value-type="float">
            <text:p>0.01917747</text:p>
          </table:table-cell>
          <table:table-cell table:number-columns-repeated="16"/>
        </table:table-row>
        <table:table-row table:style-name="ro1">
          <table:table-cell office:value-type="float" office:value="0.6941359" calcext:value-type="float">
            <text:p>0.6941359</text:p>
          </table:table-cell>
          <table:table-cell office:value-type="float" office:value="0.1689182" calcext:value-type="float">
            <text:p>0.1689182</text:p>
          </table:table-cell>
          <table:table-cell office:value-type="float" office:value="0.6941359" calcext:value-type="float">
            <text:p>0.6941359</text:p>
          </table:table-cell>
          <table:table-cell office:value-type="float" office:value="0.0005278815" calcext:value-type="float">
            <text:p>0.0005278815</text:p>
          </table:table-cell>
          <table:table-cell office:value-type="float" office:value="0.0004004477" calcext:value-type="float">
            <text:p>0.0004004477</text:p>
          </table:table-cell>
          <table:table-cell office:value-type="float" office:value="-0.0003265556" calcext:value-type="float">
            <text:p>-0.0003265556</text:p>
          </table:table-cell>
          <table:table-cell office:value-type="float" office:value="-0.0007472701" calcext:value-type="float">
            <text:p>-0.0007472701</text:p>
          </table:table-cell>
          <table:table-cell office:value-type="float" office:value="-0.0004814899" calcext:value-type="float">
            <text:p>-0.0004814899</text:p>
          </table:table-cell>
          <table:table-cell office:value-type="float" office:value="-0.0002723669" calcext:value-type="float">
            <text:p>-0.0002723669</text:p>
          </table:table-cell>
          <table:table-cell office:value-type="float" office:value="0.001262094" calcext:value-type="float">
            <text:p>0.001262094</text:p>
          </table:table-cell>
          <table:table-cell office:value-type="float" office:value="-0.001140597" calcext:value-type="float">
            <text:p>-0.001140597</text:p>
          </table:table-cell>
          <table:table-cell office:value-type="float" office:value="-0.0004163104" calcext:value-type="float">
            <text:p>-0.0004163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14484" calcext:value-type="float">
            <text:p>0.01914484</text:p>
          </table:table-cell>
          <table:table-cell table:number-columns-repeated="16"/>
        </table:table-row>
        <table:table-row table:style-name="ro1">
          <table:table-cell office:value-type="float" office:value="0.4801931" calcext:value-type="float">
            <text:p>0.4801931</text:p>
          </table:table-cell>
          <table:table-cell office:value-type="float" office:value="0.3090069" calcext:value-type="float">
            <text:p>0.3090069</text:p>
          </table:table-cell>
          <table:table-cell office:value-type="float" office:value="0.4801931" calcext:value-type="float">
            <text:p>0.4801931</text:p>
          </table:table-cell>
          <table:table-cell office:value-type="float" office:value="0.0009458293" calcext:value-type="float">
            <text:p>0.0009458293</text:p>
          </table:table-cell>
          <table:table-cell office:value-type="float" office:value="0.0004007591" calcext:value-type="float">
            <text:p>0.0004007591</text:p>
          </table:table-cell>
          <table:table-cell office:value-type="float" office:value="0.00007419622" calcext:value-type="float">
            <text:p>7.419622E-05</text:p>
          </table:table-cell>
          <table:table-cell office:value-type="float" office:value="-0.0002724972" calcext:value-type="float">
            <text:p>-0.0002724972</text:p>
          </table:table-cell>
          <table:table-cell office:value-type="float" office:value="0.00003687256" calcext:value-type="float">
            <text:p>3.687256E-05</text:p>
          </table:table-cell>
          <table:table-cell office:value-type="float" office:value="-0.0003017406" calcext:value-type="float">
            <text:p>-0.0003017406</text:p>
          </table:table-cell>
          <table:table-cell office:value-type="float" office:value="0.001420617" calcext:value-type="float">
            <text:p>0.001420617</text:p>
          </table:table-cell>
          <table:table-cell office:value-type="float" office:value="-0.0006260607" calcext:value-type="float">
            <text:p>-0.0006260607</text:p>
          </table:table-cell>
          <table:table-cell office:value-type="float" office:value="-0.00040913" calcext:value-type="float">
            <text:p>-0.00040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13655" calcext:value-type="float">
            <text:p>0.01913655</text:p>
          </table:table-cell>
          <table:table-cell table:number-columns-repeated="16"/>
        </table:table-row>
        <table:table-row table:style-name="ro1">
          <table:table-cell office:value-type="float" office:value="0.4926539" calcext:value-type="float">
            <text:p>0.4926539</text:p>
          </table:table-cell>
          <table:table-cell office:value-type="float" office:value="0.300257" calcext:value-type="float">
            <text:p>0.300257</text:p>
          </table:table-cell>
          <table:table-cell office:value-type="float" office:value="0.4926539" calcext:value-type="float">
            <text:p>0.4926539</text:p>
          </table:table-cell>
          <table:table-cell office:value-type="float" office:value="0.0005321359" calcext:value-type="float">
            <text:p>0.0005321359</text:p>
          </table:table-cell>
          <table:table-cell office:value-type="float" office:value="0.0004036668" calcext:value-type="float">
            <text:p>0.0004036668</text:p>
          </table:table-cell>
          <table:table-cell office:value-type="float" office:value="0.0001333035" calcext:value-type="float">
            <text:p>0.0001333035</text:p>
          </table:table-cell>
          <table:table-cell office:value-type="float" office:value="-0.0008057629" calcext:value-type="float">
            <text:p>-0.0008057629</text:p>
          </table:table-cell>
          <table:table-cell office:value-type="float" office:value="0.00008221751" calcext:value-type="float">
            <text:p>8.221751E-05</text:p>
          </table:table-cell>
          <table:table-cell office:value-type="float" office:value="-0.0004216844" calcext:value-type="float">
            <text:p>-0.0004216844</text:p>
          </table:table-cell>
          <table:table-cell office:value-type="float" office:value="0.001236326" calcext:value-type="float">
            <text:p>0.001236326</text:p>
          </table:table-cell>
          <table:table-cell office:value-type="float" office:value="-0.001093048" calcext:value-type="float">
            <text:p>-0.001093048</text:p>
          </table:table-cell>
          <table:table-cell office:value-type="float" office:value="-0.0004091622" calcext:value-type="float">
            <text:p>-0.00040916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99205" calcext:value-type="float">
            <text:p>0.01899205</text:p>
          </table:table-cell>
          <table:table-cell table:number-columns-repeated="16"/>
        </table:table-row>
        <table:table-row table:style-name="ro1">
          <table:table-cell office:value-type="float" office:value="0.363112" calcext:value-type="float">
            <text:p>0.363112</text:p>
          </table:table-cell>
          <table:table-cell office:value-type="float" office:value="0.3991624" calcext:value-type="float">
            <text:p>0.3991624</text:p>
          </table:table-cell>
          <table:table-cell office:value-type="float" office:value="0.363112" calcext:value-type="float">
            <text:p>0.363112</text:p>
          </table:table-cell>
          <table:table-cell office:value-type="float" office:value="0.0004973356" calcext:value-type="float">
            <text:p>0.0004973356</text:p>
          </table:table-cell>
          <table:table-cell office:value-type="float" office:value="0.0003992372" calcext:value-type="float">
            <text:p>0.0003992372</text:p>
          </table:table-cell>
          <table:table-cell office:value-type="float" office:value="-0.0003062029" calcext:value-type="float">
            <text:p>-0.0003062029</text:p>
          </table:table-cell>
          <table:table-cell office:value-type="float" office:value="0.0005504076" calcext:value-type="float">
            <text:p>0.0005504076</text:p>
          </table:table-cell>
          <table:table-cell office:value-type="float" office:value="-0.0000002001081" calcext:value-type="float">
            <text:p>-2.001081E-07</text:p>
          </table:table-cell>
          <table:table-cell office:value-type="float" office:value="-0.0000713658" calcext:value-type="float">
            <text:p>-7.13658E-05</text:p>
          </table:table-cell>
          <table:table-cell office:value-type="float" office:value="0.001418343" calcext:value-type="float">
            <text:p>0.001418343</text:p>
          </table:table-cell>
          <table:table-cell office:value-type="float" office:value="-0.0005467311" calcext:value-type="float">
            <text:p>-0.0005467311</text:p>
          </table:table-cell>
          <table:table-cell office:value-type="float" office:value="-0.000220223" calcext:value-type="float">
            <text:p>-0.000220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77911" calcext:value-type="float">
            <text:p>0.01877911</text:p>
          </table:table-cell>
          <table:table-cell table:number-columns-repeated="16"/>
        </table:table-row>
        <table:table-row table:style-name="ro1">
          <table:table-cell office:value-type="float" office:value="0.3008718" calcext:value-type="float">
            <text:p>0.3008718</text:p>
          </table:table-cell>
          <table:table-cell office:value-type="float" office:value="0.4540124" calcext:value-type="float">
            <text:p>0.4540124</text:p>
          </table:table-cell>
          <table:table-cell office:value-type="float" office:value="0.3008718" calcext:value-type="float">
            <text:p>0.3008718</text:p>
          </table:table-cell>
          <table:table-cell office:value-type="float" office:value="0.001238602" calcext:value-type="float">
            <text:p>0.001238602</text:p>
          </table:table-cell>
          <table:table-cell office:value-type="float" office:value="0.0004697971" calcext:value-type="float">
            <text:p>0.0004697971</text:p>
          </table:table-cell>
          <table:table-cell office:value-type="float" office:value="-0.000279194" calcext:value-type="float">
            <text:p>-0.000279194</text:p>
          </table:table-cell>
          <table:table-cell office:value-type="float" office:value="-0.001079212" calcext:value-type="float">
            <text:p>-0.001079212</text:p>
          </table:table-cell>
          <table:table-cell office:value-type="float" office:value="0.0001009811" calcext:value-type="float">
            <text:p>0.0001009811</text:p>
          </table:table-cell>
          <table:table-cell office:value-type="float" office:value="0.00006694308" calcext:value-type="float">
            <text:p>6.694308E-05</text:p>
          </table:table-cell>
          <table:table-cell office:value-type="float" office:value="0.0009163356" calcext:value-type="float">
            <text:p>0.0009163356</text:p>
          </table:table-cell>
          <table:table-cell office:value-type="float" office:value="-0.000612238" calcext:value-type="float">
            <text:p>-0.000612238</text:p>
          </table:table-cell>
          <table:table-cell office:value-type="float" office:value="-0.0004263937" calcext:value-type="float">
            <text:p>-0.00042639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75864" calcext:value-type="float">
            <text:p>0.01875864</text:p>
          </table:table-cell>
          <table:table-cell table:number-columns-repeated="16"/>
        </table:table-row>
        <table:table-row table:style-name="ro1">
          <table:table-cell office:value-type="float" office:value="0.7477214" calcext:value-type="float">
            <text:p>0.7477214</text:p>
          </table:table-cell>
          <table:table-cell office:value-type="float" office:value="0.1370946" calcext:value-type="float">
            <text:p>0.1370946</text:p>
          </table:table-cell>
          <table:table-cell office:value-type="float" office:value="0.7477214" calcext:value-type="float">
            <text:p>0.7477214</text:p>
          </table:table-cell>
          <table:table-cell office:value-type="float" office:value="0.0006010975" calcext:value-type="float">
            <text:p>0.0006010975</text:p>
          </table:table-cell>
          <table:table-cell office:value-type="float" office:value="0.0004157137" calcext:value-type="float">
            <text:p>0.0004157137</text:p>
          </table:table-cell>
          <table:table-cell office:value-type="float" office:value="-0.0003021904" calcext:value-type="float">
            <text:p>-0.0003021904</text:p>
          </table:table-cell>
          <table:table-cell office:value-type="float" office:value="0.0005255735" calcext:value-type="float">
            <text:p>0.0005255735</text:p>
          </table:table-cell>
          <table:table-cell office:value-type="float" office:value="0.000235985" calcext:value-type="float">
            <text:p>0.000235985</text:p>
          </table:table-cell>
          <table:table-cell office:value-type="float" office:value="-0.00003423375" calcext:value-type="float">
            <text:p>-3.423375E-05</text:p>
          </table:table-cell>
          <table:table-cell office:value-type="float" office:value="0.001335308" calcext:value-type="float">
            <text:p>0.001335308</text:p>
          </table:table-cell>
          <table:table-cell office:value-type="float" office:value="-0.00108604" calcext:value-type="float">
            <text:p>-0.00108604</text:p>
          </table:table-cell>
          <table:table-cell office:value-type="float" office:value="-0.0003087265" calcext:value-type="float">
            <text:p>-0.00030872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71927" calcext:value-type="float">
            <text:p>0.01871927</text:p>
          </table:table-cell>
          <table:table-cell table:number-columns-repeated="16"/>
        </table:table-row>
        <table:table-row table:style-name="ro1">
          <table:table-cell office:value-type="float" office:value="0.004178161" calcext:value-type="float">
            <text:p>0.004178161</text:p>
          </table:table-cell>
          <table:table-cell office:value-type="float" office:value="0.9363268" calcext:value-type="float">
            <text:p>0.9363268</text:p>
          </table:table-cell>
          <table:table-cell office:value-type="float" office:value="0.004178161" calcext:value-type="float">
            <text:p>0.004178161</text:p>
          </table:table-cell>
          <table:table-cell office:value-type="float" office:value="0.0004402823" calcext:value-type="float">
            <text:p>0.0004402823</text:p>
          </table:table-cell>
          <table:table-cell office:value-type="float" office:value="0.0003999428" calcext:value-type="float">
            <text:p>0.0003999428</text:p>
          </table:table-cell>
          <table:table-cell office:value-type="float" office:value="-0.0003413883" calcext:value-type="float">
            <text:p>-0.0003413883</text:p>
          </table:table-cell>
          <table:table-cell office:value-type="float" office:value="-0.0005262796" calcext:value-type="float">
            <text:p>-0.0005262796</text:p>
          </table:table-cell>
          <table:table-cell office:value-type="float" office:value="0.0001350809" calcext:value-type="float">
            <text:p>0.0001350809</text:p>
          </table:table-cell>
          <table:table-cell office:value-type="float" office:value="-0.0003083686" calcext:value-type="float">
            <text:p>-0.0003083686</text:p>
          </table:table-cell>
          <table:table-cell office:value-type="float" office:value="0.0001379353" calcext:value-type="float">
            <text:p>0.0001379353</text:p>
          </table:table-cell>
          <table:table-cell office:value-type="float" office:value="-0.0004543404" calcext:value-type="float">
            <text:p>-0.0004543404</text:p>
          </table:table-cell>
          <table:table-cell office:value-type="float" office:value="-0.0004193855" calcext:value-type="float">
            <text:p>-0.00041938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9233" calcext:value-type="float">
            <text:p>0.01859233</text:p>
          </table:table-cell>
          <table:table-cell table:number-columns-repeated="16"/>
        </table:table-row>
        <table:table-row table:style-name="ro1">
          <table:table-cell office:value-type="float" office:value="0.2588941" calcext:value-type="float">
            <text:p>0.2588941</text:p>
          </table:table-cell>
          <table:table-cell office:value-type="float" office:value="0.4924065" calcext:value-type="float">
            <text:p>0.4924065</text:p>
          </table:table-cell>
          <table:table-cell office:value-type="float" office:value="0.2588941" calcext:value-type="float">
            <text:p>0.2588941</text:p>
          </table:table-cell>
          <table:table-cell office:value-type="float" office:value="0.0005799101" calcext:value-type="float">
            <text:p>0.0005799101</text:p>
          </table:table-cell>
          <table:table-cell office:value-type="float" office:value="0.0003992825" calcext:value-type="float">
            <text:p>0.0003992825</text:p>
          </table:table-cell>
          <table:table-cell office:value-type="float" office:value="-0.0003336216" calcext:value-type="float">
            <text:p>-0.0003336216</text:p>
          </table:table-cell>
          <table:table-cell office:value-type="float" office:value="0.00009104782" calcext:value-type="float">
            <text:p>9.104782E-05</text:p>
          </table:table-cell>
          <table:table-cell office:value-type="float" office:value="-0.00009027204" calcext:value-type="float">
            <text:p>-0.000090272</text:p>
          </table:table-cell>
          <table:table-cell office:value-type="float" office:value="-0.00007397832" calcext:value-type="float">
            <text:p>-7.397832E-05</text:p>
          </table:table-cell>
          <table:table-cell office:value-type="float" office:value="0.0002734544" calcext:value-type="float">
            <text:p>0.0002734544</text:p>
          </table:table-cell>
          <table:table-cell office:value-type="float" office:value="-0.001093548" calcext:value-type="float">
            <text:p>-0.001093548</text:p>
          </table:table-cell>
          <table:table-cell office:value-type="float" office:value="-0.0004180459" calcext:value-type="float">
            <text:p>-0.0004180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35588" calcext:value-type="float">
            <text:p>0.01835588</text:p>
          </table:table-cell>
          <table:table-cell table:number-columns-repeated="16"/>
        </table:table-row>
        <table:table-row table:style-name="ro1">
          <table:table-cell office:value-type="float" office:value="0.01078327" calcext:value-type="float">
            <text:p>0.01078327</text:p>
          </table:table-cell>
          <table:table-cell office:value-type="float" office:value="0.8990628" calcext:value-type="float">
            <text:p>0.8990628</text:p>
          </table:table-cell>
          <table:table-cell office:value-type="float" office:value="0.01078327" calcext:value-type="float">
            <text:p>0.01078327</text:p>
          </table:table-cell>
          <table:table-cell office:value-type="float" office:value="0.0003635902" calcext:value-type="float">
            <text:p>0.0003635902</text:p>
          </table:table-cell>
          <table:table-cell office:value-type="float" office:value="0.0003771982" calcext:value-type="float">
            <text:p>0.0003771982</text:p>
          </table:table-cell>
          <table:table-cell office:value-type="float" office:value="0.0003001046" calcext:value-type="float">
            <text:p>0.0003001046</text:p>
          </table:table-cell>
          <table:table-cell office:value-type="float" office:value="-0.0009830374" calcext:value-type="float">
            <text:p>-0.0009830374</text:p>
          </table:table-cell>
          <table:table-cell office:value-type="float" office:value="0.0001107504" calcext:value-type="float">
            <text:p>0.0001107504</text:p>
          </table:table-cell>
          <table:table-cell office:value-type="float" office:value="-0.0002787068" calcext:value-type="float">
            <text:p>-0.0002787068</text:p>
          </table:table-cell>
          <table:table-cell office:value-type="float" office:value="0.001363795" calcext:value-type="float">
            <text:p>0.001363795</text:p>
          </table:table-cell>
          <table:table-cell office:value-type="float" office:value="-0.0006567246" calcext:value-type="float">
            <text:p>-0.0006567246</text:p>
          </table:table-cell>
          <table:table-cell office:value-type="float" office:value="-0.000405092" calcext:value-type="float">
            <text:p>-0.000405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74286" calcext:value-type="float">
            <text:p>0.01774286</text:p>
          </table:table-cell>
          <table:table-cell table:number-columns-repeated="16"/>
        </table:table-row>
        <table:table-row table:style-name="ro1">
          <table:table-cell office:value-type="float" office:value="0.1200652" calcext:value-type="float">
            <text:p>0.1200652</text:p>
          </table:table-cell>
          <table:table-cell office:value-type="float" office:value="0.6551479" calcext:value-type="float">
            <text:p>0.6551479</text:p>
          </table:table-cell>
          <table:table-cell office:value-type="float" office:value="0.1200652" calcext:value-type="float">
            <text:p>0.1200652</text:p>
          </table:table-cell>
          <table:table-cell office:value-type="float" office:value="0.000544113" calcext:value-type="float">
            <text:p>0.000544113</text:p>
          </table:table-cell>
          <table:table-cell office:value-type="float" office:value="0.0003522284" calcext:value-type="float">
            <text:p>0.0003522284</text:p>
          </table:table-cell>
          <table:table-cell office:value-type="float" office:value="-0.0003278205" calcext:value-type="float">
            <text:p>-0.0003278205</text:p>
          </table:table-cell>
          <table:table-cell office:value-type="float" office:value="0.0001935004" calcext:value-type="float">
            <text:p>0.0001935004</text:p>
          </table:table-cell>
          <table:table-cell office:value-type="float" office:value="-0.0005354076" calcext:value-type="float">
            <text:p>-0.0005354076</text:p>
          </table:table-cell>
          <table:table-cell office:value-type="float" office:value="-0.0003686139" calcext:value-type="float">
            <text:p>-0.0003686139</text:p>
          </table:table-cell>
          <table:table-cell office:value-type="float" office:value="0.0004392192" calcext:value-type="float">
            <text:p>0.0004392192</text:p>
          </table:table-cell>
          <table:table-cell office:value-type="float" office:value="-0.001079815" calcext:value-type="float">
            <text:p>-0.001079815</text:p>
          </table:table-cell>
          <table:table-cell office:value-type="float" office:value="-0.0004255366" calcext:value-type="float">
            <text:p>-0.0004255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73693" calcext:value-type="float">
            <text:p>0.01773693</text:p>
          </table:table-cell>
          <table:table-cell table:number-columns-repeated="16"/>
        </table:table-row>
        <table:table-row table:style-name="ro1">
          <table:table-cell office:value-type="float" office:value="0.1292506" calcext:value-type="float">
            <text:p>0.1292506</text:p>
          </table:table-cell>
          <table:table-cell office:value-type="float" office:value="0.642029" calcext:value-type="float">
            <text:p>0.642029</text:p>
          </table:table-cell>
          <table:table-cell office:value-type="float" office:value="0.1292506" calcext:value-type="float">
            <text:p>0.1292506</text:p>
          </table:table-cell>
          <table:table-cell office:value-type="float" office:value="0.0005555027" calcext:value-type="float">
            <text:p>0.0005555027</text:p>
          </table:table-cell>
          <table:table-cell office:value-type="float" office:value="0.0003522284" calcext:value-type="float">
            <text:p>0.0003522284</text:p>
          </table:table-cell>
          <table:table-cell office:value-type="float" office:value="-0.0003245571" calcext:value-type="float">
            <text:p>-0.0003245571</text:p>
          </table:table-cell>
          <table:table-cell office:value-type="float" office:value="0.0003610948" calcext:value-type="float">
            <text:p>0.0003610948</text:p>
          </table:table-cell>
          <table:table-cell office:value-type="float" office:value="-0.0005354076" calcext:value-type="float">
            <text:p>-0.0005354076</text:p>
          </table:table-cell>
          <table:table-cell office:value-type="float" office:value="-0.0000402251" calcext:value-type="float">
            <text:p>-4.02251E-05</text:p>
          </table:table-cell>
          <table:table-cell office:value-type="float" office:value="0.0004392192" calcext:value-type="float">
            <text:p>0.0004392192</text:p>
          </table:table-cell>
          <table:table-cell office:value-type="float" office:value="-0.001079803" calcext:value-type="float">
            <text:p>-0.001079803</text:p>
          </table:table-cell>
          <table:table-cell office:value-type="float" office:value="-0.0002536642" calcext:value-type="float">
            <text:p>-0.0002536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6801" calcext:value-type="float">
            <text:p>0.01766801</text:p>
          </table:table-cell>
          <table:table-cell table:number-columns-repeated="16"/>
        </table:table-row>
        <table:table-row table:style-name="ro1">
          <table:table-cell office:value-type="float" office:value="0.5743118" calcext:value-type="float">
            <text:p>0.5743118</text:p>
          </table:table-cell>
          <table:table-cell office:value-type="float" office:value="0.2434938" calcext:value-type="float">
            <text:p>0.2434938</text:p>
          </table:table-cell>
          <table:table-cell office:value-type="float" office:value="0.5743118" calcext:value-type="float">
            <text:p>0.5743118</text:p>
          </table:table-cell>
          <table:table-cell office:value-type="float" office:value="0.0004441042" calcext:value-type="float">
            <text:p>0.0004441042</text:p>
          </table:table-cell>
          <table:table-cell office:value-type="float" office:value="0.0004667012" calcext:value-type="float">
            <text:p>0.0004667012</text:p>
          </table:table-cell>
          <table:table-cell office:value-type="float" office:value="-0.0003212736" calcext:value-type="float">
            <text:p>-0.0003212736</text:p>
          </table:table-cell>
          <table:table-cell office:value-type="float" office:value="-0.0003622848" calcext:value-type="float">
            <text:p>-0.0003622848</text:p>
          </table:table-cell>
          <table:table-cell office:value-type="float" office:value="0.00002598544" calcext:value-type="float">
            <text:p>2.598544E-05</text:p>
          </table:table-cell>
          <table:table-cell office:value-type="float" office:value="-0.0003978394" calcext:value-type="float">
            <text:p>-0.0003978394</text:p>
          </table:table-cell>
          <table:table-cell office:value-type="float" office:value="0.001117308" calcext:value-type="float">
            <text:p>0.001117308</text:p>
          </table:table-cell>
          <table:table-cell office:value-type="float" office:value="-0.0006542558" calcext:value-type="float">
            <text:p>-0.0006542558</text:p>
          </table:table-cell>
          <table:table-cell office:value-type="float" office:value="-0.000466491" calcext:value-type="float">
            <text:p>-0.000466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5227" calcext:value-type="float">
            <text:p>0.01765227</text:p>
          </table:table-cell>
          <table:table-cell table:number-columns-repeated="16"/>
        </table:table-row>
        <table:table-row table:style-name="ro1">
          <table:table-cell office:value-type="float" office:value="0.3741149" calcext:value-type="float">
            <text:p>0.3741149</text:p>
          </table:table-cell>
          <table:table-cell office:value-type="float" office:value="0.3901857" calcext:value-type="float">
            <text:p>0.3901857</text:p>
          </table:table-cell>
          <table:table-cell office:value-type="float" office:value="0.3741149" calcext:value-type="float">
            <text:p>0.3741149</text:p>
          </table:table-cell>
          <table:table-cell office:value-type="float" office:value="0.0005415978" calcext:value-type="float">
            <text:p>0.0005415978</text:p>
          </table:table-cell>
          <table:table-cell office:value-type="float" office:value="0.0004078856" calcext:value-type="float">
            <text:p>0.0004078856</text:p>
          </table:table-cell>
          <table:table-cell office:value-type="float" office:value="-0.0002605534" calcext:value-type="float">
            <text:p>-0.0002605534</text:p>
          </table:table-cell>
          <table:table-cell office:value-type="float" office:value="-0.0006795123" calcext:value-type="float">
            <text:p>-0.0006795123</text:p>
          </table:table-cell>
          <table:table-cell office:value-type="float" office:value="-0.0008231198" calcext:value-type="float">
            <text:p>-0.0008231198</text:p>
          </table:table-cell>
          <table:table-cell office:value-type="float" office:value="-0.0003320981" calcext:value-type="float">
            <text:p>-0.0003320981</text:p>
          </table:table-cell>
          <table:table-cell office:value-type="float" office:value="0.0004925287" calcext:value-type="float">
            <text:p>0.0004925287</text:p>
          </table:table-cell>
          <table:table-cell office:value-type="float" office:value="-0.001045533" calcext:value-type="float">
            <text:p>-0.001045533</text:p>
          </table:table-cell>
          <table:table-cell office:value-type="float" office:value="-0.000479381" calcext:value-type="float">
            <text:p>-0.000479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54152" calcext:value-type="float">
            <text:p>0.01754152</text:p>
          </table:table-cell>
          <table:table-cell table:number-columns-repeated="16"/>
        </table:table-row>
        <table:table-row table:style-name="ro1">
          <table:table-cell office:value-type="float" office:value="0.5947023" calcext:value-type="float">
            <text:p>0.5947023</text:p>
          </table:table-cell>
          <table:table-cell office:value-type="float" office:value="0.2307913" calcext:value-type="float">
            <text:p>0.2307913</text:p>
          </table:table-cell>
          <table:table-cell office:value-type="float" office:value="0.5947023" calcext:value-type="float">
            <text:p>0.5947023</text:p>
          </table:table-cell>
          <table:table-cell office:value-type="float" office:value="0.0005611469" calcext:value-type="float">
            <text:p>0.0005611469</text:p>
          </table:table-cell>
          <table:table-cell office:value-type="float" office:value="0.0003992737" calcext:value-type="float">
            <text:p>0.0003992737</text:p>
          </table:table-cell>
          <table:table-cell office:value-type="float" office:value="-0.0003172674" calcext:value-type="float">
            <text:p>-0.0003172674</text:p>
          </table:table-cell>
          <table:table-cell office:value-type="float" office:value="-0.001079212" calcext:value-type="float">
            <text:p>-0.001079212</text:p>
          </table:table-cell>
          <table:table-cell office:value-type="float" office:value="-0.000001353572" calcext:value-type="float">
            <text:p>-1.353572E-06</text:p>
          </table:table-cell>
          <table:table-cell office:value-type="float" office:value="-0.0001894173" calcext:value-type="float">
            <text:p>-0.0001894173</text:p>
          </table:table-cell>
          <table:table-cell office:value-type="float" office:value="0.001310376" calcext:value-type="float">
            <text:p>0.001310376</text:p>
          </table:table-cell>
          <table:table-cell office:value-type="float" office:value="-0.0006198269" calcext:value-type="float">
            <text:p>-0.0006198269</text:p>
          </table:table-cell>
          <table:table-cell office:value-type="float" office:value="-0.0003973816" calcext:value-type="float">
            <text:p>-0.0003973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39153" calcext:value-type="float">
            <text:p>0.01739153</text:p>
          </table:table-cell>
          <table:table-cell table:number-columns-repeated="16"/>
        </table:table-row>
        <table:table-row table:style-name="ro1">
          <table:table-cell office:value-type="float" office:value="0.1133802" calcext:value-type="float">
            <text:p>0.1133802</text:p>
          </table:table-cell>
          <table:table-cell office:value-type="float" office:value="0.666546" calcext:value-type="float">
            <text:p>0.666546</text:p>
          </table:table-cell>
          <table:table-cell office:value-type="float" office:value="0.1133802" calcext:value-type="float">
            <text:p>0.1133802</text:p>
          </table:table-cell>
          <table:table-cell office:value-type="float" office:value="0.0008864765" calcext:value-type="float">
            <text:p>0.0008864765</text:p>
          </table:table-cell>
          <table:table-cell office:value-type="float" office:value="0.0003935663" calcext:value-type="float">
            <text:p>0.0003935663</text:p>
          </table:table-cell>
          <table:table-cell office:value-type="float" office:value="-0.0003281807" calcext:value-type="float">
            <text:p>-0.0003281807</text:p>
          </table:table-cell>
          <table:table-cell office:value-type="float" office:value="-0.001106523" calcext:value-type="float">
            <text:p>-0.001106523</text:p>
          </table:table-cell>
          <table:table-cell office:value-type="float" office:value="-0.00005749263" calcext:value-type="float">
            <text:p>-5.749263E-05</text:p>
          </table:table-cell>
          <table:table-cell office:value-type="float" office:value="-0.0002609392" calcext:value-type="float">
            <text:p>-0.0002609392</text:p>
          </table:table-cell>
          <table:table-cell office:value-type="float" office:value="0.001105012" calcext:value-type="float">
            <text:p>0.001105012</text:p>
          </table:table-cell>
          <table:table-cell office:value-type="float" office:value="-0.001104524" calcext:value-type="float">
            <text:p>-0.001104524</text:p>
          </table:table-cell>
          <table:table-cell office:value-type="float" office:value="-0.0004255603" calcext:value-type="float">
            <text:p>-0.0004255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1505" calcext:value-type="float">
            <text:p>0.01721505</text:p>
          </table:table-cell>
          <table:table-cell table:number-columns-repeated="16"/>
        </table:table-row>
        <table:table-row table:style-name="ro1">
          <table:table-cell office:value-type="float" office:value="0.3294497" calcext:value-type="float">
            <text:p>0.3294497</text:p>
          </table:table-cell>
          <table:table-cell office:value-type="float" office:value="0.4279792" calcext:value-type="float">
            <text:p>0.4279792</text:p>
          </table:table-cell>
          <table:table-cell office:value-type="float" office:value="0.3294497" calcext:value-type="float">
            <text:p>0.3294497</text:p>
          </table:table-cell>
          <table:table-cell office:value-type="float" office:value="0.000898028" calcext:value-type="float">
            <text:p>0.000898028</text:p>
          </table:table-cell>
          <table:table-cell office:value-type="float" office:value="0.0004649792" calcext:value-type="float">
            <text:p>0.0004649792</text:p>
          </table:table-cell>
          <table:table-cell office:value-type="float" office:value="0.0001341761" calcext:value-type="float">
            <text:p>0.0001341761</text:p>
          </table:table-cell>
          <table:table-cell office:value-type="float" office:value="-0.0009844782" calcext:value-type="float">
            <text:p>-0.0009844782</text:p>
          </table:table-cell>
          <table:table-cell office:value-type="float" office:value="0.0001009811" calcext:value-type="float">
            <text:p>0.0001009811</text:p>
          </table:table-cell>
          <table:table-cell office:value-type="float" office:value="-0.0002601579" calcext:value-type="float">
            <text:p>-0.0002601579</text:p>
          </table:table-cell>
          <table:table-cell office:value-type="float" office:value="0.0009163356" calcext:value-type="float">
            <text:p>0.0009163356</text:p>
          </table:table-cell>
          <table:table-cell office:value-type="float" office:value="-0.0006116298" calcext:value-type="float">
            <text:p>-0.0006116298</text:p>
          </table:table-cell>
          <table:table-cell office:value-type="float" office:value="-0.000409971" calcext:value-type="float">
            <text:p>-0.0004099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0989" calcext:value-type="float">
            <text:p>0.01720989</text:p>
          </table:table-cell>
          <table:table-cell table:number-columns-repeated="16"/>
        </table:table-row>
        <table:table-row table:style-name="ro1">
          <table:table-cell office:value-type="float" office:value="0.7392311" calcext:value-type="float">
            <text:p>0.7392311</text:p>
          </table:table-cell>
          <table:table-cell office:value-type="float" office:value="0.1417046" calcext:value-type="float">
            <text:p>0.1417046</text:p>
          </table:table-cell>
          <table:table-cell office:value-type="float" office:value="0.7392311" calcext:value-type="float">
            <text:p>0.7392311</text:p>
          </table:table-cell>
          <table:table-cell office:value-type="float" office:value="0.0009815729" calcext:value-type="float">
            <text:p>0.0009815729</text:p>
          </table:table-cell>
          <table:table-cell office:value-type="float" office:value="0.0004777204" calcext:value-type="float">
            <text:p>0.0004777204</text:p>
          </table:table-cell>
          <table:table-cell office:value-type="float" office:value="-0.0002290175" calcext:value-type="float">
            <text:p>-0.0002290175</text:p>
          </table:table-cell>
          <table:table-cell office:value-type="float" office:value="0.000359886" calcext:value-type="float">
            <text:p>0.000359886</text:p>
          </table:table-cell>
          <table:table-cell office:value-type="float" office:value="0.0001074429" calcext:value-type="float">
            <text:p>0.0001074429</text:p>
          </table:table-cell>
          <table:table-cell office:value-type="float" office:value="-0.0003392558" calcext:value-type="float">
            <text:p>-0.0003392558</text:p>
          </table:table-cell>
          <table:table-cell office:value-type="float" office:value="0.001128878" calcext:value-type="float">
            <text:p>0.001128878</text:p>
          </table:table-cell>
          <table:table-cell office:value-type="float" office:value="-0.0005903293" calcext:value-type="float">
            <text:p>-0.0005903293</text:p>
          </table:table-cell>
          <table:table-cell office:value-type="float" office:value="-0.000425785" calcext:value-type="float">
            <text:p>-0.000425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0031" calcext:value-type="float">
            <text:p>0.01720031</text:p>
          </table:table-cell>
          <table:table-cell table:number-columns-repeated="16"/>
        </table:table-row>
        <table:table-row table:style-name="ro1">
          <table:table-cell office:value-type="float" office:value="0.3843309" calcext:value-type="float">
            <text:p>0.3843309</text:p>
          </table:table-cell>
          <table:table-cell office:value-type="float" office:value="0.3818255" calcext:value-type="float">
            <text:p>0.3818255</text:p>
          </table:table-cell>
          <table:table-cell office:value-type="float" office:value="0.3843309" calcext:value-type="float">
            <text:p>0.3843309</text:p>
          </table:table-cell>
          <table:table-cell office:value-type="float" office:value="0.0009815729" calcext:value-type="float">
            <text:p>0.0009815729</text:p>
          </table:table-cell>
          <table:table-cell office:value-type="float" office:value="0.0004830554" calcext:value-type="float">
            <text:p>0.0004830554</text:p>
          </table:table-cell>
          <table:table-cell office:value-type="float" office:value="-0.0003142529" calcext:value-type="float">
            <text:p>-0.0003142529</text:p>
          </table:table-cell>
          <table:table-cell office:value-type="float" office:value="0.00003505349" calcext:value-type="float">
            <text:p>3.505349E-05</text:p>
          </table:table-cell>
          <table:table-cell office:value-type="float" office:value="0.0001074429" calcext:value-type="float">
            <text:p>0.0001074429</text:p>
          </table:table-cell>
          <table:table-cell office:value-type="float" office:value="-0.0003392558" calcext:value-type="float">
            <text:p>-0.0003392558</text:p>
          </table:table-cell>
          <table:table-cell office:value-type="float" office:value="0.001133534" calcext:value-type="float">
            <text:p>0.001133534</text:p>
          </table:table-cell>
          <table:table-cell office:value-type="float" office:value="-0.0005946934" calcext:value-type="float">
            <text:p>-0.0005946934</text:p>
          </table:table-cell>
          <table:table-cell office:value-type="float" office:value="-0.000425785" calcext:value-type="float">
            <text:p>-0.000425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00339" calcext:value-type="float">
            <text:p>0.01700339</text:p>
          </table:table-cell>
          <table:table-cell table:number-columns-repeated="16"/>
        </table:table-row>
        <table:table-row table:style-name="ro1">
          <table:table-cell office:value-type="float" office:value="0.0005466168" calcext:value-type="float">
            <text:p>0.0005466168</text:p>
          </table:table-cell>
          <table:table-cell office:value-type="float" office:value="0.9797586" calcext:value-type="float">
            <text:p>0.9797586</text:p>
          </table:table-cell>
          <table:table-cell office:value-type="float" office:value="0.0005466168" calcext:value-type="float">
            <text:p>0.0005466168</text:p>
          </table:table-cell>
          <table:table-cell office:value-type="float" office:value="0.000343037" calcext:value-type="float">
            <text:p>0.000343037</text:p>
          </table:table-cell>
          <table:table-cell office:value-type="float" office:value="0.0003990078" calcext:value-type="float">
            <text:p>0.0003990078</text:p>
          </table:table-cell>
          <table:table-cell office:value-type="float" office:value="-0.0003151566" calcext:value-type="float">
            <text:p>-0.0003151566</text:p>
          </table:table-cell>
          <table:table-cell office:value-type="float" office:value="-0.001284737" calcext:value-type="float">
            <text:p>-0.001284737</text:p>
          </table:table-cell>
          <table:table-cell office:value-type="float" office:value="-0.0006710773" calcext:value-type="float">
            <text:p>-0.0006710773</text:p>
          </table:table-cell>
          <table:table-cell office:value-type="float" office:value="-0.0003097519" calcext:value-type="float">
            <text:p>-0.0003097519</text:p>
          </table:table-cell>
          <table:table-cell office:value-type="float" office:value="-0.0001354177" calcext:value-type="float">
            <text:p>-0.0001354177</text:p>
          </table:table-cell>
          <table:table-cell office:value-type="float" office:value="-0.001099501" calcext:value-type="float">
            <text:p>-0.001099501</text:p>
          </table:table-cell>
          <table:table-cell office:value-type="float" office:value="-0.0004653556" calcext:value-type="float">
            <text:p>-0.0004653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93082" calcext:value-type="float">
            <text:p>0.01693082</text:p>
          </table:table-cell>
          <table:table-cell table:number-columns-repeated="16"/>
        </table:table-row>
        <table:table-row table:style-name="ro1">
          <table:table-cell office:value-type="float" office:value="0.6296006" calcext:value-type="float">
            <text:p>0.6296006</text:p>
          </table:table-cell>
          <table:table-cell office:value-type="float" office:value="0.2079789" calcext:value-type="float">
            <text:p>0.2079789</text:p>
          </table:table-cell>
          <table:table-cell office:value-type="float" office:value="0.6296006" calcext:value-type="float">
            <text:p>0.6296006</text:p>
          </table:table-cell>
          <table:table-cell office:value-type="float" office:value="0.0005397488" calcext:value-type="float">
            <text:p>0.0005397488</text:p>
          </table:table-cell>
          <table:table-cell office:value-type="float" office:value="0.0003974258" calcext:value-type="float">
            <text:p>0.0003974258</text:p>
          </table:table-cell>
          <table:table-cell office:value-type="float" office:value="-0.0002904076" calcext:value-type="float">
            <text:p>-0.0002904076</text:p>
          </table:table-cell>
          <table:table-cell office:value-type="float" office:value="-0.0004901195" calcext:value-type="float">
            <text:p>-0.0004901195</text:p>
          </table:table-cell>
          <table:table-cell office:value-type="float" office:value="0.00001481705" calcext:value-type="float">
            <text:p>1.481705E-05</text:p>
          </table:table-cell>
          <table:table-cell office:value-type="float" office:value="-0.0003289307" calcext:value-type="float">
            <text:p>-0.0003289307</text:p>
          </table:table-cell>
          <table:table-cell office:value-type="float" office:value="0.0009591406" calcext:value-type="float">
            <text:p>0.0009591406</text:p>
          </table:table-cell>
          <table:table-cell office:value-type="float" office:value="-0.001077687" calcext:value-type="float">
            <text:p>-0.001077687</text:p>
          </table:table-cell>
          <table:table-cell office:value-type="float" office:value="-0.0002847312" calcext:value-type="float">
            <text:p>-0.0002847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8807" calcext:value-type="float">
            <text:p>0.0168807</text:p>
          </table:table-cell>
          <table:table-cell table:number-columns-repeated="16"/>
        </table:table-row>
        <table:table-row table:style-name="ro1">
          <table:table-cell office:value-type="float" office:value="0.8409741" calcext:value-type="float">
            <text:p>0.8409741</text:p>
          </table:table-cell>
          <table:table-cell office:value-type="float" office:value="0.08416006" calcext:value-type="float">
            <text:p>0.08416006</text:p>
          </table:table-cell>
          <table:table-cell office:value-type="float" office:value="0.8409741" calcext:value-type="float">
            <text:p>0.8409741</text:p>
          </table:table-cell>
          <table:table-cell office:value-type="float" office:value="0.0005621461" calcext:value-type="float">
            <text:p>0.0005621461</text:p>
          </table:table-cell>
          <table:table-cell office:value-type="float" office:value="0.0004057188" calcext:value-type="float">
            <text:p>0.0004057188</text:p>
          </table:table-cell>
          <table:table-cell office:value-type="float" office:value="-0.0003883854" calcext:value-type="float">
            <text:p>-0.0003883854</text:p>
          </table:table-cell>
          <table:table-cell office:value-type="float" office:value="-0.000754777" calcext:value-type="float">
            <text:p>-0.000754777</text:p>
          </table:table-cell>
          <table:table-cell office:value-type="float" office:value="0.00001699384" calcext:value-type="float">
            <text:p>1.699384E-05</text:p>
          </table:table-cell>
          <table:table-cell office:value-type="float" office:value="-0.0003320981" calcext:value-type="float">
            <text:p>-0.0003320981</text:p>
          </table:table-cell>
          <table:table-cell office:value-type="float" office:value="0.0004779878" calcext:value-type="float">
            <text:p>0.0004779878</text:p>
          </table:table-cell>
          <table:table-cell office:value-type="float" office:value="-0.001081612" calcext:value-type="float">
            <text:p>-0.001081612</text:p>
          </table:table-cell>
          <table:table-cell office:value-type="float" office:value="-0.000327055" calcext:value-type="float">
            <text:p>-0.000327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82811" calcext:value-type="float">
            <text:p>0.01682811</text:p>
          </table:table-cell>
          <table:table-cell table:number-columns-repeated="16"/>
        </table:table-row>
        <table:table-row table:style-name="ro1">
          <table:table-cell office:value-type="float" office:value="0.6775107" calcext:value-type="float">
            <text:p>0.6775107</text:p>
          </table:table-cell>
          <table:table-cell office:value-type="float" office:value="0.1779802" calcext:value-type="float">
            <text:p>0.1779802</text:p>
          </table:table-cell>
          <table:table-cell office:value-type="float" office:value="0.6775107" calcext:value-type="float">
            <text:p>0.6775107</text:p>
          </table:table-cell>
          <table:table-cell office:value-type="float" office:value="0.0005335716" calcext:value-type="float">
            <text:p>0.0005335716</text:p>
          </table:table-cell>
          <table:table-cell office:value-type="float" office:value="0.000382969" calcext:value-type="float">
            <text:p>0.000382969</text:p>
          </table:table-cell>
          <table:table-cell office:value-type="float" office:value="-0.0002992994" calcext:value-type="float">
            <text:p>-0.0002992994</text:p>
          </table:table-cell>
          <table:table-cell office:value-type="float" office:value="0.0005179151" calcext:value-type="float">
            <text:p>0.0005179151</text:p>
          </table:table-cell>
          <table:table-cell office:value-type="float" office:value="0.000174429" calcext:value-type="float">
            <text:p>0.000174429</text:p>
          </table:table-cell>
          <table:table-cell office:value-type="float" office:value="-0.000292718" calcext:value-type="float">
            <text:p>-0.000292718</text:p>
          </table:table-cell>
          <table:table-cell office:value-type="float" office:value="0.0003065581" calcext:value-type="float">
            <text:p>0.0003065581</text:p>
          </table:table-cell>
          <table:table-cell office:value-type="float" office:value="-0.001122374" calcext:value-type="float">
            <text:p>-0.001122374</text:p>
          </table:table-cell>
          <table:table-cell office:value-type="float" office:value="-0.0002906907" calcext:value-type="float">
            <text:p>-0.0002906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76659" calcext:value-type="float">
            <text:p>0.01676659</text:p>
          </table:table-cell>
          <table:table-cell table:number-columns-repeated="16"/>
        </table:table-row>
        <table:table-row table:style-name="ro1">
          <table:table-cell office:value-type="float" office:value="0.4519265" calcext:value-type="float">
            <text:p>0.4519265</text:p>
          </table:table-cell>
          <table:table-cell office:value-type="float" office:value="0.3296311" calcext:value-type="float">
            <text:p>0.3296311</text:p>
          </table:table-cell>
          <table:table-cell office:value-type="float" office:value="0.4519265" calcext:value-type="float">
            <text:p>0.4519265</text:p>
          </table:table-cell>
          <table:table-cell office:value-type="float" office:value="0.0009922342" calcext:value-type="float">
            <text:p>0.0009922342</text:p>
          </table:table-cell>
          <table:table-cell office:value-type="float" office:value="0.0003999082" calcext:value-type="float">
            <text:p>0.0003999082</text:p>
          </table:table-cell>
          <table:table-cell office:value-type="float" office:value="-0.0002948321" calcext:value-type="float">
            <text:p>-0.0002948321</text:p>
          </table:table-cell>
          <table:table-cell office:value-type="float" office:value="-0.000558841" calcext:value-type="float">
            <text:p>-0.000558841</text:p>
          </table:table-cell>
          <table:table-cell office:value-type="float" office:value="0.00007368308" calcext:value-type="float">
            <text:p>7.368308E-05</text:p>
          </table:table-cell>
          <table:table-cell office:value-type="float" office:value="-0.0002811012" calcext:value-type="float">
            <text:p>-0.0002811012</text:p>
          </table:table-cell>
          <table:table-cell office:value-type="float" office:value="0.001101101" calcext:value-type="float">
            <text:p>0.001101101</text:p>
          </table:table-cell>
          <table:table-cell office:value-type="float" office:value="-0.0007210649" calcext:value-type="float">
            <text:p>-0.0007210649</text:p>
          </table:table-cell>
          <table:table-cell office:value-type="float" office:value="-0.0004810746" calcext:value-type="float">
            <text:p>-0.0004810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3837" calcext:value-type="float">
            <text:p>0.01643837</text:p>
          </table:table-cell>
          <table:table-cell table:number-columns-repeated="16"/>
        </table:table-row>
        <table:table-row table:style-name="ro1">
          <table:table-cell office:value-type="float" office:value="0.1444202" calcext:value-type="float">
            <text:p>0.1444202</text:p>
          </table:table-cell>
          <table:table-cell office:value-type="float" office:value="0.6224021" calcext:value-type="float">
            <text:p>0.6224021</text:p>
          </table:table-cell>
          <table:table-cell office:value-type="float" office:value="0.1444202" calcext:value-type="float">
            <text:p>0.1444202</text:p>
          </table:table-cell>
          <table:table-cell office:value-type="float" office:value="0.001037676" calcext:value-type="float">
            <text:p>0.001037676</text:p>
          </table:table-cell>
          <table:table-cell office:value-type="float" office:value="0.0003986993" calcext:value-type="float">
            <text:p>0.0003986993</text:p>
          </table:table-cell>
          <table:table-cell office:value-type="float" office:value="0.0001285625" calcext:value-type="float">
            <text:p>0.0001285625</text:p>
          </table:table-cell>
          <table:table-cell office:value-type="float" office:value="-0.001003947" calcext:value-type="float">
            <text:p>-0.001003947</text:p>
          </table:table-cell>
          <table:table-cell office:value-type="float" office:value="-0.0008840206" calcext:value-type="float">
            <text:p>-0.0008840206</text:p>
          </table:table-cell>
          <table:table-cell office:value-type="float" office:value="-0.0001663306" calcext:value-type="float">
            <text:p>-0.0001663306</text:p>
          </table:table-cell>
          <table:table-cell office:value-type="float" office:value="0.0003346028" calcext:value-type="float">
            <text:p>0.0003346028</text:p>
          </table:table-cell>
          <table:table-cell office:value-type="float" office:value="-0.0006198269" calcext:value-type="float">
            <text:p>-0.0006198269</text:p>
          </table:table-cell>
          <table:table-cell office:value-type="float" office:value="-0.0004761935" calcext:value-type="float">
            <text:p>-0.0004761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2874" calcext:value-type="float">
            <text:p>0.01642874</text:p>
          </table:table-cell>
          <table:table-cell table:number-columns-repeated="16"/>
        </table:table-row>
        <table:table-row table:style-name="ro1">
          <table:table-cell office:value-type="float" office:value="0.7980132" calcext:value-type="float">
            <text:p>0.7980132</text:p>
          </table:table-cell>
          <table:table-cell office:value-type="float" office:value="0.1080418" calcext:value-type="float">
            <text:p>0.1080418</text:p>
          </table:table-cell>
          <table:table-cell office:value-type="float" office:value="0.7980132" calcext:value-type="float">
            <text:p>0.7980132</text:p>
          </table:table-cell>
          <table:table-cell office:value-type="float" office:value="0.0009479632" calcext:value-type="float">
            <text:p>0.0009479632</text:p>
          </table:table-cell>
          <table:table-cell office:value-type="float" office:value="0.0003467179" calcext:value-type="float">
            <text:p>0.0003467179</text:p>
          </table:table-cell>
          <table:table-cell office:value-type="float" office:value="0.0001399631" calcext:value-type="float">
            <text:p>0.0001399631</text:p>
          </table:table-cell>
          <table:table-cell office:value-type="float" office:value="-0.000007411614" calcext:value-type="float">
            <text:p>-7.411614E-06</text:p>
          </table:table-cell>
          <table:table-cell office:value-type="float" office:value="-0.00006013919" calcext:value-type="float">
            <text:p>-6.013919E-05</text:p>
          </table:table-cell>
          <table:table-cell office:value-type="float" office:value="0.00008023873" calcext:value-type="float">
            <text:p>8.023873E-05</text:p>
          </table:table-cell>
          <table:table-cell office:value-type="float" office:value="0.001239145" calcext:value-type="float">
            <text:p>0.001239145</text:p>
          </table:table-cell>
          <table:table-cell office:value-type="float" office:value="-0.0005947082" calcext:value-type="float">
            <text:p>-0.0005947082</text:p>
          </table:table-cell>
          <table:table-cell office:value-type="float" office:value="-0.0004051695" calcext:value-type="float">
            <text:p>-0.0004051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1983" calcext:value-type="float">
            <text:p>0.01641983</text:p>
          </table:table-cell>
          <table:table-cell table:number-columns-repeated="16"/>
        </table:table-row>
        <table:table-row table:style-name="ro1">
          <table:table-cell office:value-type="float" office:value="0.03547903" calcext:value-type="float">
            <text:p>0.03547903</text:p>
          </table:table-cell>
          <table:table-cell office:value-type="float" office:value="0.8147708" calcext:value-type="float">
            <text:p>0.8147708</text:p>
          </table:table-cell>
          <table:table-cell office:value-type="float" office:value="0.03547903" calcext:value-type="float">
            <text:p>0.03547903</text:p>
          </table:table-cell>
          <table:table-cell office:value-type="float" office:value="0.0009949757" calcext:value-type="float">
            <text:p>0.0009949757</text:p>
          </table:table-cell>
          <table:table-cell office:value-type="float" office:value="0.0004686453" calcext:value-type="float">
            <text:p>0.0004686453</text:p>
          </table:table-cell>
          <table:table-cell office:value-type="float" office:value="-0.0003127171" calcext:value-type="float">
            <text:p>-0.0003127171</text:p>
          </table:table-cell>
          <table:table-cell office:value-type="float" office:value="-0.0009797078" calcext:value-type="float">
            <text:p>-0.0009797078</text:p>
          </table:table-cell>
          <table:table-cell office:value-type="float" office:value="-0.0006600489" calcext:value-type="float">
            <text:p>-0.0006600489</text:p>
          </table:table-cell>
          <table:table-cell office:value-type="float" office:value="-0.0002773129" calcext:value-type="float">
            <text:p>-0.0002773129</text:p>
          </table:table-cell>
          <table:table-cell office:value-type="float" office:value="0.0005239138" calcext:value-type="float">
            <text:p>0.0005239138</text:p>
          </table:table-cell>
          <table:table-cell office:value-type="float" office:value="-0.001072415" calcext:value-type="float">
            <text:p>-0.001072415</text:p>
          </table:table-cell>
          <table:table-cell office:value-type="float" office:value="-0.0004067986" calcext:value-type="float">
            <text:p>-0.0004067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37269" calcext:value-type="float">
            <text:p>0.01637269</text:p>
          </table:table-cell>
          <table:table-cell table:number-columns-repeated="16"/>
        </table:table-row>
        <table:table-row table:style-name="ro1">
          <table:table-cell office:value-type="float" office:value="0.3404758" calcext:value-type="float">
            <text:p>0.3404758</text:p>
          </table:table-cell>
          <table:table-cell office:value-type="float" office:value="0.4219895" calcext:value-type="float">
            <text:p>0.4219895</text:p>
          </table:table-cell>
          <table:table-cell office:value-type="float" office:value="0.3404758" calcext:value-type="float">
            <text:p>0.3404758</text:p>
          </table:table-cell>
          <table:table-cell office:value-type="float" office:value="0.0005647996" calcext:value-type="float">
            <text:p>0.0005647996</text:p>
          </table:table-cell>
          <table:table-cell office:value-type="float" office:value="0.0003991852" calcext:value-type="float">
            <text:p>0.0003991852</text:p>
          </table:table-cell>
          <table:table-cell office:value-type="float" office:value="-0.0002566415" calcext:value-type="float">
            <text:p>-0.0002566415</text:p>
          </table:table-cell>
          <table:table-cell office:value-type="float" office:value="-0.002780822" calcext:value-type="float">
            <text:p>-0.002780822</text:p>
          </table:table-cell>
          <table:table-cell office:value-type="float" office:value="0.000005063632" calcext:value-type="float">
            <text:p>5.063632E-06</text:p>
          </table:table-cell>
          <table:table-cell office:value-type="float" office:value="-0.0003177852" calcext:value-type="float">
            <text:p>-0.0003177852</text:p>
          </table:table-cell>
          <table:table-cell office:value-type="float" office:value="0.0004538822" calcext:value-type="float">
            <text:p>0.0004538822</text:p>
          </table:table-cell>
          <table:table-cell office:value-type="float" office:value="-0.001017055" calcext:value-type="float">
            <text:p>-0.001017055</text:p>
          </table:table-cell>
          <table:table-cell office:value-type="float" office:value="-0.0004288734" calcext:value-type="float">
            <text:p>-0.0004288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36654" calcext:value-type="float">
            <text:p>0.01636654</text:p>
          </table:table-cell>
          <table:table-cell table:number-columns-repeated="16"/>
        </table:table-row>
        <table:table-row table:style-name="ro1">
          <table:table-cell office:value-type="float" office:value="0.8735282" calcext:value-type="float">
            <text:p>0.8735282</text:p>
          </table:table-cell>
          <table:table-cell office:value-type="float" office:value="0.06650513" calcext:value-type="float">
            <text:p>0.06650513</text:p>
          </table:table-cell>
          <table:table-cell office:value-type="float" office:value="0.8735282" calcext:value-type="float">
            <text:p>0.8735282</text:p>
          </table:table-cell>
          <table:table-cell office:value-type="float" office:value="0.0009524747" calcext:value-type="float">
            <text:p>0.0009524747</text:p>
          </table:table-cell>
          <table:table-cell office:value-type="float" office:value="0.0004750545" calcext:value-type="float">
            <text:p>0.0004750545</text:p>
          </table:table-cell>
          <table:table-cell office:value-type="float" office:value="-0.0002743934" calcext:value-type="float">
            <text:p>-0.0002743934</text:p>
          </table:table-cell>
          <table:table-cell office:value-type="float" office:value="-0.0004328743" calcext:value-type="float">
            <text:p>-0.0004328743</text:p>
          </table:table-cell>
          <table:table-cell office:value-type="float" office:value="-0.00003626371" calcext:value-type="float">
            <text:p>-3.626371E-05</text:p>
          </table:table-cell>
          <table:table-cell office:value-type="float" office:value="-0.0002804414" calcext:value-type="float">
            <text:p>-0.0002804414</text:p>
          </table:table-cell>
          <table:table-cell office:value-type="float" office:value="0.0008097613" calcext:value-type="float">
            <text:p>0.0008097613</text:p>
          </table:table-cell>
          <table:table-cell office:value-type="float" office:value="-0.0006181944" calcext:value-type="float">
            <text:p>-0.0006181944</text:p>
          </table:table-cell>
          <table:table-cell office:value-type="float" office:value="-0.0004176331" calcext:value-type="float">
            <text:p>-0.0004176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09556" calcext:value-type="float">
            <text:p>0.01609556</text:p>
          </table:table-cell>
          <table:table-cell table:number-columns-repeated="16"/>
        </table:table-row>
        <table:table-row table:style-name="ro1">
          <table:table-cell office:value-type="float" office:value="0.02681738" calcext:value-type="float">
            <text:p>0.02681738</text:p>
          </table:table-cell>
          <table:table-cell office:value-type="float" office:value="0.8388451" calcext:value-type="float">
            <text:p>0.8388451</text:p>
          </table:table-cell>
          <table:table-cell office:value-type="float" office:value="0.02681738" calcext:value-type="float">
            <text:p>0.02681738</text:p>
          </table:table-cell>
          <table:table-cell office:value-type="float" office:value="0.0005425447" calcext:value-type="float">
            <text:p>0.0005425447</text:p>
          </table:table-cell>
          <table:table-cell office:value-type="float" office:value="0.0003572151" calcext:value-type="float">
            <text:p>0.0003572151</text:p>
          </table:table-cell>
          <table:table-cell office:value-type="float" office:value="-0.0003225894" calcext:value-type="float">
            <text:p>-0.0003225894</text:p>
          </table:table-cell>
          <table:table-cell office:value-type="float" office:value="-0.001156666" calcext:value-type="float">
            <text:p>-0.001156666</text:p>
          </table:table-cell>
          <table:table-cell office:value-type="float" office:value="-0.0004329253" calcext:value-type="float">
            <text:p>-0.0004329253</text:p>
          </table:table-cell>
          <table:table-cell office:value-type="float" office:value="-0.0002727375" calcext:value-type="float">
            <text:p>-0.0002727375</text:p>
          </table:table-cell>
          <table:table-cell office:value-type="float" office:value="0.00040852" calcext:value-type="float">
            <text:p>0.00040852</text:p>
          </table:table-cell>
          <table:table-cell office:value-type="float" office:value="-0.001059972" calcext:value-type="float">
            <text:p>-0.001059972</text:p>
          </table:table-cell>
          <table:table-cell office:value-type="float" office:value="-0.0004159017" calcext:value-type="float">
            <text:p>-0.0004159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05458" calcext:value-type="float">
            <text:p>0.01605458</text:p>
          </table:table-cell>
          <table:table-cell table:number-columns-repeated="16"/>
        </table:table-row>
        <table:table-row table:style-name="ro1">
          <table:table-cell office:value-type="float" office:value="0.9222122" calcext:value-type="float">
            <text:p>0.9222122</text:p>
          </table:table-cell>
          <table:table-cell office:value-type="float" office:value="0.04159414" calcext:value-type="float">
            <text:p>0.04159414</text:p>
          </table:table-cell>
          <table:table-cell office:value-type="float" office:value="0.9222122" calcext:value-type="float">
            <text:p>0.9222122</text:p>
          </table:table-cell>
          <table:table-cell office:value-type="float" office:value="0.001128483" calcext:value-type="float">
            <text:p>0.001128483</text:p>
          </table:table-cell>
          <table:table-cell office:value-type="float" office:value="0.0008119623" calcext:value-type="float">
            <text:p>0.0008119623</text:p>
          </table:table-cell>
          <table:table-cell office:value-type="float" office:value="-0.0003056707" calcext:value-type="float">
            <text:p>-0.0003056707</text:p>
          </table:table-cell>
          <table:table-cell office:value-type="float" office:value="-0.0004352884" calcext:value-type="float">
            <text:p>-0.0004352884</text:p>
          </table:table-cell>
          <table:table-cell office:value-type="float" office:value="-0.0007670039" calcext:value-type="float">
            <text:p>-0.0007670039</text:p>
          </table:table-cell>
          <table:table-cell office:value-type="float" office:value="-0.0001608135" calcext:value-type="float">
            <text:p>-0.0001608135</text:p>
          </table:table-cell>
          <table:table-cell office:value-type="float" office:value="0.0004403522" calcext:value-type="float">
            <text:p>0.0004403522</text:p>
          </table:table-cell>
          <table:table-cell office:value-type="float" office:value="-0.001202936" calcext:value-type="float">
            <text:p>-0.001202936</text:p>
          </table:table-cell>
          <table:table-cell office:value-type="float" office:value="-0.0004243435" calcext:value-type="float">
            <text:p>-0.0004243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90865" calcext:value-type="float">
            <text:p>0.01590865</text:p>
          </table:table-cell>
          <table:table-cell table:number-columns-repeated="16"/>
        </table:table-row>
        <table:table-row table:style-name="ro1">
          <table:table-cell office:value-type="float" office:value="0.4282702" calcext:value-type="float">
            <text:p>0.4282702</text:p>
          </table:table-cell>
          <table:table-cell office:value-type="float" office:value="0.3480482" calcext:value-type="float">
            <text:p>0.3480482</text:p>
          </table:table-cell>
          <table:table-cell office:value-type="float" office:value="0.4282702" calcext:value-type="float">
            <text:p>0.4282702</text:p>
          </table:table-cell>
          <table:table-cell office:value-type="float" office:value="0.0004173135" calcext:value-type="float">
            <text:p>0.0004173135</text:p>
          </table:table-cell>
          <table:table-cell office:value-type="float" office:value="0.0003992038" calcext:value-type="float">
            <text:p>0.0003992038</text:p>
          </table:table-cell>
          <table:table-cell office:value-type="float" office:value="-0.0003332856" calcext:value-type="float">
            <text:p>-0.0003332856</text:p>
          </table:table-cell>
          <table:table-cell office:value-type="float" office:value="-0.001107343" calcext:value-type="float">
            <text:p>-0.001107343</text:p>
          </table:table-cell>
          <table:table-cell office:value-type="float" office:value="0.00003645109" calcext:value-type="float">
            <text:p>3.645109E-05</text:p>
          </table:table-cell>
          <table:table-cell office:value-type="float" office:value="-0.0002850267" calcext:value-type="float">
            <text:p>-0.0002850267</text:p>
          </table:table-cell>
          <table:table-cell office:value-type="float" office:value="0.001236872" calcext:value-type="float">
            <text:p>0.001236872</text:p>
          </table:table-cell>
          <table:table-cell office:value-type="float" office:value="-0.001093046" calcext:value-type="float">
            <text:p>-0.001093046</text:p>
          </table:table-cell>
          <table:table-cell office:value-type="float" office:value="-0.000408957" calcext:value-type="float">
            <text:p>-0.000408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2659" calcext:value-type="float">
            <text:p>0.01572659</text:p>
          </table:table-cell>
          <table:table-cell table:number-columns-repeated="16"/>
        </table:table-row>
        <table:table-row table:style-name="ro1">
          <table:table-cell office:value-type="float" office:value="0.9379375" calcext:value-type="float">
            <text:p>0.9379375</text:p>
          </table:table-cell>
          <table:table-cell office:value-type="float" office:value="0.03403387" calcext:value-type="float">
            <text:p>0.03403387</text:p>
          </table:table-cell>
          <table:table-cell office:value-type="float" office:value="0.9379375" calcext:value-type="float">
            <text:p>0.9379375</text:p>
          </table:table-cell>
          <table:table-cell office:value-type="float" office:value="0.001037676" calcext:value-type="float">
            <text:p>0.001037676</text:p>
          </table:table-cell>
          <table:table-cell office:value-type="float" office:value="0.0003992745" calcext:value-type="float">
            <text:p>0.0003992745</text:p>
          </table:table-cell>
          <table:table-cell office:value-type="float" office:value="0.0001285625" calcext:value-type="float">
            <text:p>0.0001285625</text:p>
          </table:table-cell>
          <table:table-cell office:value-type="float" office:value="-0.001079212" calcext:value-type="float">
            <text:p>-0.001079212</text:p>
          </table:table-cell>
          <table:table-cell office:value-type="float" office:value="0.0000038425" calcext:value-type="float">
            <text:p>3.8425E-06</text:p>
          </table:table-cell>
          <table:table-cell office:value-type="float" office:value="-0.0002065332" calcext:value-type="float">
            <text:p>-0.0002065332</text:p>
          </table:table-cell>
          <table:table-cell office:value-type="float" office:value="0.001785806" calcext:value-type="float">
            <text:p>0.001785806</text:p>
          </table:table-cell>
          <table:table-cell office:value-type="float" office:value="-0.0006198269" calcext:value-type="float">
            <text:p>-0.0006198269</text:p>
          </table:table-cell>
          <table:table-cell office:value-type="float" office:value="-0.0003238675" calcext:value-type="float">
            <text:p>-0.0003238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0687" calcext:value-type="float">
            <text:p>0.01570687</text:p>
          </table:table-cell>
          <table:table-cell table:number-columns-repeated="16"/>
        </table:table-row>
        <table:table-row table:style-name="ro1">
          <table:table-cell office:value-type="float" office:value="0.6204079" calcext:value-type="float">
            <text:p>0.6204079</text:p>
          </table:table-cell>
          <table:table-cell office:value-type="float" office:value="0.2137905" calcext:value-type="float">
            <text:p>0.2137905</text:p>
          </table:table-cell>
          <table:table-cell office:value-type="float" office:value="0.6204079" calcext:value-type="float">
            <text:p>0.6204079</text:p>
          </table:table-cell>
          <table:table-cell office:value-type="float" office:value="0.0005397488" calcext:value-type="float">
            <text:p>0.0005397488</text:p>
          </table:table-cell>
          <table:table-cell office:value-type="float" office:value="0.0003974258" calcext:value-type="float">
            <text:p>0.0003974258</text:p>
          </table:table-cell>
          <table:table-cell office:value-type="float" office:value="-0.0003235989" calcext:value-type="float">
            <text:p>-0.0003235989</text:p>
          </table:table-cell>
          <table:table-cell office:value-type="float" office:value="-0.0004901195" calcext:value-type="float">
            <text:p>-0.0004901195</text:p>
          </table:table-cell>
          <table:table-cell office:value-type="float" office:value="0.00001481705" calcext:value-type="float">
            <text:p>1.481705E-05</text:p>
          </table:table-cell>
          <table:table-cell office:value-type="float" office:value="-0.0003289307" calcext:value-type="float">
            <text:p>-0.0003289307</text:p>
          </table:table-cell>
          <table:table-cell office:value-type="float" office:value="0.0009591406" calcext:value-type="float">
            <text:p>0.0009591406</text:p>
          </table:table-cell>
          <table:table-cell office:value-type="float" office:value="-0.001058995" calcext:value-type="float">
            <text:p>-0.001058995</text:p>
          </table:table-cell>
          <table:table-cell office:value-type="float" office:value="-0.0002847312" calcext:value-type="float">
            <text:p>-0.0002847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42032" calcext:value-type="float">
            <text:p>0.01542032</text:p>
          </table:table-cell>
          <table:table-cell table:number-columns-repeated="16"/>
        </table:table-row>
        <table:table-row table:style-name="ro1">
          <table:table-cell office:value-type="float" office:value="0.5863776" calcext:value-type="float">
            <text:p>0.5863776</text:p>
          </table:table-cell>
          <table:table-cell office:value-type="float" office:value="0.2359887" calcext:value-type="float">
            <text:p>0.2359887</text:p>
          </table:table-cell>
          <table:table-cell office:value-type="float" office:value="0.5863776" calcext:value-type="float">
            <text:p>0.5863776</text:p>
          </table:table-cell>
          <table:table-cell office:value-type="float" office:value="0.0009949757" calcext:value-type="float">
            <text:p>0.0009949757</text:p>
          </table:table-cell>
          <table:table-cell office:value-type="float" office:value="0.0004686453" calcext:value-type="float">
            <text:p>0.0004686453</text:p>
          </table:table-cell>
          <table:table-cell office:value-type="float" office:value="0.0001423516" calcext:value-type="float">
            <text:p>0.0001423516</text:p>
          </table:table-cell>
          <table:table-cell office:value-type="float" office:value="-0.0009781613" calcext:value-type="float">
            <text:p>-0.0009781613</text:p>
          </table:table-cell>
          <table:table-cell office:value-type="float" office:value="-0.0002340105" calcext:value-type="float">
            <text:p>-0.0002340105</text:p>
          </table:table-cell>
          <table:table-cell office:value-type="float" office:value="-0.0002836088" calcext:value-type="float">
            <text:p>-0.0002836088</text:p>
          </table:table-cell>
          <table:table-cell office:value-type="float" office:value="0.0008578703" calcext:value-type="float">
            <text:p>0.0008578703</text:p>
          </table:table-cell>
          <table:table-cell office:value-type="float" office:value="-0.0005891777" calcext:value-type="float">
            <text:p>-0.0005891777</text:p>
          </table:table-cell>
          <table:table-cell office:value-type="float" office:value="-0.0004042357" calcext:value-type="float">
            <text:p>-0.0004042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7475" calcext:value-type="float">
            <text:p>0.01527475</text:p>
          </table:table-cell>
          <table:table-cell table:number-columns-repeated="16"/>
        </table:table-row>
        <table:table-row table:style-name="ro1">
          <table:table-cell office:value-type="float" office:value="0.6644429" calcext:value-type="float">
            <text:p>0.6644429</text:p>
          </table:table-cell>
          <table:table-cell office:value-type="float" office:value="0.1863125" calcext:value-type="float">
            <text:p>0.1863125</text:p>
          </table:table-cell>
          <table:table-cell office:value-type="float" office:value="0.6644429" calcext:value-type="float">
            <text:p>0.6644429</text:p>
          </table:table-cell>
          <table:table-cell office:value-type="float" office:value="0.001037676" calcext:value-type="float">
            <text:p>0.001037676</text:p>
          </table:table-cell>
          <table:table-cell office:value-type="float" office:value="0.0004067921" calcext:value-type="float">
            <text:p>0.0004067921</text:p>
          </table:table-cell>
          <table:table-cell office:value-type="float" office:value="0.0001285625" calcext:value-type="float">
            <text:p>0.0001285625</text:p>
          </table:table-cell>
          <table:table-cell office:value-type="float" office:value="-0.001079212" calcext:value-type="float">
            <text:p>-0.001079212</text:p>
          </table:table-cell>
          <table:table-cell office:value-type="float" office:value="0.000003868245" calcext:value-type="float">
            <text:p>3.868245E-06</text:p>
          </table:table-cell>
          <table:table-cell office:value-type="float" office:value="-0.0001663306" calcext:value-type="float">
            <text:p>-0.0001663306</text:p>
          </table:table-cell>
          <table:table-cell office:value-type="float" office:value="0.0003456364" calcext:value-type="float">
            <text:p>0.0003456364</text:p>
          </table:table-cell>
          <table:table-cell office:value-type="float" office:value="-0.0006411273" calcext:value-type="float">
            <text:p>-0.0006411273</text:p>
          </table:table-cell>
          <table:table-cell office:value-type="float" office:value="-0.0003238675" calcext:value-type="float">
            <text:p>-0.0003238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1369" calcext:value-type="float">
            <text:p>0.01521369</text:p>
          </table:table-cell>
          <table:table-cell table:number-columns-repeated="16"/>
        </table:table-row>
        <table:table-row table:style-name="ro1">
          <table:table-cell office:value-type="float" office:value="0.01415868" calcext:value-type="float">
            <text:p>0.01415868</text:p>
          </table:table-cell>
          <table:table-cell office:value-type="float" office:value="0.882626" calcext:value-type="float">
            <text:p>0.882626</text:p>
          </table:table-cell>
          <table:table-cell office:value-type="float" office:value="0.01415868" calcext:value-type="float">
            <text:p>0.01415868</text:p>
          </table:table-cell>
          <table:table-cell office:value-type="float" office:value="0.0005445222" calcext:value-type="float">
            <text:p>0.0005445222</text:p>
          </table:table-cell>
          <table:table-cell office:value-type="float" office:value="0.0005040821" calcext:value-type="float">
            <text:p>0.0005040821</text:p>
          </table:table-cell>
          <table:table-cell office:value-type="float" office:value="-0.0003206101" calcext:value-type="float">
            <text:p>-0.0003206101</text:p>
          </table:table-cell>
          <table:table-cell office:value-type="float" office:value="0.0002520923" calcext:value-type="float">
            <text:p>0.0002520923</text:p>
          </table:table-cell>
          <table:table-cell office:value-type="float" office:value="-0.0008417954" calcext:value-type="float">
            <text:p>-0.0008417954</text:p>
          </table:table-cell>
          <table:table-cell office:value-type="float" office:value="-0.0003086957" calcext:value-type="float">
            <text:p>-0.0003086957</text:p>
          </table:table-cell>
          <table:table-cell office:value-type="float" office:value="0.0004367764" calcext:value-type="float">
            <text:p>0.0004367764</text:p>
          </table:table-cell>
          <table:table-cell office:value-type="float" office:value="-0.0006733992" calcext:value-type="float">
            <text:p>-0.0006733992</text:p>
          </table:table-cell>
          <table:table-cell office:value-type="float" office:value="0.00009251128" calcext:value-type="float">
            <text:p>9.25112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1916" calcext:value-type="float">
            <text:p>0.0151916</text:p>
          </table:table-cell>
          <table:table-cell table:number-columns-repeated="16"/>
        </table:table-row>
        <table:table-row table:style-name="ro1">
          <table:table-cell office:value-type="float" office:value="0.1551768" calcext:value-type="float">
            <text:p>0.1551768</text:p>
          </table:table-cell>
          <table:table-cell office:value-type="float" office:value="0.6072375" calcext:value-type="float">
            <text:p>0.6072375</text:p>
          </table:table-cell>
          <table:table-cell office:value-type="float" office:value="0.1551768" calcext:value-type="float">
            <text:p>0.1551768</text:p>
          </table:table-cell>
          <table:table-cell office:value-type="float" office:value="0.0009265472" calcext:value-type="float">
            <text:p>0.0009265472</text:p>
          </table:table-cell>
          <table:table-cell office:value-type="float" office:value="0.0004003984" calcext:value-type="float">
            <text:p>0.0004003984</text:p>
          </table:table-cell>
          <table:table-cell office:value-type="float" office:value="-0.000235826" calcext:value-type="float">
            <text:p>-0.000235826</text:p>
          </table:table-cell>
          <table:table-cell office:value-type="float" office:value="-0.0002010882" calcext:value-type="float">
            <text:p>-0.0002010882</text:p>
          </table:table-cell>
          <table:table-cell office:value-type="float" office:value="0.000003481541" calcext:value-type="float">
            <text:p>3.481541E-06</text:p>
          </table:table-cell>
          <table:table-cell office:value-type="float" office:value="-0.0003087959" calcext:value-type="float">
            <text:p>-0.0003087959</text:p>
          </table:table-cell>
          <table:table-cell office:value-type="float" office:value="0.0002777858" calcext:value-type="float">
            <text:p>0.0002777858</text:p>
          </table:table-cell>
          <table:table-cell office:value-type="float" office:value="-0.0006105226" calcext:value-type="float">
            <text:p>-0.0006105226</text:p>
          </table:table-cell>
          <table:table-cell office:value-type="float" office:value="-0.0004131661" calcext:value-type="float">
            <text:p>-0.00041316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1749" calcext:value-type="float">
            <text:p>0.0151749</text:p>
          </table:table-cell>
          <table:table-cell table:number-columns-repeated="16"/>
        </table:table-row>
        <table:table-row table:style-name="ro1">
          <table:table-cell office:value-type="float" office:value="0.523411" calcext:value-type="float">
            <text:p>0.523411</text:p>
          </table:table-cell>
          <table:table-cell office:value-type="float" office:value="0.2778751" calcext:value-type="float">
            <text:p>0.2778751</text:p>
          </table:table-cell>
          <table:table-cell office:value-type="float" office:value="0.523411" calcext:value-type="float">
            <text:p>0.523411</text:p>
          </table:table-cell>
          <table:table-cell office:value-type="float" office:value="0.0006031342" calcext:value-type="float">
            <text:p>0.0006031342</text:p>
          </table:table-cell>
          <table:table-cell office:value-type="float" office:value="0.0004667012" calcext:value-type="float">
            <text:p>0.0004667012</text:p>
          </table:table-cell>
          <table:table-cell office:value-type="float" office:value="-0.0002416713" calcext:value-type="float">
            <text:p>-0.0002416713</text:p>
          </table:table-cell>
          <table:table-cell office:value-type="float" office:value="-0.0003399489" calcext:value-type="float">
            <text:p>-0.0003399489</text:p>
          </table:table-cell>
          <table:table-cell office:value-type="float" office:value="-0.00008850244" calcext:value-type="float">
            <text:p>-8.850244E-05</text:p>
          </table:table-cell>
          <table:table-cell office:value-type="float" office:value="0.0001025393" calcext:value-type="float">
            <text:p>0.0001025393</text:p>
          </table:table-cell>
          <table:table-cell office:value-type="float" office:value="0.001117308" calcext:value-type="float">
            <text:p>0.001117308</text:p>
          </table:table-cell>
          <table:table-cell office:value-type="float" office:value="-0.0006542558" calcext:value-type="float">
            <text:p>-0.0006542558</text:p>
          </table:table-cell>
          <table:table-cell office:value-type="float" office:value="-0.000466491" calcext:value-type="float">
            <text:p>-0.000466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8805" calcext:value-type="float">
            <text:p>0.01508805</text:p>
          </table:table-cell>
          <table:table-cell table:number-columns-repeated="16"/>
        </table:table-row>
        <table:table-row table:style-name="ro1">
          <table:table-cell office:value-type="float" office:value="0.5110739" calcext:value-type="float">
            <text:p>0.5110739</text:p>
          </table:table-cell>
          <table:table-cell office:value-type="float" office:value="0.2865093" calcext:value-type="float">
            <text:p>0.2865093</text:p>
          </table:table-cell>
          <table:table-cell office:value-type="float" office:value="0.5110739" calcext:value-type="float">
            <text:p>0.5110739</text:p>
          </table:table-cell>
          <table:table-cell office:value-type="float" office:value="0.0006666912" calcext:value-type="float">
            <text:p>0.0006666912</text:p>
          </table:table-cell>
          <table:table-cell office:value-type="float" office:value="0.0004667012" calcext:value-type="float">
            <text:p>0.0004667012</text:p>
          </table:table-cell>
          <table:table-cell office:value-type="float" office:value="-0.0002170703" calcext:value-type="float">
            <text:p>-0.0002170703</text:p>
          </table:table-cell>
          <table:table-cell office:value-type="float" office:value="-0.0003399489" calcext:value-type="float">
            <text:p>-0.0003399489</text:p>
          </table:table-cell>
          <table:table-cell office:value-type="float" office:value="-0.00008850244" calcext:value-type="float">
            <text:p>-8.850244E-05</text:p>
          </table:table-cell>
          <table:table-cell office:value-type="float" office:value="-0.0001370113" calcext:value-type="float">
            <text:p>-0.0001370113</text:p>
          </table:table-cell>
          <table:table-cell office:value-type="float" office:value="0.001124464" calcext:value-type="float">
            <text:p>0.001124464</text:p>
          </table:table-cell>
          <table:table-cell office:value-type="float" office:value="-0.0006545716" calcext:value-type="float">
            <text:p>-0.0006545716</text:p>
          </table:table-cell>
          <table:table-cell office:value-type="float" office:value="-0.0004667471" calcext:value-type="float">
            <text:p>-0.0004667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6528" calcext:value-type="float">
            <text:p>0.01506528</text:p>
          </table:table-cell>
          <table:table-cell table:number-columns-repeated="16"/>
        </table:table-row>
        <table:table-row table:style-name="ro1">
          <table:table-cell office:value-type="float" office:value="0.5044723" calcext:value-type="float">
            <text:p>0.5044723</text:p>
          </table:table-cell>
          <table:table-cell office:value-type="float" office:value="0.29187" calcext:value-type="float">
            <text:p>0.29187</text:p>
          </table:table-cell>
          <table:table-cell office:value-type="float" office:value="0.5044723" calcext:value-type="float">
            <text:p>0.5044723</text:p>
          </table:table-cell>
          <table:table-cell office:value-type="float" office:value="0.0009886205" calcext:value-type="float">
            <text:p>0.0009886205</text:p>
          </table:table-cell>
          <table:table-cell office:value-type="float" office:value="0.0004007629" calcext:value-type="float">
            <text:p>0.0004007629</text:p>
          </table:table-cell>
          <table:table-cell office:value-type="float" office:value="0.0002128137" calcext:value-type="float">
            <text:p>0.0002128137</text:p>
          </table:table-cell>
          <table:table-cell office:value-type="float" office:value="-0.0005357027" calcext:value-type="float">
            <text:p>-0.0005357027</text:p>
          </table:table-cell>
          <table:table-cell office:value-type="float" office:value="0.00003028982" calcext:value-type="float">
            <text:p>3.028982E-05</text:p>
          </table:table-cell>
          <table:table-cell office:value-type="float" office:value="-0.0002928696" calcext:value-type="float">
            <text:p>-0.0002928696</text:p>
          </table:table-cell>
          <table:table-cell office:value-type="float" office:value="0.00143335" calcext:value-type="float">
            <text:p>0.00143335</text:p>
          </table:table-cell>
          <table:table-cell office:value-type="float" office:value="-0.0006343785" calcext:value-type="float">
            <text:p>-0.0006343785</text:p>
          </table:table-cell>
          <table:table-cell office:value-type="float" office:value="-0.0004080879" calcext:value-type="float">
            <text:p>-0.0004080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70705" calcext:value-type="float">
            <text:p>0.01470705</text:p>
          </table:table-cell>
          <table:table-cell table:number-columns-repeated="16"/>
        </table:table-row>
        <table:table-row table:style-name="ro1">
          <table:table-cell office:value-type="float" office:value="0.9686449" calcext:value-type="float">
            <text:p>0.9686449</text:p>
          </table:table-cell>
          <table:table-cell office:value-type="float" office:value="0.01692923" calcext:value-type="float">
            <text:p>0.01692923</text:p>
          </table:table-cell>
          <table:table-cell office:value-type="float" office:value="0.9686449" calcext:value-type="float">
            <text:p>0.9686449</text:p>
          </table:table-cell>
          <table:table-cell office:value-type="float" office:value="0.0009721629" calcext:value-type="float">
            <text:p>0.0009721629</text:p>
          </table:table-cell>
          <table:table-cell office:value-type="float" office:value="0.000479634" calcext:value-type="float">
            <text:p>0.000479634</text:p>
          </table:table-cell>
          <table:table-cell office:value-type="float" office:value="-0.0003216412" calcext:value-type="float">
            <text:p>-0.0003216412</text:p>
          </table:table-cell>
          <table:table-cell office:value-type="float" office:value="-0.000398457" calcext:value-type="float">
            <text:p>-0.000398457</text:p>
          </table:table-cell>
          <table:table-cell office:value-type="float" office:value="0.000004489573" calcext:value-type="float">
            <text:p>4.489573E-06</text:p>
          </table:table-cell>
          <table:table-cell office:value-type="float" office:value="-0.0002809046" calcext:value-type="float">
            <text:p>-0.0002809046</text:p>
          </table:table-cell>
          <table:table-cell office:value-type="float" office:value="0.0008288544" calcext:value-type="float">
            <text:p>0.0008288544</text:p>
          </table:table-cell>
          <table:table-cell office:value-type="float" office:value="-0.0006536959" calcext:value-type="float">
            <text:p>-0.0006536959</text:p>
          </table:table-cell>
          <table:table-cell office:value-type="float" office:value="-0.0004173103" calcext:value-type="float">
            <text:p>-0.0004173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18737" calcext:value-type="float">
            <text:p>0.01418737</text:p>
          </table:table-cell>
          <table:table-cell table:number-columns-repeated="16"/>
        </table:table-row>
        <table:table-row table:style-name="ro1">
          <table:table-cell office:value-type="float" office:value="0.03134006" calcext:value-type="float">
            <text:p>0.03134006</text:p>
          </table:table-cell>
          <table:table-cell office:value-type="float" office:value="0.825954" calcext:value-type="float">
            <text:p>0.825954</text:p>
          </table:table-cell>
          <table:table-cell office:value-type="float" office:value="0.03134006" calcext:value-type="float">
            <text:p>0.03134006</text:p>
          </table:table-cell>
          <table:table-cell office:value-type="float" office:value="0.0009949757" calcext:value-type="float">
            <text:p>0.0009949757</text:p>
          </table:table-cell>
          <table:table-cell office:value-type="float" office:value="0.0004686453" calcext:value-type="float">
            <text:p>0.0004686453</text:p>
          </table:table-cell>
          <table:table-cell office:value-type="float" office:value="-0.0003127171" calcext:value-type="float">
            <text:p>-0.0003127171</text:p>
          </table:table-cell>
          <table:table-cell office:value-type="float" office:value="-0.0009797078" calcext:value-type="float">
            <text:p>-0.0009797078</text:p>
          </table:table-cell>
          <table:table-cell office:value-type="float" office:value="-0.0006600489" calcext:value-type="float">
            <text:p>-0.0006600489</text:p>
          </table:table-cell>
          <table:table-cell office:value-type="float" office:value="-0.0002836088" calcext:value-type="float">
            <text:p>-0.0002836088</text:p>
          </table:table-cell>
          <table:table-cell office:value-type="float" office:value="0.0002136738" calcext:value-type="float">
            <text:p>0.0002136738</text:p>
          </table:table-cell>
          <table:table-cell office:value-type="float" office:value="-0.001072415" calcext:value-type="float">
            <text:p>-0.001072415</text:p>
          </table:table-cell>
          <table:table-cell office:value-type="float" office:value="-0.0004042357" calcext:value-type="float">
            <text:p>-0.0004042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95502" calcext:value-type="float">
            <text:p>0.01395502</text:p>
          </table:table-cell>
          <table:table-cell table:number-columns-repeated="16"/>
        </table:table-row>
        <table:table-row table:style-name="ro1">
          <table:table-cell office:value-type="float" office:value="0.2697108" calcext:value-type="float">
            <text:p>0.2697108</text:p>
          </table:table-cell>
          <table:table-cell office:value-type="float" office:value="0.4821269" calcext:value-type="float">
            <text:p>0.4821269</text:p>
          </table:table-cell>
          <table:table-cell office:value-type="float" office:value="0.2697108" calcext:value-type="float">
            <text:p>0.2697108</text:p>
          </table:table-cell>
          <table:table-cell office:value-type="float" office:value="0.0009922122" calcext:value-type="float">
            <text:p>0.0009922122</text:p>
          </table:table-cell>
          <table:table-cell office:value-type="float" office:value="0.0003955418" calcext:value-type="float">
            <text:p>0.0003955418</text:p>
          </table:table-cell>
          <table:table-cell office:value-type="float" office:value="0.0001173825" calcext:value-type="float">
            <text:p>0.0001173825</text:p>
          </table:table-cell>
          <table:table-cell office:value-type="float" office:value="-0.0006861252" calcext:value-type="float">
            <text:p>-0.0006861252</text:p>
          </table:table-cell>
          <table:table-cell office:value-type="float" office:value="0.000003161887" calcext:value-type="float">
            <text:p>3.161887E-06</text:p>
          </table:table-cell>
          <table:table-cell office:value-type="float" office:value="-0.0003288166" calcext:value-type="float">
            <text:p>-0.0003288166</text:p>
          </table:table-cell>
          <table:table-cell office:value-type="float" office:value="0.0003543728" calcext:value-type="float">
            <text:p>0.0003543728</text:p>
          </table:table-cell>
          <table:table-cell office:value-type="float" office:value="-0.0006536959" calcext:value-type="float">
            <text:p>-0.0006536959</text:p>
          </table:table-cell>
          <table:table-cell office:value-type="float" office:value="-0.0004627645" calcext:value-type="float">
            <text:p>-0.00046276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5229" calcext:value-type="float">
            <text:p>0.01385229</text:p>
          </table:table-cell>
          <table:table-cell table:number-columns-repeated="16"/>
        </table:table-row>
        <table:table-row table:style-name="ro1">
          <table:table-cell office:value-type="float" office:value="0.8200062" calcext:value-type="float">
            <text:p>0.8200062</text:p>
          </table:table-cell>
          <table:table-cell office:value-type="float" office:value="0.09600029" calcext:value-type="float">
            <text:p>0.09600029</text:p>
          </table:table-cell>
          <table:table-cell office:value-type="float" office:value="0.8200062" calcext:value-type="float">
            <text:p>0.8200062</text:p>
          </table:table-cell>
          <table:table-cell office:value-type="float" office:value="0.0004463288" calcext:value-type="float">
            <text:p>0.0004463288</text:p>
          </table:table-cell>
          <table:table-cell office:value-type="float" office:value="0.0003991931" calcext:value-type="float">
            <text:p>0.0003991931</text:p>
          </table:table-cell>
          <table:table-cell office:value-type="float" office:value="-0.0003062335" calcext:value-type="float">
            <text:p>-0.0003062335</text:p>
          </table:table-cell>
          <table:table-cell office:value-type="float" office:value="-0.0008057629" calcext:value-type="float">
            <text:p>-0.0008057629</text:p>
          </table:table-cell>
          <table:table-cell office:value-type="float" office:value="0.00008069602" calcext:value-type="float">
            <text:p>0.000080696</text:p>
          </table:table-cell>
          <table:table-cell office:value-type="float" office:value="-0.0004216844" calcext:value-type="float">
            <text:p>-0.0004216844</text:p>
          </table:table-cell>
          <table:table-cell office:value-type="float" office:value="0.0009549245" calcext:value-type="float">
            <text:p>0.0009549245</text:p>
          </table:table-cell>
          <table:table-cell office:value-type="float" office:value="-0.001094362" calcext:value-type="float">
            <text:p>-0.001094362</text:p>
          </table:table-cell>
          <table:table-cell office:value-type="float" office:value="-0.0004091622" calcext:value-type="float">
            <text:p>-0.00040916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4964" calcext:value-type="float">
            <text:p>0.01374964</text:p>
          </table:table-cell>
          <table:table-cell table:number-columns-repeated="16"/>
        </table:table-row>
        <table:table-row table:style-name="ro1">
          <table:table-cell office:value-type="float" office:value="0.9537723" calcext:value-type="float">
            <text:p>0.9537723</text:p>
          </table:table-cell>
          <table:table-cell office:value-type="float" office:value="0.02498735" calcext:value-type="float">
            <text:p>0.02498735</text:p>
          </table:table-cell>
          <table:table-cell office:value-type="float" office:value="0.9537723" calcext:value-type="float">
            <text:p>0.9537723</text:p>
          </table:table-cell>
          <table:table-cell office:value-type="float" office:value="0.000938011" calcext:value-type="float">
            <text:p>0.000938011</text:p>
          </table:table-cell>
          <table:table-cell office:value-type="float" office:value="0.0003993126" calcext:value-type="float">
            <text:p>0.0003993126</text:p>
          </table:table-cell>
          <table:table-cell office:value-type="float" office:value="0.0003148724" calcext:value-type="float">
            <text:p>0.0003148724</text:p>
          </table:table-cell>
          <table:table-cell office:value-type="float" office:value="-0.0002706577" calcext:value-type="float">
            <text:p>-0.0002706577</text:p>
          </table:table-cell>
          <table:table-cell office:value-type="float" office:value="-0.00009574737" calcext:value-type="float">
            <text:p>-9.574737E-05</text:p>
          </table:table-cell>
          <table:table-cell office:value-type="float" office:value="0.00007595693" calcext:value-type="float">
            <text:p>7.595693E-05</text:p>
          </table:table-cell>
          <table:table-cell office:value-type="float" office:value="0.00112219" calcext:value-type="float">
            <text:p>0.00112219</text:p>
          </table:table-cell>
          <table:table-cell office:value-type="float" office:value="-0.001123906" calcext:value-type="float">
            <text:p>-0.001123906</text:p>
          </table:table-cell>
          <table:table-cell office:value-type="float" office:value="-0.0004508212" calcext:value-type="float">
            <text:p>-0.0004508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739" calcext:value-type="float">
            <text:p>0.0136739</text:p>
          </table:table-cell>
          <table:table-cell table:number-columns-repeated="16"/>
        </table:table-row>
        <table:table-row table:style-name="ro1">
          <table:table-cell office:value-type="float" office:value="0.2954086" calcext:value-type="float">
            <text:p>0.2954086</text:p>
          </table:table-cell>
          <table:table-cell office:value-type="float" office:value="0.4584423" calcext:value-type="float">
            <text:p>0.4584423</text:p>
          </table:table-cell>
          <table:table-cell office:value-type="float" office:value="0.2954086" calcext:value-type="float">
            <text:p>0.2954086</text:p>
          </table:table-cell>
          <table:table-cell office:value-type="float" office:value="0.0009587974" calcext:value-type="float">
            <text:p>0.0009587974</text:p>
          </table:table-cell>
          <table:table-cell office:value-type="float" office:value="0.0004000379" calcext:value-type="float">
            <text:p>0.0004000379</text:p>
          </table:table-cell>
          <table:table-cell office:value-type="float" office:value="-0.0002604751" calcext:value-type="float">
            <text:p>-0.0002604751</text:p>
          </table:table-cell>
          <table:table-cell office:value-type="float" office:value="0.0001778932" calcext:value-type="float">
            <text:p>0.0001778932</text:p>
          </table:table-cell>
          <table:table-cell office:value-type="float" office:value="0.0001340852" calcext:value-type="float">
            <text:p>0.0001340852</text:p>
          </table:table-cell>
          <table:table-cell office:value-type="float" office:value="-0.0003056077" calcext:value-type="float">
            <text:p>-0.0003056077</text:p>
          </table:table-cell>
          <table:table-cell office:value-type="float" office:value="0.001259814" calcext:value-type="float">
            <text:p>0.001259814</text:p>
          </table:table-cell>
          <table:table-cell office:value-type="float" office:value="-0.0005852619" calcext:value-type="float">
            <text:p>-0.0005852619</text:p>
          </table:table-cell>
          <table:table-cell office:value-type="float" office:value="-0.0004231895" calcext:value-type="float">
            <text:p>-0.0004231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38658" calcext:value-type="float">
            <text:p>0.01338658</text:p>
          </table:table-cell>
          <table:table-cell table:number-columns-repeated="16"/>
        </table:table-row>
        <table:table-row table:style-name="ro1">
          <table:table-cell office:value-type="float" office:value="0.9222122" calcext:value-type="float">
            <text:p>0.9222122</text:p>
          </table:table-cell>
          <table:table-cell office:value-type="float" office:value="0.04159414" calcext:value-type="float">
            <text:p>0.04159414</text:p>
          </table:table-cell>
          <table:table-cell office:value-type="float" office:value="0.9222122" calcext:value-type="float">
            <text:p>0.9222122</text:p>
          </table:table-cell>
          <table:table-cell office:value-type="float" office:value="0.001128483" calcext:value-type="float">
            <text:p>0.001128483</text:p>
          </table:table-cell>
          <table:table-cell office:value-type="float" office:value="0.0008119623" calcext:value-type="float">
            <text:p>0.0008119623</text:p>
          </table:table-cell>
          <table:table-cell office:value-type="float" office:value="-0.0003056707" calcext:value-type="float">
            <text:p>-0.0003056707</text:p>
          </table:table-cell>
          <table:table-cell office:value-type="float" office:value="-0.0004352884" calcext:value-type="float">
            <text:p>-0.0004352884</text:p>
          </table:table-cell>
          <table:table-cell office:value-type="float" office:value="-0.0007670039" calcext:value-type="float">
            <text:p>-0.0007670039</text:p>
          </table:table-cell>
          <table:table-cell office:value-type="float" office:value="-0.0001608135" calcext:value-type="float">
            <text:p>-0.0001608135</text:p>
          </table:table-cell>
          <table:table-cell office:value-type="float" office:value="0.0004403522" calcext:value-type="float">
            <text:p>0.0004403522</text:p>
          </table:table-cell>
          <table:table-cell office:value-type="float" office:value="-0.001202936" calcext:value-type="float">
            <text:p>-0.001202936</text:p>
          </table:table-cell>
          <table:table-cell office:value-type="float" office:value="-0.0004243435" calcext:value-type="float">
            <text:p>-0.0004243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30688" calcext:value-type="float">
            <text:p>0.01330688</text:p>
          </table:table-cell>
          <table:table-cell table:number-columns-repeated="16"/>
        </table:table-row>
        <table:table-row table:style-name="ro1">
          <table:table-cell office:value-type="float" office:value="0.3943577" calcext:value-type="float">
            <text:p>0.3943577</text:p>
          </table:table-cell>
          <table:table-cell office:value-type="float" office:value="0.3729739" calcext:value-type="float">
            <text:p>0.3729739</text:p>
          </table:table-cell>
          <table:table-cell office:value-type="float" office:value="0.3943577" calcext:value-type="float">
            <text:p>0.3943577</text:p>
          </table:table-cell>
          <table:table-cell office:value-type="float" office:value="0.000508152" calcext:value-type="float">
            <text:p>0.000508152</text:p>
          </table:table-cell>
          <table:table-cell office:value-type="float" office:value="0.0004835643" calcext:value-type="float">
            <text:p>0.0004835643</text:p>
          </table:table-cell>
          <table:table-cell office:value-type="float" office:value="-0.0003086206" calcext:value-type="float">
            <text:p>-0.0003086206</text:p>
          </table:table-cell>
          <table:table-cell office:value-type="float" office:value="-0.0003622848" calcext:value-type="float">
            <text:p>-0.0003622848</text:p>
          </table:table-cell>
          <table:table-cell office:value-type="float" office:value="0.00002598544" calcext:value-type="float">
            <text:p>2.598544E-05</text:p>
          </table:table-cell>
          <table:table-cell office:value-type="float" office:value="-0.000401271" calcext:value-type="float">
            <text:p>-0.000401271</text:p>
          </table:table-cell>
          <table:table-cell office:value-type="float" office:value="0.0005952616" calcext:value-type="float">
            <text:p>0.0005952616</text:p>
          </table:table-cell>
          <table:table-cell office:value-type="float" office:value="-0.0005972049" calcext:value-type="float">
            <text:p>-0.0005972049</text:p>
          </table:table-cell>
          <table:table-cell office:value-type="float" office:value="-0.0004070459" calcext:value-type="float">
            <text:p>-0.0004070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1972" calcext:value-type="float">
            <text:p>0.01321972</text:p>
          </table:table-cell>
          <table:table-cell table:number-columns-repeated="16"/>
        </table:table-row>
        <table:table-row table:style-name="ro1">
          <table:table-cell office:value-type="float" office:value="0.4073835" calcext:value-type="float">
            <text:p>0.4073835</text:p>
          </table:table-cell>
          <table:table-cell office:value-type="float" office:value="0.3626907" calcext:value-type="float">
            <text:p>0.3626907</text:p>
          </table:table-cell>
          <table:table-cell office:value-type="float" office:value="0.4073835" calcext:value-type="float">
            <text:p>0.4073835</text:p>
          </table:table-cell>
          <table:table-cell office:value-type="float" office:value="0.0004441042" calcext:value-type="float">
            <text:p>0.0004441042</text:p>
          </table:table-cell>
          <table:table-cell office:value-type="float" office:value="0.0004835643" calcext:value-type="float">
            <text:p>0.0004835643</text:p>
          </table:table-cell>
          <table:table-cell office:value-type="float" office:value="-0.0003086206" calcext:value-type="float">
            <text:p>-0.0003086206</text:p>
          </table:table-cell>
          <table:table-cell office:value-type="float" office:value="-0.0003622848" calcext:value-type="float">
            <text:p>-0.0003622848</text:p>
          </table:table-cell>
          <table:table-cell office:value-type="float" office:value="0.00002598544" calcext:value-type="float">
            <text:p>2.598544E-05</text:p>
          </table:table-cell>
          <table:table-cell office:value-type="float" office:value="-0.000401271" calcext:value-type="float">
            <text:p>-0.000401271</text:p>
          </table:table-cell>
          <table:table-cell office:value-type="float" office:value="0.0006596028" calcext:value-type="float">
            <text:p>0.0006596028</text:p>
          </table:table-cell>
          <table:table-cell office:value-type="float" office:value="-0.0005972049" calcext:value-type="float">
            <text:p>-0.0005972049</text:p>
          </table:table-cell>
          <table:table-cell office:value-type="float" office:value="-0.0004076726" calcext:value-type="float">
            <text:p>-0.0004076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18792" calcext:value-type="float">
            <text:p>0.01318792</text:p>
          </table:table-cell>
          <table:table-cell table:number-columns-repeated="16"/>
        </table:table-row>
        <table:table-row table:style-name="ro1">
          <table:table-cell office:value-type="float" office:value="0.1049408" calcext:value-type="float">
            <text:p>0.1049408</text:p>
          </table:table-cell>
          <table:table-cell office:value-type="float" office:value="0.6792925" calcext:value-type="float">
            <text:p>0.6792925</text:p>
          </table:table-cell>
          <table:table-cell office:value-type="float" office:value="0.1049408" calcext:value-type="float">
            <text:p>0.1049408</text:p>
          </table:table-cell>
          <table:table-cell office:value-type="float" office:value="0.0005281414" calcext:value-type="float">
            <text:p>0.0005281414</text:p>
          </table:table-cell>
          <table:table-cell office:value-type="float" office:value="0.0004037338" calcext:value-type="float">
            <text:p>0.0004037338</text:p>
          </table:table-cell>
          <table:table-cell office:value-type="float" office:value="-0.0003145619" calcext:value-type="float">
            <text:p>-0.0003145619</text:p>
          </table:table-cell>
          <table:table-cell office:value-type="float" office:value="-0.001103204" calcext:value-type="float">
            <text:p>-0.001103204</text:p>
          </table:table-cell>
          <table:table-cell office:value-type="float" office:value="-0.0004757553" calcext:value-type="float">
            <text:p>-0.0004757553</text:p>
          </table:table-cell>
          <table:table-cell office:value-type="float" office:value="-0.0001896556" calcext:value-type="float">
            <text:p>-0.0001896556</text:p>
          </table:table-cell>
          <table:table-cell office:value-type="float" office:value="0.001256193" calcext:value-type="float">
            <text:p>0.001256193</text:p>
          </table:table-cell>
          <table:table-cell office:value-type="float" office:value="-0.001056002" calcext:value-type="float">
            <text:p>-0.001056002</text:p>
          </table:table-cell>
          <table:table-cell office:value-type="float" office:value="-0.0004164171" calcext:value-type="float">
            <text:p>-0.0004164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0979" calcext:value-type="float">
            <text:p>0.0130979</text:p>
          </table:table-cell>
          <table:table-cell table:number-columns-repeated="16"/>
        </table:table-row>
        <table:table-row table:style-name="ro1">
          <table:table-cell office:value-type="float" office:value="0.1590962" calcext:value-type="float">
            <text:p>0.1590962</text:p>
          </table:table-cell>
          <table:table-cell office:value-type="float" office:value="0.6028003" calcext:value-type="float">
            <text:p>0.6028003</text:p>
          </table:table-cell>
          <table:table-cell office:value-type="float" office:value="0.1590962" calcext:value-type="float">
            <text:p>0.1590962</text:p>
          </table:table-cell>
          <table:table-cell office:value-type="float" office:value="0.000544113" calcext:value-type="float">
            <text:p>0.000544113</text:p>
          </table:table-cell>
          <table:table-cell office:value-type="float" office:value="0.0003523541" calcext:value-type="float">
            <text:p>0.0003523541</text:p>
          </table:table-cell>
          <table:table-cell office:value-type="float" office:value="-0.0003285196" calcext:value-type="float">
            <text:p>-0.0003285196</text:p>
          </table:table-cell>
          <table:table-cell office:value-type="float" office:value="0.000382771" calcext:value-type="float">
            <text:p>0.000382771</text:p>
          </table:table-cell>
          <table:table-cell office:value-type="float" office:value="-0.0005354076" calcext:value-type="float">
            <text:p>-0.0005354076</text:p>
          </table:table-cell>
          <table:table-cell office:value-type="float" office:value="-0.0003672582" calcext:value-type="float">
            <text:p>-0.0003672582</text:p>
          </table:table-cell>
          <table:table-cell office:value-type="float" office:value="0.0004392192" calcext:value-type="float">
            <text:p>0.0004392192</text:p>
          </table:table-cell>
          <table:table-cell office:value-type="float" office:value="-0.001079803" calcext:value-type="float">
            <text:p>-0.001079803</text:p>
          </table:table-cell>
          <table:table-cell office:value-type="float" office:value="-0.0004262194" calcext:value-type="float">
            <text:p>-0.0004262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4522" calcext:value-type="float">
            <text:p>0.01244522</text:p>
          </table:table-cell>
          <table:table-cell table:number-columns-repeated="16"/>
        </table:table-row>
        <table:table-row table:style-name="ro1">
          <table:table-cell office:value-type="float" office:value="0.3524036" calcext:value-type="float">
            <text:p>0.3524036</text:p>
          </table:table-cell>
          <table:table-cell office:value-type="float" office:value="0.4100025" calcext:value-type="float">
            <text:p>0.4100025</text:p>
          </table:table-cell>
          <table:table-cell office:value-type="float" office:value="0.3524036" calcext:value-type="float">
            <text:p>0.3524036</text:p>
          </table:table-cell>
          <table:table-cell office:value-type="float" office:value="0.001417191" calcext:value-type="float">
            <text:p>0.001417191</text:p>
          </table:table-cell>
          <table:table-cell office:value-type="float" office:value="0.0008750771" calcext:value-type="float">
            <text:p>0.0008750771</text:p>
          </table:table-cell>
          <table:table-cell office:value-type="float" office:value="-0.0002846688" calcext:value-type="float">
            <text:p>-0.0002846688</text:p>
          </table:table-cell>
          <table:table-cell office:value-type="float" office:value="-0.0004335119" calcext:value-type="float">
            <text:p>-0.0004335119</text:p>
          </table:table-cell>
          <table:table-cell office:value-type="float" office:value="-0.0008224822" calcext:value-type="float">
            <text:p>-0.0008224822</text:p>
          </table:table-cell>
          <table:table-cell office:value-type="float" office:value="-0.0002804414" calcext:value-type="float">
            <text:p>-0.0002804414</text:p>
          </table:table-cell>
          <table:table-cell office:value-type="float" office:value="0.001519493" calcext:value-type="float">
            <text:p>0.001519493</text:p>
          </table:table-cell>
          <table:table-cell office:value-type="float" office:value="-0.0005099913" calcext:value-type="float">
            <text:p>-0.0005099913</text:p>
          </table:table-cell>
          <table:table-cell office:value-type="float" office:value="-0.0004173549" calcext:value-type="float">
            <text:p>-0.0004173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8675" calcext:value-type="float">
            <text:p>0.01198675</text:p>
          </table:table-cell>
          <table:table-cell table:number-columns-repeated="16"/>
        </table:table-row>
        <table:table-row table:style-name="ro1">
          <table:table-cell office:value-type="float" office:value="0.6867398" calcext:value-type="float">
            <text:p>0.6867398</text:p>
          </table:table-cell>
          <table:table-cell office:value-type="float" office:value="0.1722629" calcext:value-type="float">
            <text:p>0.1722629</text:p>
          </table:table-cell>
          <table:table-cell office:value-type="float" office:value="0.6867398" calcext:value-type="float">
            <text:p>0.6867398</text:p>
          </table:table-cell>
          <table:table-cell office:value-type="float" office:value="0.0004593998" calcext:value-type="float">
            <text:p>0.0004593998</text:p>
          </table:table-cell>
          <table:table-cell office:value-type="float" office:value="0.0004821752" calcext:value-type="float">
            <text:p>0.0004821752</text:p>
          </table:table-cell>
          <table:table-cell office:value-type="float" office:value="-0.0002847055" calcext:value-type="float">
            <text:p>-0.0002847055</text:p>
          </table:table-cell>
          <table:table-cell office:value-type="float" office:value="0.000597577" calcext:value-type="float">
            <text:p>0.000597577</text:p>
          </table:table-cell>
          <table:table-cell office:value-type="float" office:value="0.0001505964" calcext:value-type="float">
            <text:p>0.0001505964</text:p>
          </table:table-cell>
          <table:table-cell office:value-type="float" office:value="-0.00002389809" calcext:value-type="float">
            <text:p>-2.389809E-05</text:p>
          </table:table-cell>
          <table:table-cell office:value-type="float" office:value="0.0008066582" calcext:value-type="float">
            <text:p>0.0008066582</text:p>
          </table:table-cell>
          <table:table-cell office:value-type="float" office:value="-0.0006461288" calcext:value-type="float">
            <text:p>-0.0006461288</text:p>
          </table:table-cell>
          <table:table-cell office:value-type="float" office:value="-0.000317749" calcext:value-type="float">
            <text:p>-0.000317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3649" calcext:value-type="float">
            <text:p>0.01193649</text:p>
          </table:table-cell>
          <table:table-cell table:number-columns-repeated="16"/>
        </table:table-row>
        <table:table-row table:style-name="ro1">
          <table:table-cell office:value-type="float" office:value="0.5634571" calcext:value-type="float">
            <text:p>0.5634571</text:p>
          </table:table-cell>
          <table:table-cell office:value-type="float" office:value="0.2514738" calcext:value-type="float">
            <text:p>0.2514738</text:p>
          </table:table-cell>
          <table:table-cell office:value-type="float" office:value="0.5634571" calcext:value-type="float">
            <text:p>0.5634571</text:p>
          </table:table-cell>
          <table:table-cell office:value-type="float" office:value="0.0005263085" calcext:value-type="float">
            <text:p>0.0005263085</text:p>
          </table:table-cell>
          <table:table-cell office:value-type="float" office:value="0.0003991032" calcext:value-type="float">
            <text:p>0.0003991032</text:p>
          </table:table-cell>
          <table:table-cell office:value-type="float" office:value="-0.0003145619" calcext:value-type="float">
            <text:p>-0.0003145619</text:p>
          </table:table-cell>
          <table:table-cell office:value-type="float" office:value="-0.001074035" calcext:value-type="float">
            <text:p>-0.001074035</text:p>
          </table:table-cell>
          <table:table-cell office:value-type="float" office:value="-0.0006108216" calcext:value-type="float">
            <text:p>-0.0006108216</text:p>
          </table:table-cell>
          <table:table-cell office:value-type="float" office:value="-0.0002877279" calcext:value-type="float">
            <text:p>-0.0002877279</text:p>
          </table:table-cell>
          <table:table-cell office:value-type="float" office:value="0.0008891059" calcext:value-type="float">
            <text:p>0.0008891059</text:p>
          </table:table-cell>
          <table:table-cell office:value-type="float" office:value="-0.001079814" calcext:value-type="float">
            <text:p>-0.001079814</text:p>
          </table:table-cell>
          <table:table-cell office:value-type="float" office:value="-0.000415433" calcext:value-type="float">
            <text:p>-0.000415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3863" calcext:value-type="float">
            <text:p>0.01183863</text:p>
          </table:table-cell>
          <table:table-cell table:number-columns-repeated="16"/>
        </table:table-row>
        <table:table-row table:style-name="ro1">
          <table:table-cell office:value-type="float" office:value="0.8139618" calcext:value-type="float">
            <text:p>0.8139618</text:p>
          </table:table-cell>
          <table:table-cell office:value-type="float" office:value="0.09939871" calcext:value-type="float">
            <text:p>0.09939871</text:p>
          </table:table-cell>
          <table:table-cell office:value-type="float" office:value="0.8139618" calcext:value-type="float">
            <text:p>0.8139618</text:p>
          </table:table-cell>
          <table:table-cell office:value-type="float" office:value="0.0009917817" calcext:value-type="float">
            <text:p>0.0009917817</text:p>
          </table:table-cell>
          <table:table-cell office:value-type="float" office:value="0.0004827225" calcext:value-type="float">
            <text:p>0.0004827225</text:p>
          </table:table-cell>
          <table:table-cell office:value-type="float" office:value="0.0002476718" calcext:value-type="float">
            <text:p>0.0002476718</text:p>
          </table:table-cell>
          <table:table-cell office:value-type="float" office:value="-0.0001931084" calcext:value-type="float">
            <text:p>-0.0001931084</text:p>
          </table:table-cell>
          <table:table-cell office:value-type="float" office:value="-0.00004643779" calcext:value-type="float">
            <text:p>-4.643779E-05</text:p>
          </table:table-cell>
          <table:table-cell office:value-type="float" office:value="-0.0002852368" calcext:value-type="float">
            <text:p>-0.0002852368</text:p>
          </table:table-cell>
          <table:table-cell office:value-type="float" office:value="0.001328305" calcext:value-type="float">
            <text:p>0.001328305</text:p>
          </table:table-cell>
          <table:table-cell office:value-type="float" office:value="-0.0005928848" calcext:value-type="float">
            <text:p>-0.0005928848</text:p>
          </table:table-cell>
          <table:table-cell office:value-type="float" office:value="-0.0004042339" calcext:value-type="float">
            <text:p>-0.0004042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8192" calcext:value-type="float">
            <text:p>0.01168192</text:p>
          </table:table-cell>
          <table:table-cell table:number-columns-repeated="16"/>
        </table:table-row>
        <table:table-row table:style-name="ro1">
          <table:table-cell office:value-type="float" office:value="0.9442846" calcext:value-type="float">
            <text:p>0.9442846</text:p>
          </table:table-cell>
          <table:table-cell office:value-type="float" office:value="0.0299146" calcext:value-type="float">
            <text:p>0.0299146</text:p>
          </table:table-cell>
          <table:table-cell office:value-type="float" office:value="0.9442846" calcext:value-type="float">
            <text:p>0.9442846</text:p>
          </table:table-cell>
          <table:table-cell office:value-type="float" office:value="0.001231102" calcext:value-type="float">
            <text:p>0.001231102</text:p>
          </table:table-cell>
          <table:table-cell office:value-type="float" office:value="0.0003994253" calcext:value-type="float">
            <text:p>0.0003994253</text:p>
          </table:table-cell>
          <table:table-cell office:value-type="float" office:value="-0.0002264799" calcext:value-type="float">
            <text:p>-0.0002264799</text:p>
          </table:table-cell>
          <table:table-cell office:value-type="float" office:value="0.0002618956" calcext:value-type="float">
            <text:p>0.0002618956</text:p>
          </table:table-cell>
          <table:table-cell office:value-type="float" office:value="0.0001691597" calcext:value-type="float">
            <text:p>0.0001691597</text:p>
          </table:table-cell>
          <table:table-cell office:value-type="float" office:value="-0.00007383393" calcext:value-type="float">
            <text:p>-7.383393E-05</text:p>
          </table:table-cell>
          <table:table-cell office:value-type="float" office:value="0.0009146607" calcext:value-type="float">
            <text:p>0.0009146607</text:p>
          </table:table-cell>
          <table:table-cell office:value-type="float" office:value="-0.001113416" calcext:value-type="float">
            <text:p>-0.001113416</text:p>
          </table:table-cell>
          <table:table-cell office:value-type="float" office:value="-0.0004121787" calcext:value-type="float">
            <text:p>-0.0004121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3501" calcext:value-type="float">
            <text:p>0.01153501</text:p>
          </table:table-cell>
          <table:table-cell table:number-columns-repeated="16"/>
        </table:table-row>
        <table:table-row table:style-name="ro1">
          <table:table-cell office:value-type="float" office:value="0.8037791" calcext:value-type="float">
            <text:p>0.8037791</text:p>
          </table:table-cell>
          <table:table-cell office:value-type="float" office:value="0.1049235" calcext:value-type="float">
            <text:p>0.1049235</text:p>
          </table:table-cell>
          <table:table-cell office:value-type="float" office:value="0.8037791" calcext:value-type="float">
            <text:p>0.8037791</text:p>
          </table:table-cell>
          <table:table-cell office:value-type="float" office:value="0.0005278815" calcext:value-type="float">
            <text:p>0.0005278815</text:p>
          </table:table-cell>
          <table:table-cell office:value-type="float" office:value="0.0003992068" calcext:value-type="float">
            <text:p>0.0003992068</text:p>
          </table:table-cell>
          <table:table-cell office:value-type="float" office:value="-0.0003265556" calcext:value-type="float">
            <text:p>-0.0003265556</text:p>
          </table:table-cell>
          <table:table-cell office:value-type="float" office:value="-0.0007472701" calcext:value-type="float">
            <text:p>-0.0007472701</text:p>
          </table:table-cell>
          <table:table-cell office:value-type="float" office:value="0.00006215806" calcext:value-type="float">
            <text:p>6.215806E-05</text:p>
          </table:table-cell>
          <table:table-cell office:value-type="float" office:value="-0.0002723669" calcext:value-type="float">
            <text:p>-0.0002723669</text:p>
          </table:table-cell>
          <table:table-cell office:value-type="float" office:value="0.001262094" calcext:value-type="float">
            <text:p>0.001262094</text:p>
          </table:table-cell>
          <table:table-cell office:value-type="float" office:value="-0.0006329866" calcext:value-type="float">
            <text:p>-0.0006329866</text:p>
          </table:table-cell>
          <table:table-cell office:value-type="float" office:value="-0.0004153519" calcext:value-type="float">
            <text:p>-0.0004153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3067" calcext:value-type="float">
            <text:p>0.01143067</text:p>
          </table:table-cell>
          <table:table-cell table:number-columns-repeated="16"/>
        </table:table-row>
        <table:table-row table:style-name="ro1">
          <table:table-cell office:value-type="float" office:value="0.9975867" calcext:value-type="float">
            <text:p>0.9975867</text:p>
          </table:table-cell>
          <table:table-cell office:value-type="float" office:value="0.002815913" calcext:value-type="float">
            <text:p>0.002815913</text:p>
          </table:table-cell>
          <table:table-cell office:value-type="float" office:value="0.9975867" calcext:value-type="float">
            <text:p>0.9975867</text:p>
          </table:table-cell>
          <table:table-cell office:value-type="float" office:value="0.0009875479" calcext:value-type="float">
            <text:p>0.0009875479</text:p>
          </table:table-cell>
          <table:table-cell office:value-type="float" office:value="0.0004835461" calcext:value-type="float">
            <text:p>0.0004835461</text:p>
          </table:table-cell>
          <table:table-cell office:value-type="float" office:value="-0.0003142529" calcext:value-type="float">
            <text:p>-0.0003142529</text:p>
          </table:table-cell>
          <table:table-cell office:value-type="float" office:value="-0.0004255256" calcext:value-type="float">
            <text:p>-0.0004255256</text:p>
          </table:table-cell>
          <table:table-cell office:value-type="float" office:value="-0.000003545138" calcext:value-type="float">
            <text:p>-3.545138E-06</text:p>
          </table:table-cell>
          <table:table-cell office:value-type="float" office:value="-0.0003219071" calcext:value-type="float">
            <text:p>-0.0003219071</text:p>
          </table:table-cell>
          <table:table-cell office:value-type="float" office:value="0.001391662" calcext:value-type="float">
            <text:p>0.001391662</text:p>
          </table:table-cell>
          <table:table-cell office:value-type="float" office:value="-0.000592153" calcext:value-type="float">
            <text:p>-0.000592153</text:p>
          </table:table-cell>
          <table:table-cell office:value-type="float" office:value="-0.000425785" calcext:value-type="float">
            <text:p>-0.000425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9386" calcext:value-type="float">
            <text:p>0.01119386</text:p>
          </table:table-cell>
          <table:table-cell table:number-columns-repeated="16"/>
        </table:table-row>
        <table:table-row table:style-name="ro1">
          <table:table-cell office:value-type="float" office:value="0.833262" calcext:value-type="float">
            <text:p>0.833262</text:p>
          </table:table-cell>
          <table:table-cell office:value-type="float" office:value="0.0891474" calcext:value-type="float">
            <text:p>0.0891474</text:p>
          </table:table-cell>
          <table:table-cell office:value-type="float" office:value="0.833262" calcext:value-type="float">
            <text:p>0.833262</text:p>
          </table:table-cell>
          <table:table-cell office:value-type="float" office:value="0.00104747" calcext:value-type="float">
            <text:p>0.00104747</text:p>
          </table:table-cell>
          <table:table-cell office:value-type="float" office:value="0.0008302289" calcext:value-type="float">
            <text:p>0.0008302289</text:p>
          </table:table-cell>
          <table:table-cell office:value-type="float" office:value="0.0003001046" calcext:value-type="float">
            <text:p>0.0003001046</text:p>
          </table:table-cell>
          <table:table-cell office:value-type="float" office:value="-0.0004247784" calcext:value-type="float">
            <text:p>-0.0004247784</text:p>
          </table:table-cell>
          <table:table-cell office:value-type="float" office:value="0.0001107504" calcext:value-type="float">
            <text:p>0.0001107504</text:p>
          </table:table-cell>
          <table:table-cell office:value-type="float" office:value="-0.0002787068" calcext:value-type="float">
            <text:p>-0.0002787068</text:p>
          </table:table-cell>
          <table:table-cell office:value-type="float" office:value="0.001363795" calcext:value-type="float">
            <text:p>0.001363795</text:p>
          </table:table-cell>
          <table:table-cell office:value-type="float" office:value="-0.0006567246" calcext:value-type="float">
            <text:p>-0.0006567246</text:p>
          </table:table-cell>
          <table:table-cell office:value-type="float" office:value="-0.000405092" calcext:value-type="float">
            <text:p>-0.000405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9258" calcext:value-type="float">
            <text:p>0.01119258</text:p>
          </table:table-cell>
          <table:table-cell table:number-columns-repeated="16"/>
        </table:table-row>
        <table:table-row table:style-name="ro1">
          <table:table-cell office:value-type="float" office:value="0.6554093" calcext:value-type="float">
            <text:p>0.6554093</text:p>
          </table:table-cell>
          <table:table-cell office:value-type="float" office:value="0.1917161" calcext:value-type="float">
            <text:p>0.1917161</text:p>
          </table:table-cell>
          <table:table-cell office:value-type="float" office:value="0.6554093" calcext:value-type="float">
            <text:p>0.6554093</text:p>
          </table:table-cell>
          <table:table-cell office:value-type="float" office:value="0.0009524747" calcext:value-type="float">
            <text:p>0.0009524747</text:p>
          </table:table-cell>
          <table:table-cell office:value-type="float" office:value="0.0004825721" calcext:value-type="float">
            <text:p>0.0004825721</text:p>
          </table:table-cell>
          <table:table-cell office:value-type="float" office:value="-0.0002743934" calcext:value-type="float">
            <text:p>-0.0002743934</text:p>
          </table:table-cell>
          <table:table-cell office:value-type="float" office:value="-0.0004328743" calcext:value-type="float">
            <text:p>-0.0004328743</text:p>
          </table:table-cell>
          <table:table-cell office:value-type="float" office:value="-0.00003626371" calcext:value-type="float">
            <text:p>-3.626371E-05</text:p>
          </table:table-cell>
          <table:table-cell office:value-type="float" office:value="-0.0002804414" calcext:value-type="float">
            <text:p>-0.0002804414</text:p>
          </table:table-cell>
          <table:table-cell office:value-type="float" office:value="0.000820795" calcext:value-type="float">
            <text:p>0.000820795</text:p>
          </table:table-cell>
          <table:table-cell office:value-type="float" office:value="-0.0006394948" calcext:value-type="float">
            <text:p>-0.0006394948</text:p>
          </table:table-cell>
          <table:table-cell office:value-type="float" office:value="-0.0004176331" calcext:value-type="float">
            <text:p>-0.0004176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7675" calcext:value-type="float">
            <text:p>0.01077675</text:p>
          </table:table-cell>
          <table:table-cell table:number-columns-repeated="16"/>
        </table:table-row>
        <table:table-row table:style-name="ro1">
          <table:table-cell office:value-type="float" office:value="0.3486609" calcext:value-type="float">
            <text:p>0.3486609</text:p>
          </table:table-cell>
          <table:table-cell office:value-type="float" office:value="0.41107" calcext:value-type="float">
            <text:p>0.41107</text:p>
          </table:table-cell>
          <table:table-cell office:value-type="float" office:value="0.3486609" calcext:value-type="float">
            <text:p>0.3486609</text:p>
          </table:table-cell>
          <table:table-cell office:value-type="float" office:value="0.000898028" calcext:value-type="float">
            <text:p>0.000898028</text:p>
          </table:table-cell>
          <table:table-cell office:value-type="float" office:value="0.0004649792" calcext:value-type="float">
            <text:p>0.0004649792</text:p>
          </table:table-cell>
          <table:table-cell office:value-type="float" office:value="0.0001341761" calcext:value-type="float">
            <text:p>0.0001341761</text:p>
          </table:table-cell>
          <table:table-cell office:value-type="float" office:value="0.000276077" calcext:value-type="float">
            <text:p>0.000276077</text:p>
          </table:table-cell>
          <table:table-cell office:value-type="float" office:value="0.0001009811" calcext:value-type="float">
            <text:p>0.0001009811</text:p>
          </table:table-cell>
          <table:table-cell office:value-type="float" office:value="-0.0002601579" calcext:value-type="float">
            <text:p>-0.0002601579</text:p>
          </table:table-cell>
          <table:table-cell office:value-type="float" office:value="0.0009791542" calcext:value-type="float">
            <text:p>0.0009791542</text:p>
          </table:table-cell>
          <table:table-cell office:value-type="float" office:value="-0.0006716041" calcext:value-type="float">
            <text:p>-0.0006716041</text:p>
          </table:table-cell>
          <table:table-cell office:value-type="float" office:value="-0.000409971" calcext:value-type="float">
            <text:p>-0.0004099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5661" calcext:value-type="float">
            <text:p>0.01075661</text:p>
          </table:table-cell>
          <table:table-cell table:number-columns-repeated="16"/>
        </table:table-row>
        <table:table-row table:style-name="ro1">
          <table:table-cell office:value-type="float" office:value="0.9638105" calcext:value-type="float">
            <text:p>0.9638105</text:p>
          </table:table-cell>
          <table:table-cell office:value-type="float" office:value="0.02013513" calcext:value-type="float">
            <text:p>0.02013513</text:p>
          </table:table-cell>
          <table:table-cell office:value-type="float" office:value="0.9638105" calcext:value-type="float">
            <text:p>0.9638105</text:p>
          </table:table-cell>
          <table:table-cell office:value-type="float" office:value="0.001128483" calcext:value-type="float">
            <text:p>0.001128483</text:p>
          </table:table-cell>
          <table:table-cell office:value-type="float" office:value="0.0008119623" calcext:value-type="float">
            <text:p>0.0008119623</text:p>
          </table:table-cell>
          <table:table-cell office:value-type="float" office:value="-0.0003056707" calcext:value-type="float">
            <text:p>-0.0003056707</text:p>
          </table:table-cell>
          <table:table-cell office:value-type="float" office:value="-0.0004352884" calcext:value-type="float">
            <text:p>-0.0004352884</text:p>
          </table:table-cell>
          <table:table-cell office:value-type="float" office:value="-0.0007670039" calcext:value-type="float">
            <text:p>-0.0007670039</text:p>
          </table:table-cell>
          <table:table-cell office:value-type="float" office:value="-0.0001608135" calcext:value-type="float">
            <text:p>-0.0001608135</text:p>
          </table:table-cell>
          <table:table-cell office:value-type="float" office:value="0.0004403522" calcext:value-type="float">
            <text:p>0.0004403522</text:p>
          </table:table-cell>
          <table:table-cell office:value-type="float" office:value="-0.001202936" calcext:value-type="float">
            <text:p>-0.001202936</text:p>
          </table:table-cell>
          <table:table-cell office:value-type="float" office:value="-0.0004243435" calcext:value-type="float">
            <text:p>-0.0004243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5872" calcext:value-type="float">
            <text:p>0.01065872</text:p>
          </table:table-cell>
          <table:table-cell table:number-columns-repeated="16"/>
        </table:table-row>
        <table:table-row table:style-name="ro1">
          <table:table-cell office:value-type="float" office:value="0.5304167" calcext:value-type="float">
            <text:p>0.5304167</text:p>
          </table:table-cell>
          <table:table-cell office:value-type="float" office:value="0.2729631" calcext:value-type="float">
            <text:p>0.2729631</text:p>
          </table:table-cell>
          <table:table-cell office:value-type="float" office:value="0.5304167" calcext:value-type="float">
            <text:p>0.5304167</text:p>
          </table:table-cell>
          <table:table-cell office:value-type="float" office:value="0.0004441042" calcext:value-type="float">
            <text:p>0.0004441042</text:p>
          </table:table-cell>
          <table:table-cell office:value-type="float" office:value="0.0004857721" calcext:value-type="float">
            <text:p>0.0004857721</text:p>
          </table:table-cell>
          <table:table-cell office:value-type="float" office:value="-0.0002338365" calcext:value-type="float">
            <text:p>-0.0002338365</text:p>
          </table:table-cell>
          <table:table-cell office:value-type="float" office:value="-0.0003622848" calcext:value-type="float">
            <text:p>-0.0003622848</text:p>
          </table:table-cell>
          <table:table-cell office:value-type="float" office:value="0.00002598544" calcext:value-type="float">
            <text:p>2.598544E-05</text:p>
          </table:table-cell>
          <table:table-cell office:value-type="float" office:value="-0.0003978394" calcext:value-type="float">
            <text:p>-0.0003978394</text:p>
          </table:table-cell>
          <table:table-cell office:value-type="float" office:value="0.001130765" calcext:value-type="float">
            <text:p>0.001130765</text:p>
          </table:table-cell>
          <table:table-cell office:value-type="float" office:value="-0.0005323167" calcext:value-type="float">
            <text:p>-0.0005323167</text:p>
          </table:table-cell>
          <table:table-cell office:value-type="float" office:value="-0.0004076726" calcext:value-type="float">
            <text:p>-0.0004076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3168" calcext:value-type="float">
            <text:p>0.01063168</text:p>
          </table:table-cell>
          <table:table-cell table:number-columns-repeated="16"/>
        </table:table-row>
        <table:table-row table:style-name="ro1">
          <table:table-cell office:value-type="float" office:value="0.4002662" calcext:value-type="float">
            <text:p>0.4002662</text:p>
          </table:table-cell>
          <table:table-cell office:value-type="float" office:value="0.3686903" calcext:value-type="float">
            <text:p>0.3686903</text:p>
          </table:table-cell>
          <table:table-cell office:value-type="float" office:value="0.4002662" calcext:value-type="float">
            <text:p>0.4002662</text:p>
          </table:table-cell>
          <table:table-cell office:value-type="float" office:value="0.0009571313" calcext:value-type="float">
            <text:p>0.0009571313</text:p>
          </table:table-cell>
          <table:table-cell office:value-type="float" office:value="0.0004803326" calcext:value-type="float">
            <text:p>0.0004803326</text:p>
          </table:table-cell>
          <table:table-cell office:value-type="float" office:value="-0.0002606199" calcext:value-type="float">
            <text:p>-0.0002606199</text:p>
          </table:table-cell>
          <table:table-cell office:value-type="float" office:value="-0.0005373207" calcext:value-type="float">
            <text:p>-0.0005373207</text:p>
          </table:table-cell>
          <table:table-cell office:value-type="float" office:value="-0.000003545138" calcext:value-type="float">
            <text:p>-3.545138E-06</text:p>
          </table:table-cell>
          <table:table-cell office:value-type="float" office:value="-0.0003220088" calcext:value-type="float">
            <text:p>-0.0003220088</text:p>
          </table:table-cell>
          <table:table-cell office:value-type="float" office:value="0.0005786233" calcext:value-type="float">
            <text:p>0.0005786233</text:p>
          </table:table-cell>
          <table:table-cell office:value-type="float" office:value="-0.0006267918" calcext:value-type="float">
            <text:p>-0.0006267918</text:p>
          </table:table-cell>
          <table:table-cell office:value-type="float" office:value="-0.0004171099" calcext:value-type="float">
            <text:p>-0.00041710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2466" calcext:value-type="float">
            <text:p>0.01062466</text:p>
          </table:table-cell>
          <table:table-cell table:number-columns-repeated="16"/>
        </table:table-row>
        <table:table-row table:style-name="ro1">
          <table:table-cell office:value-type="float" office:value="0.1372883" calcext:value-type="float">
            <text:p>0.1372883</text:p>
          </table:table-cell>
          <table:table-cell office:value-type="float" office:value="0.6324958" calcext:value-type="float">
            <text:p>0.6324958</text:p>
          </table:table-cell>
          <table:table-cell office:value-type="float" office:value="0.1372883" calcext:value-type="float">
            <text:p>0.1372883</text:p>
          </table:table-cell>
          <table:table-cell office:value-type="float" office:value="0.0005292192" calcext:value-type="float">
            <text:p>0.0005292192</text:p>
          </table:table-cell>
          <table:table-cell office:value-type="float" office:value="0.0004051436" calcext:value-type="float">
            <text:p>0.0004051436</text:p>
          </table:table-cell>
          <table:table-cell office:value-type="float" office:value="-0.0003883854" calcext:value-type="float">
            <text:p>-0.0003883854</text:p>
          </table:table-cell>
          <table:table-cell office:value-type="float" office:value="-0.0006795123" calcext:value-type="float">
            <text:p>-0.0006795123</text:p>
          </table:table-cell>
          <table:table-cell office:value-type="float" office:value="-0.001384066" calcext:value-type="float">
            <text:p>-0.001384066</text:p>
          </table:table-cell>
          <table:table-cell office:value-type="float" office:value="-0.0003346896" calcext:value-type="float">
            <text:p>-0.0003346896</text:p>
          </table:table-cell>
          <table:table-cell office:value-type="float" office:value="0.0004779878" calcext:value-type="float">
            <text:p>0.0004779878</text:p>
          </table:table-cell>
          <table:table-cell office:value-type="float" office:value="-0.001070192" calcext:value-type="float">
            <text:p>-0.001070192</text:p>
          </table:table-cell>
          <table:table-cell office:value-type="float" office:value="-0.000479381" calcext:value-type="float">
            <text:p>-0.000479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4418" calcext:value-type="float">
            <text:p>0.01044418</text:p>
          </table:table-cell>
          <table:table-cell table:number-columns-repeated="16"/>
        </table:table-row>
        <table:table-row table:style-name="ro1">
          <table:table-cell office:value-type="float" office:value="0.8826857" calcext:value-type="float">
            <text:p>0.8826857</text:p>
          </table:table-cell>
          <table:table-cell office:value-type="float" office:value="0.06176402" calcext:value-type="float">
            <text:p>0.06176402</text:p>
          </table:table-cell>
          <table:table-cell office:value-type="float" office:value="0.8826857" calcext:value-type="float">
            <text:p>0.8826857</text:p>
          </table:table-cell>
          <table:table-cell office:value-type="float" office:value="0.001037676" calcext:value-type="float">
            <text:p>0.001037676</text:p>
          </table:table-cell>
          <table:table-cell office:value-type="float" office:value="0.0003992745" calcext:value-type="float">
            <text:p>0.0003992745</text:p>
          </table:table-cell>
          <table:table-cell office:value-type="float" office:value="0.0001285625" calcext:value-type="float">
            <text:p>0.0001285625</text:p>
          </table:table-cell>
          <table:table-cell office:value-type="float" office:value="-0.001079212" calcext:value-type="float">
            <text:p>-0.001079212</text:p>
          </table:table-cell>
          <table:table-cell office:value-type="float" office:value="0.000003868245" calcext:value-type="float">
            <text:p>3.868245E-06</text:p>
          </table:table-cell>
          <table:table-cell office:value-type="float" office:value="-0.0001663306" calcext:value-type="float">
            <text:p>-0.0001663306</text:p>
          </table:table-cell>
          <table:table-cell office:value-type="float" office:value="0.0003346028" calcext:value-type="float">
            <text:p>0.0003346028</text:p>
          </table:table-cell>
          <table:table-cell office:value-type="float" office:value="-0.0006198269" calcext:value-type="float">
            <text:p>-0.0006198269</text:p>
          </table:table-cell>
          <table:table-cell office:value-type="float" office:value="-0.0003238675" calcext:value-type="float">
            <text:p>-0.0003238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1461" calcext:value-type="float">
            <text:p>0.01041461</text:p>
          </table:table-cell>
          <table:table-cell table:number-columns-repeated="16"/>
        </table:table-row>
        <table:table-row table:style-name="ro1">
          <table:table-cell office:value-type="float" office:value="0.4166894" calcext:value-type="float">
            <text:p>0.4166894</text:p>
          </table:table-cell>
          <table:table-cell office:value-type="float" office:value="0.356245" calcext:value-type="float">
            <text:p>0.356245</text:p>
          </table:table-cell>
          <table:table-cell office:value-type="float" office:value="0.4166894" calcext:value-type="float">
            <text:p>0.4166894</text:p>
          </table:table-cell>
          <table:table-cell office:value-type="float" office:value="0.0009557594" calcext:value-type="float">
            <text:p>0.0009557594</text:p>
          </table:table-cell>
          <table:table-cell office:value-type="float" office:value="0.0004051436" calcext:value-type="float">
            <text:p>0.0004051436</text:p>
          </table:table-cell>
          <table:table-cell office:value-type="float" office:value="-0.0002605534" calcext:value-type="float">
            <text:p>-0.0002605534</text:p>
          </table:table-cell>
          <table:table-cell office:value-type="float" office:value="-0.0006795123" calcext:value-type="float">
            <text:p>-0.0006795123</text:p>
          </table:table-cell>
          <table:table-cell office:value-type="float" office:value="-0.000870895" calcext:value-type="float">
            <text:p>-0.000870895</text:p>
          </table:table-cell>
          <table:table-cell office:value-type="float" office:value="-0.0003320981" calcext:value-type="float">
            <text:p>-0.0003320981</text:p>
          </table:table-cell>
          <table:table-cell office:value-type="float" office:value="0.0004779878" calcext:value-type="float">
            <text:p>0.0004779878</text:p>
          </table:table-cell>
          <table:table-cell office:value-type="float" office:value="-0.0005929609" calcext:value-type="float">
            <text:p>-0.0005929609</text:p>
          </table:table-cell>
          <table:table-cell office:value-type="float" office:value="-0.000479381" calcext:value-type="float">
            <text:p>-0.000479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14038" calcext:value-type="float">
            <text:p>0.01014038</text:p>
          </table:table-cell>
          <table:table-cell table:number-columns-repeated="16"/>
        </table:table-row>
        <table:table-row table:style-name="ro1">
          <table:table-cell office:value-type="float" office:value="0.5466142" calcext:value-type="float">
            <text:p>0.5466142</text:p>
          </table:table-cell>
          <table:table-cell office:value-type="float" office:value="0.2626469" calcext:value-type="float">
            <text:p>0.2626469</text:p>
          </table:table-cell>
          <table:table-cell office:value-type="float" office:value="0.5466142" calcext:value-type="float">
            <text:p>0.5466142</text:p>
          </table:table-cell>
          <table:table-cell office:value-type="float" office:value="0.001232709" calcext:value-type="float">
            <text:p>0.001232709</text:p>
          </table:table-cell>
          <table:table-cell office:value-type="float" office:value="0.0004632395" calcext:value-type="float">
            <text:p>0.0004632395</text:p>
          </table:table-cell>
          <table:table-cell office:value-type="float" office:value="0.0001257636" calcext:value-type="float">
            <text:p>0.0001257636</text:p>
          </table:table-cell>
          <table:table-cell office:value-type="float" office:value="0.0001601227" calcext:value-type="float">
            <text:p>0.0001601227</text:p>
          </table:table-cell>
          <table:table-cell office:value-type="float" office:value="-0.00002924377" calcext:value-type="float">
            <text:p>-2.924377E-05</text:p>
          </table:table-cell>
          <table:table-cell office:value-type="float" office:value="0.00007681946" calcext:value-type="float">
            <text:p>7.681946E-05</text:p>
          </table:table-cell>
          <table:table-cell office:value-type="float" office:value="0.001255652" calcext:value-type="float">
            <text:p>0.001255652</text:p>
          </table:table-cell>
          <table:table-cell office:value-type="float" office:value="-0.0006485621" calcext:value-type="float">
            <text:p>-0.0006485621</text:p>
          </table:table-cell>
          <table:table-cell office:value-type="float" office:value="-0.0004392463" calcext:value-type="float">
            <text:p>-0.0004392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20305" calcext:value-type="float">
            <text:p>0.009920305</text:p>
          </table:table-cell>
          <table:table-cell table:number-columns-repeated="16"/>
        </table:table-row>
        <table:table-row table:style-name="ro1">
          <table:table-cell office:value-type="float" office:value="0.5538997" calcext:value-type="float">
            <text:p>0.5538997</text:p>
          </table:table-cell>
          <table:table-cell office:value-type="float" office:value="0.2581786" calcext:value-type="float">
            <text:p>0.2581786</text:p>
          </table:table-cell>
          <table:table-cell office:value-type="float" office:value="0.5538997" calcext:value-type="float">
            <text:p>0.5538997</text:p>
          </table:table-cell>
          <table:table-cell office:value-type="float" office:value="0.0005533286" calcext:value-type="float">
            <text:p>0.0005533286</text:p>
          </table:table-cell>
          <table:table-cell office:value-type="float" office:value="0.0003451597" calcext:value-type="float">
            <text:p>0.0003451597</text:p>
          </table:table-cell>
          <table:table-cell office:value-type="float" office:value="-0.0003650849" calcext:value-type="float">
            <text:p>-0.0003650849</text:p>
          </table:table-cell>
          <table:table-cell office:value-type="float" office:value="-0.001096015" calcext:value-type="float">
            <text:p>-0.001096015</text:p>
          </table:table-cell>
          <table:table-cell office:value-type="float" office:value="-0.00002924377" calcext:value-type="float">
            <text:p>-2.924377E-05</text:p>
          </table:table-cell>
          <table:table-cell office:value-type="float" office:value="-0.000389405" calcext:value-type="float">
            <text:p>-0.000389405</text:p>
          </table:table-cell>
          <table:table-cell office:value-type="float" office:value="0.001255652" calcext:value-type="float">
            <text:p>0.001255652</text:p>
          </table:table-cell>
          <table:table-cell office:value-type="float" office:value="-0.001072402" calcext:value-type="float">
            <text:p>-0.001072402</text:p>
          </table:table-cell>
          <table:table-cell office:value-type="float" office:value="-0.0004894689" calcext:value-type="float">
            <text:p>-0.0004894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68824" calcext:value-type="float">
            <text:p>0.00966882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44:23.520005805</dc:date>
    <meta:editing-duration>PT37S</meta:editing-duration>
    <meta:editing-cycles>1</meta:editing-cycles>
    <meta:document-statistic meta:table-count="1" meta:cell-count="15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3.731cm" svg:y="4.204cm" style:legend-expansion="high" chart:style-name="ch2"/>
        <chart:plot-area chart:style-name="ch3" table:cell-range-address="best_pop.A3:best_pop.B102" svg:x="0.319cm" svg:y="0.18cm" svg:width="13.093cm" svg:height="8.646cm">
          <chartooo:coordinate-region svg:x="1.046cm" svg:y="0.379cm" svg:width="12.12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96917E-017">
                <text:p>2.696917E-017</text:p>
                <draw:g>
                  <svg:desc>best_pop.A3:best_pop.A102</svg:desc>
                </draw:g>
              </table:table-cell>
              <table:table-cell office:value-type="float" office:value="1.252513">
                <text:p>1.252513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8239">
                <text:p>0.9998239</text:p>
              </table:table-cell>
              <table:table-cell office:value-type="float" office:value="0.001694763">
                <text:p>0.001694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522468">
                <text:p>0.000008522468</text:p>
              </table:table-cell>
              <table:table-cell office:value-type="float" office:value="0.9981758">
                <text:p>0.9981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15218">
                <text:p>0.08715218</text:p>
              </table:table-cell>
              <table:table-cell office:value-type="float" office:value="0.7079673">
                <text:p>0.7079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64437">
                <text:p>0.8964437</text:p>
              </table:table-cell>
              <table:table-cell office:value-type="float" office:value="0.05521015">
                <text:p>0.05521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8031">
                <text:p>0.2448031</text:p>
              </table:table-cell>
              <table:table-cell office:value-type="float" office:value="0.5063409">
                <text:p>0.5063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0393">
                <text:p>0.2040393</text:p>
              </table:table-cell>
              <table:table-cell office:value-type="float" office:value="0.550009">
                <text:p>0.55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79676">
                <text:p>0.3179676</text:p>
              </table:table-cell>
              <table:table-cell office:value-type="float" office:value="0.4368838">
                <text:p>0.4368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01608">
                <text:p>0.1801608</text:p>
              </table:table-cell>
              <table:table-cell office:value-type="float" office:value="0.5775763">
                <text:p>0.5775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48582">
                <text:p>0.7648582</text:p>
              </table:table-cell>
              <table:table-cell office:value-type="float" office:value="0.1269363">
                <text:p>0.1269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11108">
                <text:p>0.7811108</text:p>
              </table:table-cell>
              <table:table-cell office:value-type="float" office:value="0.1176409">
                <text:p>0.1176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456318">
                <text:p>0.07456318</text:p>
              </table:table-cell>
              <table:table-cell office:value-type="float" office:value="0.728392">
                <text:p>0.728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01222">
                <text:p>0.02201222</text:p>
              </table:table-cell>
              <table:table-cell office:value-type="float" office:value="0.8544472">
                <text:p>0.8544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14231">
                <text:p>0.06714231</text:p>
              </table:table-cell>
              <table:table-cell office:value-type="float" office:value="0.742814">
                <text:p>0.742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636627">
                <text:p>0.05636627</text:p>
              </table:table-cell>
              <table:table-cell office:value-type="float" office:value="0.7643594">
                <text:p>0.764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85911">
                <text:p>0.8585911</text:p>
              </table:table-cell>
              <table:table-cell office:value-type="float" office:value="0.07417389">
                <text:p>0.07417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37576">
                <text:p>0.1937576</text:p>
              </table:table-cell>
              <table:table-cell office:value-type="float" office:value="0.5626154">
                <text:p>0.5626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77421">
                <text:p>0.4677421</text:p>
              </table:table-cell>
              <table:table-cell office:value-type="float" office:value="0.3169641">
                <text:p>0.3169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161">
                <text:p>0.28161</text:p>
              </table:table-cell>
              <table:table-cell office:value-type="float" office:value="0.4718147">
                <text:p>0.4718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13069">
                <text:p>0.713069</text:p>
              </table:table-cell>
              <table:table-cell office:value-type="float" office:value="0.1573083">
                <text:p>0.1573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89896">
                <text:p>0.04189896</text:p>
              </table:table-cell>
              <table:table-cell office:value-type="float" office:value="0.798205">
                <text:p>0.798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971115">
                <text:p>0.04971115</text:p>
              </table:table-cell>
              <table:table-cell office:value-type="float" office:value="0.7795685">
                <text:p>0.7795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78605">
                <text:p>0.1678605</text:p>
              </table:table-cell>
              <table:table-cell office:value-type="float" office:value="0.5919718">
                <text:p>0.5919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12683">
                <text:p>0.1012683</text:p>
              </table:table-cell>
              <table:table-cell office:value-type="float" office:value="0.6841597">
                <text:p>0.6841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3783">
                <text:p>0.983783</text:p>
              </table:table-cell>
              <table:table-cell office:value-type="float" office:value="0.009629926">
                <text:p>0.009629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93797">
                <text:p>0.2293797</text:p>
              </table:table-cell>
              <table:table-cell office:value-type="float" office:value="0.5225853">
                <text:p>0.5225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95222">
                <text:p>0.6095222</text:p>
              </table:table-cell>
              <table:table-cell office:value-type="float" office:value="0.2214362">
                <text:p>0.2214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29239">
                <text:p>0.6429239</text:p>
              </table:table-cell>
              <table:table-cell office:value-type="float" office:value="0.1997294">
                <text:p>0.1997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40863">
                <text:p>0.7240863</text:p>
              </table:table-cell>
              <table:table-cell office:value-type="float" office:value="0.1505552">
                <text:p>0.1505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74514">
                <text:p>0.4474514</text:p>
              </table:table-cell>
              <table:table-cell office:value-type="float" office:value="0.3327024">
                <text:p>0.33270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860249">
                <text:p>0.001860249</text:p>
              </table:table-cell>
              <table:table-cell office:value-type="float" office:value="0.9581376">
                <text:p>0.9581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41359">
                <text:p>0.6941359</text:p>
              </table:table-cell>
              <table:table-cell office:value-type="float" office:value="0.1689182">
                <text:p>0.168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01931">
                <text:p>0.4801931</text:p>
              </table:table-cell>
              <table:table-cell office:value-type="float" office:value="0.3090069">
                <text:p>0.3090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26539">
                <text:p>0.4926539</text:p>
              </table:table-cell>
              <table:table-cell office:value-type="float" office:value="0.300257">
                <text:p>0.300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3112">
                <text:p>0.363112</text:p>
              </table:table-cell>
              <table:table-cell office:value-type="float" office:value="0.3991624">
                <text:p>0.3991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08718">
                <text:p>0.3008718</text:p>
              </table:table-cell>
              <table:table-cell office:value-type="float" office:value="0.4540124">
                <text:p>0.4540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77214">
                <text:p>0.7477214</text:p>
              </table:table-cell>
              <table:table-cell office:value-type="float" office:value="0.1370946">
                <text:p>0.1370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178161">
                <text:p>0.004178161</text:p>
              </table:table-cell>
              <table:table-cell office:value-type="float" office:value="0.9363268">
                <text:p>0.9363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88941">
                <text:p>0.2588941</text:p>
              </table:table-cell>
              <table:table-cell office:value-type="float" office:value="0.4924065">
                <text:p>0.4924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078327">
                <text:p>0.01078327</text:p>
              </table:table-cell>
              <table:table-cell office:value-type="float" office:value="0.8990628">
                <text:p>0.89906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00652">
                <text:p>0.1200652</text:p>
              </table:table-cell>
              <table:table-cell office:value-type="float" office:value="0.6551479">
                <text:p>0.6551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92506">
                <text:p>0.1292506</text:p>
              </table:table-cell>
              <table:table-cell office:value-type="float" office:value="0.642029">
                <text:p>0.6420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43118">
                <text:p>0.5743118</text:p>
              </table:table-cell>
              <table:table-cell office:value-type="float" office:value="0.2434938">
                <text:p>0.2434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41149">
                <text:p>0.3741149</text:p>
              </table:table-cell>
              <table:table-cell office:value-type="float" office:value="0.3901857">
                <text:p>0.3901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47023">
                <text:p>0.5947023</text:p>
              </table:table-cell>
              <table:table-cell office:value-type="float" office:value="0.2307913">
                <text:p>0.2307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33802">
                <text:p>0.1133802</text:p>
              </table:table-cell>
              <table:table-cell office:value-type="float" office:value="0.666546">
                <text:p>0.666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94497">
                <text:p>0.3294497</text:p>
              </table:table-cell>
              <table:table-cell office:value-type="float" office:value="0.4279792">
                <text:p>0.42797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92311">
                <text:p>0.7392311</text:p>
              </table:table-cell>
              <table:table-cell office:value-type="float" office:value="0.1417046">
                <text:p>0.1417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43309">
                <text:p>0.3843309</text:p>
              </table:table-cell>
              <table:table-cell office:value-type="float" office:value="0.3818255">
                <text:p>0.3818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466168">
                <text:p>0.0005466168</text:p>
              </table:table-cell>
              <table:table-cell office:value-type="float" office:value="0.9797586">
                <text:p>0.97975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96006">
                <text:p>0.6296006</text:p>
              </table:table-cell>
              <table:table-cell office:value-type="float" office:value="0.2079789">
                <text:p>0.20797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09741">
                <text:p>0.8409741</text:p>
              </table:table-cell>
              <table:table-cell office:value-type="float" office:value="0.08416006">
                <text:p>0.08416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75107">
                <text:p>0.6775107</text:p>
              </table:table-cell>
              <table:table-cell office:value-type="float" office:value="0.1779802">
                <text:p>0.1779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519265">
                <text:p>0.4519265</text:p>
              </table:table-cell>
              <table:table-cell office:value-type="float" office:value="0.3296311">
                <text:p>0.3296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44202">
                <text:p>0.1444202</text:p>
              </table:table-cell>
              <table:table-cell office:value-type="float" office:value="0.6224021">
                <text:p>0.6224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980132">
                <text:p>0.7980132</text:p>
              </table:table-cell>
              <table:table-cell office:value-type="float" office:value="0.1080418">
                <text:p>0.10804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547903">
                <text:p>0.03547903</text:p>
              </table:table-cell>
              <table:table-cell office:value-type="float" office:value="0.8147708">
                <text:p>0.8147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04758">
                <text:p>0.3404758</text:p>
              </table:table-cell>
              <table:table-cell office:value-type="float" office:value="0.4219895">
                <text:p>0.4219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735282">
                <text:p>0.8735282</text:p>
              </table:table-cell>
              <table:table-cell office:value-type="float" office:value="0.06650513">
                <text:p>0.0665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681738">
                <text:p>0.02681738</text:p>
              </table:table-cell>
              <table:table-cell office:value-type="float" office:value="0.8388451">
                <text:p>0.8388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22122">
                <text:p>0.9222122</text:p>
              </table:table-cell>
              <table:table-cell office:value-type="float" office:value="0.04159414">
                <text:p>0.04159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82702">
                <text:p>0.4282702</text:p>
              </table:table-cell>
              <table:table-cell office:value-type="float" office:value="0.3480482">
                <text:p>0.34804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79375">
                <text:p>0.9379375</text:p>
              </table:table-cell>
              <table:table-cell office:value-type="float" office:value="0.03403387">
                <text:p>0.034033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04079">
                <text:p>0.6204079</text:p>
              </table:table-cell>
              <table:table-cell office:value-type="float" office:value="0.2137905">
                <text:p>0.2137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63776">
                <text:p>0.5863776</text:p>
              </table:table-cell>
              <table:table-cell office:value-type="float" office:value="0.2359887">
                <text:p>0.23598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44429">
                <text:p>0.6644429</text:p>
              </table:table-cell>
              <table:table-cell office:value-type="float" office:value="0.1863125">
                <text:p>0.186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15868">
                <text:p>0.01415868</text:p>
              </table:table-cell>
              <table:table-cell office:value-type="float" office:value="0.882626">
                <text:p>0.882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51768">
                <text:p>0.1551768</text:p>
              </table:table-cell>
              <table:table-cell office:value-type="float" office:value="0.6072375">
                <text:p>0.6072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3411">
                <text:p>0.523411</text:p>
              </table:table-cell>
              <table:table-cell office:value-type="float" office:value="0.2778751">
                <text:p>0.27787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110739">
                <text:p>0.5110739</text:p>
              </table:table-cell>
              <table:table-cell office:value-type="float" office:value="0.2865093">
                <text:p>0.28650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44723">
                <text:p>0.5044723</text:p>
              </table:table-cell>
              <table:table-cell office:value-type="float" office:value="0.29187">
                <text:p>0.291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686449">
                <text:p>0.9686449</text:p>
              </table:table-cell>
              <table:table-cell office:value-type="float" office:value="0.01692923">
                <text:p>0.01692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134006">
                <text:p>0.03134006</text:p>
              </table:table-cell>
              <table:table-cell office:value-type="float" office:value="0.825954">
                <text:p>0.8259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697108">
                <text:p>0.2697108</text:p>
              </table:table-cell>
              <table:table-cell office:value-type="float" office:value="0.4821269">
                <text:p>0.48212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00062">
                <text:p>0.8200062</text:p>
              </table:table-cell>
              <table:table-cell office:value-type="float" office:value="0.09600029">
                <text:p>0.09600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37723">
                <text:p>0.9537723</text:p>
              </table:table-cell>
              <table:table-cell office:value-type="float" office:value="0.02498735">
                <text:p>0.02498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54086">
                <text:p>0.2954086</text:p>
              </table:table-cell>
              <table:table-cell office:value-type="float" office:value="0.4584423">
                <text:p>0.4584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22122">
                <text:p>0.9222122</text:p>
              </table:table-cell>
              <table:table-cell office:value-type="float" office:value="0.04159414">
                <text:p>0.04159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43577">
                <text:p>0.3943577</text:p>
              </table:table-cell>
              <table:table-cell office:value-type="float" office:value="0.3729739">
                <text:p>0.3729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73835">
                <text:p>0.4073835</text:p>
              </table:table-cell>
              <table:table-cell office:value-type="float" office:value="0.3626907">
                <text:p>0.36269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49408">
                <text:p>0.1049408</text:p>
              </table:table-cell>
              <table:table-cell office:value-type="float" office:value="0.6792925">
                <text:p>0.6792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90962">
                <text:p>0.1590962</text:p>
              </table:table-cell>
              <table:table-cell office:value-type="float" office:value="0.6028003">
                <text:p>0.6028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24036">
                <text:p>0.3524036</text:p>
              </table:table-cell>
              <table:table-cell office:value-type="float" office:value="0.4100025">
                <text:p>0.4100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67398">
                <text:p>0.6867398</text:p>
              </table:table-cell>
              <table:table-cell office:value-type="float" office:value="0.1722629">
                <text:p>0.17226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34571">
                <text:p>0.5634571</text:p>
              </table:table-cell>
              <table:table-cell office:value-type="float" office:value="0.2514738">
                <text:p>0.2514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139618">
                <text:p>0.8139618</text:p>
              </table:table-cell>
              <table:table-cell office:value-type="float" office:value="0.09939871">
                <text:p>0.099398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442846">
                <text:p>0.9442846</text:p>
              </table:table-cell>
              <table:table-cell office:value-type="float" office:value="0.0299146">
                <text:p>0.02991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037791">
                <text:p>0.8037791</text:p>
              </table:table-cell>
              <table:table-cell office:value-type="float" office:value="0.1049235">
                <text:p>0.1049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75867">
                <text:p>0.9975867</text:p>
              </table:table-cell>
              <table:table-cell office:value-type="float" office:value="0.002815913">
                <text:p>0.0028159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3262">
                <text:p>0.833262</text:p>
              </table:table-cell>
              <table:table-cell office:value-type="float" office:value="0.0891474">
                <text:p>0.0891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554093">
                <text:p>0.6554093</text:p>
              </table:table-cell>
              <table:table-cell office:value-type="float" office:value="0.1917161">
                <text:p>0.1917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86609">
                <text:p>0.3486609</text:p>
              </table:table-cell>
              <table:table-cell office:value-type="float" office:value="0.41107">
                <text:p>0.41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38105">
                <text:p>0.9638105</text:p>
              </table:table-cell>
              <table:table-cell office:value-type="float" office:value="0.02013513">
                <text:p>0.02013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304167">
                <text:p>0.5304167</text:p>
              </table:table-cell>
              <table:table-cell office:value-type="float" office:value="0.2729631">
                <text:p>0.2729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02662">
                <text:p>0.4002662</text:p>
              </table:table-cell>
              <table:table-cell office:value-type="float" office:value="0.3686903">
                <text:p>0.36869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72883">
                <text:p>0.1372883</text:p>
              </table:table-cell>
              <table:table-cell office:value-type="float" office:value="0.6324958">
                <text:p>0.63249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826857">
                <text:p>0.8826857</text:p>
              </table:table-cell>
              <table:table-cell office:value-type="float" office:value="0.06176402">
                <text:p>0.061764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166894">
                <text:p>0.4166894</text:p>
              </table:table-cell>
              <table:table-cell office:value-type="float" office:value="0.356245">
                <text:p>0.356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466142">
                <text:p>0.5466142</text:p>
              </table:table-cell>
              <table:table-cell office:value-type="float" office:value="0.2626469">
                <text:p>0.26264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538997">
                <text:p>0.5538997</text:p>
              </table:table-cell>
              <table:table-cell office:value-type="float" office:value="0.2581786">
                <text:p>0.2581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